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solid" draw:fill-color="#ffcc99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solid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106cm" svg:stroke-color="#008000" draw:marker-end="msArrowStealthEnd_20_9" draw:marker-end-width="0.53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dash" draw:stroke-dash="Dash_20_2" svg:stroke-width="0.106cm" svg:stroke-color="#cc66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106cm" svg:stroke-color="#008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none" draw:fill="solid" draw:fill-color="#ffcc99" draw:opacity="50%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solid" draw:fill-color="#ffe0c1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0066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solid" svg:stroke-width="0.026cm" svg:stroke-color="#ff0000" draw:marker-start="Arrowheads_20_1" draw:marker-start-width="0.21cm" draw:marker-start-center="false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solid" svg:stroke-width="0.026cm" svg:stroke-color="#ff0000" draw:marker-start="Arrowheads_20_3" draw:marker-start-width="0.21cm" draw:marker-start-center="false" draw:marker-end="Arrowheads_20_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visible-area-left="0cm" draw:visible-area-top="0cm" draw:visible-area-width="8.537cm" draw:visible-area-height="1.27cm" draw:ole-draw-aspect="1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solid" svg:stroke-width="0.079cm" svg:stroke-color="#669900" draw:marker-end="msArrowStealthEnd_20_5" draw:marker-end-width="0.237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none" draw:fill="none" draw:fill-color="#33ccff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solid" svg:stroke-width="0.079cm" svg:stroke-color="#cc3300" draw:stroke-linejoin="miter" draw:fill="solid" draw:fill-color="#0066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solid" svg:stroke-width="0.079cm" svg:stroke-color="#cc33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solid" svg:stroke-width="0.026cm" svg:stroke-color="#0066ff" draw:marker-start="Arrowheads_20_5" draw:marker-start-width="0.21cm" draw:marker-start-center="false" draw:marker-end="Arrowheads_20_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solid" svg:stroke-width="0.026cm" svg:stroke-color="#0066ff" draw:marker-start="Arrowheads_20_7" draw:marker-start-width="0.21cm" draw:marker-start-center="false" draw:marker-end="Arrowheads_20_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solid" svg:stroke-width="0.079cm" svg:stroke-color="#cc3300" draw:stroke-linejoin="miter" draw:fill="solid" draw:fill-color="#ff0066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draw:stroke="solid" svg:stroke-width="0.079cm" svg:stroke-color="#cc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solid" svg:stroke-width="0.079cm" svg:stroke-color="#669900" draw:stroke-linejoin="miter" draw:fill="solid" draw:fill-color="#0066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>
      <style:graphic-properties draw:stroke="solid" svg:stroke-width="0.079cm" svg:stroke-color="#6699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>
      <style:graphic-properties draw:stroke="solid" svg:stroke-width="0.079cm" svg:stroke-color="#669900" draw:stroke-linejoin="miter" draw:fill="solid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4" style:family="graphic" style:parent-style-name="standard">
      <style:graphic-properties draw:stroke="solid" svg:stroke-width="0.079cm" svg:stroke-color="#66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>
      <style:graphic-properties draw:stroke="solid" svg:stroke-width="0.079cm" svg:stroke-color="#ffcc99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6" style:family="graphic" style:parent-style-name="standard">
      <style:graphic-properties draw:stroke="solid" svg:stroke-width="0.079cm" svg:stroke-color="#ffcc99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>
      <style:graphic-properties draw:stroke="solid" svg:stroke-width="0.079cm" svg:stroke-color="#ffcc99" draw:stroke-linejoin="miter" draw:fill="solid" draw:fill-color="#ff99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>
      <style:graphic-properties draw:stroke="solid" svg:stroke-width="0.079cm" svg:stroke-color="#ffcc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>
      <style:graphic-properties draw:stroke="solid" svg:stroke-width="0.106cm" svg:stroke-color="#a0e236" draw:marker-end="msArrowStealthEnd_20_9" draw:marker-end-width="0.53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>
      <style:graphic-properties draw:stroke="dash" draw:stroke-dash="Dash_20_3" svg:stroke-width="0.026cm" svg:stroke-color="#8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>
      <style:graphic-properties draw:stroke="none" draw:fill="none" draw:fill-color="#99ccff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>
      <style:graphic-properties draw:stroke="dash" draw:stroke-dash="Dash_20_2" svg:stroke-width="0.106cm" svg:stroke-color="#0066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>
      <style:graphic-properties draw:stroke="dash" draw:stroke-dash="Dash_20_4" svg:stroke-width="0.053cm" svg:stroke-color="#000000" draw:marker-end="Arrowheads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>
      <style:graphic-properties draw:stroke="dash" draw:stroke-dash="Dash_20_4" svg:stroke-width="0.053cm" svg:stroke-color="#000000" draw:marker-end="Arrowheads_20_10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>
      <style:graphic-properties draw:stroke="none" draw:fill="solid" draw:fill-color="#ffff66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6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7" style:family="graphic" style:parent-style-name="standard">
      <style:graphic-properties draw:stroke="none" draw:fill="none" draw:fill-color="#ffcc99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48" style:family="graphic" style:parent-style-name="standard">
      <style:graphic-properties draw:stroke="none" draw:fill="solid" draw:fill-color="#cfd0ce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1" style:family="graphic" style:parent-style-name="standard">
      <style:graphic-properties draw:stroke="solid" svg:stroke-width="0.212cm" svg:stroke-color="#3399ff" draw:stroke-linejoin="miter" draw:fill="none" draw:fill-color="#66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2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0000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5" style:family="graphic" style:parent-style-name="standard">
      <style:graphic-properties draw:stroke="solid" svg:stroke-width="0.026cm" svg:stroke-color="#0000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99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9" style:family="graphic" style:parent-style-name="standard">
      <style:graphic-properties draw:stroke="solid" svg:stroke-width="0.026cm" svg:stroke-color="#ff99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0" style:family="graphic" style:parent-style-name="standard">
      <style:graphic-properties draw:stroke="solid" svg:stroke-width="0.212cm" svg:stroke-color="#0000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4.4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2.021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3.2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P4" style:family="paragraph">
      <style:paragraph-properties fo:margin-left="0.952cm" fo:margin-right="0cm" fo:margin-top="0.282cm" fo:margin-bottom="0cm" text:enable-numbering="true" fo:text-indent="-0.952cm"/>
    </style:style>
    <style:style style:name="P5" style:family="paragraph">
      <style:paragraph-properties fo:margin-left="2.063cm" fo:margin-right="0cm" fo:margin-top="0.246cm" fo:margin-bottom="0cm" text:enable-numbering="true" fo:text-indent="-0.793cm"/>
    </style:style>
    <style:style style:name="P6" style:family="paragraph">
      <style:paragraph-properties fo:margin-left="2.063cm" fo:margin-right="0cm" fo:margin-top="0.246cm" fo:margin-bottom="0cm" text:enable-numbering="false" fo:text-indent="-0.793cm"/>
    </style:style>
    <style:style style:name="P7" style:family="paragraph">
      <style:paragraph-properties fo:margin-left="0.952cm" fo:margin-right="0cm" fo:margin-top="0.282cm" fo:margin-bottom="0cm" text:enable-numbering="false" fo:text-indent="-0.952cm"/>
    </style:style>
    <style:style style:name="P8" style:family="paragraph">
      <style:paragraph-properties fo:margin-left="0cm" fo:margin-right="0cm" fo:margin-top="0.246cm" fo:margin-bottom="0cm" fo:line-height="100%" fo:text-align="center" text:enable-numbering="false" fo:text-indent="0cm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100%" text:enable-numbering="false" fo:text-indent="0cm"/>
    </style:style>
    <style:style style:name="P11" style:family="paragraph">
      <style:paragraph-properties fo:margin-left="0cm" fo:margin-right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line-height="100%" fo:text-align="center" text:enable-numbering="false" fo:text-indent="0cm"/>
    </style:style>
    <style:style style:name="P13" style:family="paragraph">
      <style:paragraph-properties fo:margin-left="1.693cm" fo:margin-right="0cm" fo:margin-top="0.246cm" fo:margin-bottom="0cm" fo:line-height="90%" text:enable-numbering="false" fo:text-indent="-1.693cm"/>
    </style:style>
    <style:style style:name="P14" style:family="paragraph">
      <style:paragraph-properties fo:margin-left="1.693cm" fo:margin-right="0cm" fo:margin-top="0.246cm" fo:margin-bottom="0cm" fo:line-height="90%" text:enable-numbering="true" fo:text-indent="-1.693cm"/>
    </style:style>
    <style:style style:name="P15" style:family="paragraph">
      <style:paragraph-properties fo:margin-left="1.693cm" fo:margin-right="0cm" fo:margin-top="0.246cm" fo:margin-bottom="0cm" fo:line-height="90%" text:enable-numbering="false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16" style:family="paragraph">
      <style:paragraph-properties fo:margin-left="0.952cm" fo:margin-right="0cm" fo:margin-top="0.282cm" fo:margin-bottom="0cm" fo:line-height="100%" text:enable-numbering="false" fo:text-indent="-0.952cm"/>
    </style:style>
    <style:style style:name="P17" style:family="paragraph">
      <style:paragraph-properties fo:margin-left="0.952cm" fo:margin-right="0cm" fo:margin-top="0.246cm" fo:margin-bottom="0cm" fo:line-height="80%" text:enable-numbering="false" fo:text-indent="-0.952cm"/>
    </style:style>
    <style:style style:name="P18" style:family="paragraph">
      <style:paragraph-properties fo:margin-left="0.952cm" fo:margin-right="0cm" fo:margin-top="0.246cm" fo:margin-bottom="0cm" fo:line-height="80%" text:enable-numbering="false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language="en" fo:country="US" style:language-asian="zh" style:country-asian="TW"/>
    </style:style>
    <style:style style:name="T3" style:family="text">
      <style:text-properties fo:color="#008000" fo:language="en" fo:country="US" style:language-asian="zh" style:country-asian="TW"/>
    </style:style>
    <style:style style:name="T4" style:family="text">
      <style:text-properties fo:color="#008000" fo:language="en" fo:country="US" fo:font-style="italic" style:language-asian="zh" style:country-asian="TW" style:font-style-asian="italic" style:font-style-complex="italic"/>
    </style:style>
    <style:style style:name="T5" style:family="text">
      <style:text-properties fo:color="#00cc00" fo:language="en" fo:country="US" fo:font-style="italic" style:language-asian="zh" style:country-asian="TW" style:font-style-asian="italic" style:font-style-complex="italic"/>
    </style:style>
    <style:style style:name="T6" style:family="text">
      <style:text-properties fo:color="#cc6600" fo:language="en" fo:country="US" style:language-asian="zh" style:country-asian="TW"/>
    </style:style>
    <style:style style:name="T7" style:family="text">
      <style:text-properties fo:color="#cc6600" fo:language="en" fo:country="US" fo:font-style="italic" style:language-asian="zh" style:country-asian="TW" style:font-style-asian="italic" style:font-style-complex="italic"/>
    </style:style>
    <style:style style:name="T8" style:family="text">
      <style:text-properties fo:language="en" fo:country="US" fo:font-style="italic" style:language-asian="zh" style:country-asian="TW" style:font-style-asian="italic" style:font-style-complex="italic"/>
    </style:style>
    <style:style style:name="T9" style:family="text">
      <style:text-properties fo:color="#000000" fo:font-family="'Times New Roman'" style:font-family-generic="roman" style:font-pitch="variable" fo:font-size="28pt" style:font-size-asian="28pt" style:font-size-complex="28pt"/>
    </style:style>
    <style:style style:name="T10" style:family="text">
      <style:text-properties fo:color="#ff0000" fo:font-family="'Times New Roman'" style:font-family-generic="roman" style:font-pitch="variable" fo:font-size="28pt" style:font-size-asian="28pt" style:font-size-complex="28pt"/>
    </style:style>
    <style:style style:name="T11" style:family="text">
      <style:text-properties fo:color="#008000" fo:font-family="'Times New Roman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12" style:family="text">
      <style:text-properties fo:color="#cc6600" fo:font-family="'Times New Roman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8000" fo:font-family="'Times New Roman'" style:font-family-generic="roman" style:font-pitch="variable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family="'Times New Roman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16" style:family="text">
      <style:text-properties fo:color="#cc6600" fo:font-family="'Times New Roman'" style:font-family-generic="roman" style:font-pitch="variable" fo:font-size="24pt" style:font-size-asian="24pt" style:font-size-complex="24pt"/>
    </style:style>
    <style:style style:name="T17" style:family="text">
      <style:text-properties fo:color="#cc6600" fo:font-family="'Times New Roman'" style:font-family-generic="roman" style:font-pitch="variable" fo:font-size="24pt" fo:language="en" fo:country="US" fo:font-style="italic" style:font-size-asian="24pt" style:language-asian="zh" style:country-asian="TW" style:font-style-asian="italic" style:font-size-complex="24pt" style:font-style-complex="italic"/>
    </style:style>
    <style:style style:name="T18" style:family="text">
      <style:text-properties fo:color="#cc6600" fo:font-family="'Times New Roman'" style:font-family-generic="roman" style:font-pitch="variable" fo:font-size="24pt" fo:language="en" fo:country="US" style:font-size-asian="24pt" style:language-asian="zh" style:country-asian="TW" style:font-size-complex="24pt"/>
    </style:style>
    <style:style style:name="T19" style:family="text">
      <style:text-properties fo:color="#008000" fo:font-family="'Times New Roman'" style:font-family-generic="roman" style:font-pitch="variable" fo:font-size="24pt" style:font-size-asian="24pt" style:font-size-complex="24pt"/>
    </style:style>
    <style:style style:name="T20" style:family="text">
      <style:text-properties fo:color="#008000" fo:font-family="'Times New Roman'" style:font-family-generic="roman" style:font-pitch="variable" fo:font-size="24pt" fo:language="en" fo:country="US" fo:font-style="italic" style:font-size-asian="24pt" style:language-asian="zh" style:country-asian="TW" style:font-style-asian="italic" style:font-size-complex="24pt" style:font-style-complex="italic"/>
    </style:style>
    <style:style style:name="T21" style:family="text">
      <style:text-properties fo:color="#008000" fo:font-family="'Times New Roman'" style:font-family-generic="roman" style:font-pitch="variable" fo:font-size="24pt" fo:language="en" fo:country="US" style:font-size-asian="24pt" style:language-asian="zh" style:country-asian="TW" style:font-size-complex="24pt"/>
    </style:style>
    <style:style style:name="T22" style:family="text">
      <style:text-properties fo:font-family="'Times New Roman'" style:font-family-generic="roman" style:font-pitch="variable" fo:font-size="24pt" fo:language="en" fo:country="US" style:font-size-asian="24pt" style:language-asian="zh" style:country-asian="TW" style:font-size-complex="24pt"/>
    </style:style>
    <style:style style:name="T23" style:family="text">
      <style:text-properties fo:font-family="'Times New Roman'" style:font-family-generic="roman" style:font-pitch="variable" fo:font-size="24pt" fo:language="en" fo:country="US" fo:font-style="italic" style:font-size-asian="24pt" style:language-asian="zh" style:country-asian="TW" style:font-style-asian="italic" style:font-size-complex="24pt" style:font-style-complex="italic"/>
    </style:style>
    <style:style style:name="T24" style:family="text">
      <style:text-properties fo:color="#ff0000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808080" fo:font-family="'Times New Roman'" style:font-family-generic="roman" style:font-pitch="variable" fo:font-size="28pt" style:font-size-asian="28pt" style:font-size-complex="28pt"/>
    </style:style>
    <style:style style:name="T28" style:family="text">
      <style:text-properties fo:color="#ff0000" fo:font-family="'Times New Roman'" style:font-family-generic="roman" style:font-pitch="variable" fo:font-size="24pt" style:font-size-asian="24pt" style:font-size-complex="24pt"/>
    </style:style>
    <style:style style:name="T29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30" style:family="text">
      <style:text-properties fo:color="#ff0000" fo:font-family="'Times New Roman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31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2" style:family="text">
      <style:text-properties fo:font-family="'Times New Roman'" style:font-family-generic="roman" style:font-pitch="variable" fo:font-size="28pt" fo:language="en" fo:country="US" fo:font-style="italic" style:font-size-asian="28pt" style:language-asian="zh" style:country-asian="TW" style:font-style-asian="italic" style:font-size-complex="28pt" style:font-style-complex="italic"/>
    </style:style>
    <style:style style:name="T33" style:family="text">
      <style:text-properties fo:font-family="'Times New Roman'" style:font-family-generic="roman" style:font-pitch="variable" fo:font-size="28pt" fo:language="en" fo:country="US" style:font-size-asian="28pt" style:language-asian="zh" style:country-asian="TW" style:font-size-complex="28pt"/>
    </style:style>
    <style:style style:name="T34" style:family="text">
      <style:text-properties fo:color="#0066ff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35" style:family="text">
      <style:text-properties fo:color="#0066ff" fo:font-family="'Times New Roman'" style:font-family-generic="roman" style:font-pitch="variable" fo:font-size="24pt" style:font-size-asian="24pt" style:font-size-complex="24pt"/>
    </style:style>
    <style:style style:name="T36" style:family="text">
      <style:text-properties fo:font-family="'Times New Roman'" style:font-family-generic="roman" style:font-pitch="variable" fo:language="en" fo:country="US" fo:font-style="italic" style:language-asian="zh" style:country-asian="TW" style:font-style-asian="italic" style:font-style-complex="italic"/>
    </style:style>
    <style:style style:name="T37" style:family="text">
      <style:text-properties fo:font-family="'Times New Roman'" style:font-family-generic="roman" style:font-pitch="variable" fo:language="en" fo:country="US" style:language-asian="zh" style:country-asian="TW"/>
    </style:style>
    <style:style style:name="T38" style:family="text">
      <style:text-properties fo:color="#cc3300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39" style:family="text">
      <style:text-properties fo:color="#006600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40" style:family="text">
      <style:text-properties fo:color="#808080" fo:font-family="'Times New Roman'" style:font-family-generic="roman" style:font-pitch="variable" fo:language="en" fo:country="US" fo:font-style="italic" style:language-asian="zh" style:country-asian="TW" style:font-style-asian="italic" style:font-style-complex="italic"/>
    </style:style>
    <style:style style:name="T41" style:family="text">
      <style:text-properties fo:color="#808080" fo:font-family="'Times New Roman'" style:font-family-generic="roman" style:font-pitch="variable" fo:language="en" fo:country="US" style:language-asian="zh" style:country-asian="TW"/>
    </style:style>
    <style:style style:name="T42" style:family="text">
      <style:text-properties fo:color="#ff9966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43" style:family="text">
      <style:text-properties fo:color="#808080" fo:font-family="'Times New Roman'" style:font-family-generic="roman" style:font-pitch="variable" fo:font-size="28pt" fo:language="en" fo:country="US" fo:font-style="italic" style:font-size-asian="28pt" style:language-asian="zh" style:country-asian="TW" style:font-style-asian="italic" style:font-size-complex="28pt" style:font-style-complex="italic"/>
    </style:style>
    <style:style style:name="T44" style:family="text">
      <style:text-properties fo:color="#808080" fo:font-family="'Times New Roman'" style:font-family-generic="roman" style:font-pitch="variable" fo:font-size="28pt" fo:language="en" fo:country="US" style:font-size-asian="28pt" style:language-asian="zh" style:country-asian="TW" style:font-size-complex="28pt"/>
    </style:style>
    <style:style style:name="T45" style:family="text">
      <style:text-properties fo:color="#006600" fo:font-family="'Times New Roman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46" style:family="text">
      <style:text-properties fo:color="#006600" fo:font-family="'Times New Roman'" style:font-family-generic="roman" style:font-pitch="variable" fo:font-size="28pt" style:font-size-asian="28pt" style:font-size-complex="28pt"/>
    </style:style>
    <style:style style:name="T47" style:family="text">
      <style:text-properties fo:color="#cc6600" fo:font-family="'Times New Roman'" style:font-family-generic="roman" style:font-pitch="variable" fo:font-size="28pt" style:font-size-asian="28pt" style:font-size-complex="28pt"/>
    </style:style>
    <style:style style:name="T48" style:family="text">
      <style:text-properties fo:color="#006600" fo:font-family="'Times New Roman'" style:font-family-generic="roman" style:font-pitch="variable" fo:font-size="28pt" fo:language="en" fo:country="US" fo:font-style="italic" style:font-size-asian="28pt" style:language-asian="zh" style:country-asian="TW" style:font-style-asian="italic" style:font-size-complex="28pt" style:font-style-complex="italic"/>
    </style:style>
    <style:style style:name="T49" style:family="text">
      <style:text-properties fo:color="#006600" fo:font-family="'Times New Roman'" style:font-family-generic="roman" style:font-pitch="variable" fo:font-size="28pt" fo:language="en" fo:country="US" style:font-size-asian="28pt" style:language-asian="zh" style:country-asian="TW" style:font-size-complex="28pt"/>
    </style:style>
    <style:style style:name="T50" style:family="text">
      <style:text-properties fo:color="#cc6600" fo:font-family="'Times New Roman'" style:font-family-generic="roman" style:font-pitch="variable" fo:font-size="28pt" fo:language="en" fo:country="US" style:font-size-asian="28pt" style:language-asian="zh" style:country-asian="TW" style:font-size-complex="28pt"/>
    </style:style>
    <style:style style:name="T51" style:family="text">
      <style:text-properties fo:color="#cc6600" fo:font-family="'Times New Roman'" style:font-family-generic="roman" style:font-pitch="variable" fo:font-size="28pt" fo:language="en" fo:country="US" fo:font-style="italic" style:font-size-asian="28pt" style:language-asian="zh" style:country-asian="TW" style:font-style-asian="italic" style:font-size-complex="28pt" style:font-style-complex="italic"/>
    </style:style>
    <style:style style:name="T52" style:family="text">
      <style:text-properties fo:color="#006600" fo:font-family="'Times New Roman'" style:font-family-generic="roman" style:font-pitch="variable" fo:font-size="24pt" style:font-size-asian="24pt" style:font-size-complex="24pt"/>
    </style:style>
    <style:style style:name="T53" style:family="text">
      <style:text-properties fo:font-family="Symbol" style:font-family-generic="roman" style:font-pitch="variable" style:font-charset="x-symbol" fo:font-size="28pt" fo:language="en" fo:country="US" style:font-size-asian="28pt" style:language-asian="zh" style:country-asian="TW" style:font-size-complex="28pt"/>
    </style:style>
    <style:style style:name="T54" style:family="text">
      <style:text-properties fo:color="#0000ff" fo:font-family="'Times New Roman'" style:font-family-generic="roman" style:font-pitch="variable" fo:font-size="28pt" fo:font-style="italic" style:font-size-asian="28pt" style:font-style-asian="italic" style:font-size-complex="28pt" style:font-style-complex="italic"/>
    </style:style>
    <style:style style:name="T55" style:family="text">
      <style:text-properties fo:color="#0000ff" fo:font-family="'Times New Roman'" style:font-family-generic="roman" style:font-pitch="variable" fo:font-size="28pt" style:font-size-asian="28pt" style:font-size-complex="28pt"/>
    </style:style>
    <style:style style:name="T56" style:family="text">
      <style:text-properties fo:font-size="28pt" fo:language="en" fo:country="US" style:font-size-asian="28pt" style:language-asian="zh" style:country-asian="TW" style:font-size-complex="28pt"/>
    </style:style>
    <style:style style:name="T57" style:family="text">
      <style:text-properties fo:color="#006600" fo:font-size="28pt" fo:language="en" fo:country="US" fo:font-style="italic" style:font-size-asian="28pt" style:language-asian="zh" style:country-asian="TW" style:font-style-asian="italic" style:font-size-complex="28pt" style:font-style-complex="italic"/>
    </style:style>
    <style:style style:name="T58" style:family="text">
      <style:text-properties fo:color="#006600" fo:font-size="28pt" fo:language="en" fo:country="US" style:font-size-asian="28pt" style:language-asian="zh" style:country-asian="TW" style:font-size-complex="28pt"/>
    </style:style>
    <style:style style:name="T59" style:family="text">
      <style:text-properties fo:font-size="28pt" fo:language="en" fo:country="US" fo:font-style="italic" style:font-size-asian="28pt" style:language-asian="zh" style:country-asian="TW" style:font-style-asian="italic" style:font-size-complex="28pt" style:font-style-complex="italic"/>
    </style:style>
    <style:style style:name="T60" style:family="text">
      <style:text-properties fo:color="#990033" fo:font-size="28pt" fo:language="en" fo:country="US" fo:font-style="italic" style:font-size-asian="28pt" style:language-asian="zh" style:country-asian="TW" style:font-style-asian="italic" style:font-size-complex="28pt" style:font-style-complex="italic"/>
    </style:style>
    <style:style style:name="T61" style:family="text">
      <style:text-properties fo:color="#990033" fo:font-size="28pt" fo:language="en" fo:country="US" style:font-size-asian="28pt" style:language-asian="zh" style:country-asian="TW" style:font-size-complex="28pt"/>
    </style:style>
    <style:style style:name="T62" style:family="text">
      <style:text-properties fo:color="#0033cc" fo:font-size="28pt" fo:language="en" fo:country="US" fo:font-style="italic" style:font-size-asian="28pt" style:language-asian="zh" style:country-asian="TW" style:font-style-asian="italic" style:font-size-complex="28pt" style:font-style-complex="italic"/>
    </style:style>
    <style:style style:name="T63" style:family="text">
      <style:text-properties fo:color="#0033cc" fo:font-size="28pt" fo:language="en" fo:country="US" style:font-size-asian="28pt" style:language-asian="zh" style:country-asian="TW" style:font-size-complex="28pt"/>
    </style:style>
    <style:style style:name="T64" style:family="text">
      <style:text-properties fo:color="#006600" fo:font-size="28pt" fo:language="en" fo:country="US" fo:font-style="italic" fo:font-weight="bold" style:font-size-asian="28pt" style:language-asian="zh" style:country-asian="TW" style:font-style-asian="italic" style:font-weight-asian="bold" style:font-size-complex="28pt" style:font-style-complex="italic" style:font-weight-complex="bold"/>
    </style:style>
    <style:style style:name="T65" style:family="text">
      <style:text-properties fo:color="#006600" fo:font-size="28pt" fo:language="en" fo:country="US" fo:font-weight="bold" style:font-size-asian="28pt" style:language-asian="zh" style:country-asian="TW" style:font-weight-asian="bold" style:font-size-complex="28pt" style:font-weight-complex="bold"/>
    </style:style>
    <style:style style:name="T66" style:family="text">
      <style:text-properties fo:color="#990033" fo:font-size="28pt" fo:language="en" fo:country="US" fo:font-style="italic" fo:font-weight="bold" style:font-size-asian="28pt" style:language-asian="zh" style:country-asian="TW" style:font-style-asian="italic" style:font-weight-asian="bold" style:font-size-complex="28pt" style:font-style-complex="italic" style:font-weight-complex="bold"/>
    </style:style>
    <style:style style:name="T67" style:family="text">
      <style:text-properties fo:color="#990033" fo:font-size="28pt" fo:language="en" fo:country="US" fo:font-weight="bold" style:font-size-asian="28pt" style:language-asian="zh" style:country-asian="TW" style:font-weight-asian="bold" style:font-size-complex="28pt" style:font-weight-complex="bold"/>
    </style:style>
    <style:style style:name="T68" style:family="text">
      <style:text-properties fo:font-size="28pt" fo:language="en" fo:country="US" fo:font-weight="bold" style:font-size-asian="28pt" style:language-asian="zh" style:country-asian="TW" style:font-weight-asian="bold" style:font-size-complex="28pt" style:font-weight-complex="bold"/>
    </style:style>
    <style:style style:name="T69" style:family="text">
      <style:text-properties fo:font-size="28pt" fo:language="en" fo:country="US" fo:font-style="italic" fo:font-weight="bold" style:font-size-asian="28pt" style:language-asian="zh" style:country-asian="TW" style:font-style-asian="italic" style:font-weight-asian="bold" style:font-size-complex="28pt" style:font-style-complex="italic" style:font-weight-complex="bold"/>
    </style:style>
    <style:style style:name="T70" style:family="text">
      <style:text-properties fo:color="#006666" fo:font-size="28pt" fo:language="en" fo:country="US" fo:font-style="italic" style:font-size-asian="28pt" style:language-asian="zh" style:country-asian="TW" style:font-style-asian="italic" style:font-size-complex="28pt" style:font-style-complex="italic"/>
    </style:style>
    <style:style style:name="T71" style:family="text">
      <style:text-properties fo:color="#006666" fo:font-size="28pt" fo:language="en" fo:country="US" style:font-size-asian="28pt" style:language-asian="zh" style:country-asian="TW" style:font-size-complex="28pt"/>
    </style:style>
    <style:style style:name="T72" style:family="text">
      <style:text-properties fo:color="#006666" fo:language="en" fo:country="US" fo:font-style="italic" style:language-asian="zh" style:country-asian="TW" style:font-style-asian="italic" style:font-style-complex="italic"/>
    </style:style>
    <style:style style:name="T73" style:family="text">
      <style:text-properties fo:color="#990033" fo:language="en" fo:country="US" fo:font-style="italic" style:language-asian="zh" style:country-asian="TW" style:font-style-asian="italic" style:font-style-complex="italic"/>
    </style:style>
    <style:style style:name="T74" style:family="text">
      <style:text-properties fo:font-family="Wingdings" style:font-pitch="variable" style:font-charset="x-symbol" fo:language="en" fo:country="US" style:language-asian="zh" style:country-asian="TW"/>
    </style:style>
    <style:style style:name="T75" style:family="text">
      <style:text-properties fo:color="#0000ff" fo:language="en" fo:country="US" fo:font-style="italic" style:language-asian="zh" style:country-asian="TW" style:font-style-asian="italic" style:font-style-complex="italic"/>
    </style:style>
    <style:style style:name="T76" style:family="text">
      <style:text-properties fo:color="#0000ff" fo:language="en" fo:country="US" style:language-asian="zh" style:country-asian="TW"/>
    </style:style>
    <style:style style:name="T77" style:family="text">
      <style:text-properties fo:color="#0000ff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78" style:family="text">
      <style:text-properties fo:color="#0000ff" fo:font-family="'Times New Roman'" style:font-family-generic="roman" style:font-pitch="variable" fo:font-size="24pt" style:font-size-asian="24pt" style:font-size-complex="24pt"/>
    </style:style>
    <style:style style:name="T79" style:family="text">
      <style:text-properties fo:color="#0000ff" fo:font-family="'Times New Roman'" style:font-family-generic="roman" style:font-pitch="variable" fo:font-size="32pt" fo:language="en" fo:country="US" fo:font-style="italic" style:font-size-asian="32pt" style:language-asian="zh" style:country-asian="TW" style:font-style-asian="italic" style:font-size-complex="32pt" style:font-style-complex="italic"/>
    </style:style>
    <style:style style:name="T80" style:family="text">
      <style:text-properties fo:color="#0000ff" fo:font-family="'Times New Roman'" style:font-family-generic="roman" style:font-pitch="variable" fo:font-size="32pt" fo:language="en" fo:country="US" style:font-size-asian="32pt" style:language-asian="zh" style:country-asian="TW" style:font-size-complex="32pt"/>
    </style:style>
    <style:style style:name="T81" style:family="text">
      <style:text-properties fo:font-family="'Times New Roman'" style:font-family-generic="roman" style:font-pitch="variable" fo:font-size="32pt" fo:language="en" fo:country="US" style:font-size-asian="32pt" style:language-asian="zh" style:country-asian="TW" style:font-size-complex="32pt"/>
    </style:style>
    <style:style style:name="T82" style:family="text">
      <style:text-properties fo:font-family="'Times New Roman'" style:font-family-generic="roman" style:font-pitch="variable" fo:font-size="32pt" fo:language="en" fo:country="US" fo:font-style="italic" style:font-size-asian="32pt" style:language-asian="zh" style:country-asian="TW" style:font-style-asian="italic" style:font-size-complex="32pt" style:font-style-complex="italic"/>
    </style:style>
    <style:style style:name="T83" style:family="text">
      <style:text-properties fo:language="en" fo:country="US" style:font-family-asian="'Times New Roman'" style:font-family-generic-asian="roman" style:font-pitch-asian="variable" style:language-asian="zh" style:country-asian="TW" style:font-family-complex="'Times New Roman'" style:font-family-generic-complex="roman" style:font-pitch-complex="variable"/>
    </style:style>
    <style:style style:name="T84" style:family="text">
      <style:text-properties fo:color="#ff0000" fo:language="en" fo:country="US" fo:font-style="italic" style:language-asian="zh" style:country-asian="TW" style:font-style-asian="italic" style:font-style-complex="italic"/>
    </style:style>
    <style:style style:name="T85" style:family="text">
      <style:text-properties fo:color="#ff0000" fo:language="en" fo:country="US" style:language-asian="zh" style:country-asian="TW"/>
    </style:style>
    <style:style style:name="T86" style:family="text">
      <style:text-properties fo:color="#ff9900" fo:language="en" fo:country="US" fo:font-style="italic" style:language-asian="zh" style:country-asian="TW" style:font-style-asian="italic" style:font-style-complex="italic"/>
    </style:style>
    <style:style style:name="T87" style:family="text">
      <style:text-properties fo:color="#ff9900" fo:language="en" fo:country="US" style:language-asian="zh" style:country-asian="TW"/>
    </style:style>
    <style:style style:name="T88" style:family="text">
      <style:text-properties fo:color="#ff9900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89" style:family="text">
      <style:text-properties fo:color="#ff9900" fo:font-family="'Times New Roman'" style:font-family-generic="roman" style:font-pitch="variable" fo:font-size="24pt" style:font-size-asian="24pt" style:font-size-complex="24pt"/>
    </style:style>
    <style:style style:name="T90" style:family="text">
      <style:text-properties fo:color="#ff0000" fo:font-size="28pt" fo:language="en" fo:country="US" style:font-size-asian="28pt" style:language-asian="zh" style:country-asian="TW" style:font-size-complex="28pt"/>
    </style:style>
    <style:style style:name="T91" style:family="text">
      <style:text-properties fo:color="#ff0000" fo:font-size="28pt" fo:language="en" fo:country="US" fo:font-style="italic" style:font-size-asian="28pt" style:language-asian="zh" style:country-asian="TW" style:font-style-asian="italic" style:font-size-complex="28pt" style:font-style-complex="italic"/>
    </style:style>
    <style:style style:name="T92" style:family="text">
      <style:text-properties fo:color="#ff0000" fo:font-size="28pt" fo:language="en" fo:country="US" style:font-family-asian="'Times New Roman'" style:font-family-generic-asian="roman" style:font-pitch-asian="variable" style:font-size-asian="28pt" style:language-asian="zh" style:country-asian="TW" style:font-family-complex="'Times New Roman'" style:font-family-generic-complex="roman" style:font-pitch-complex="variable" style:font-size-complex="28pt"/>
    </style:style>
    <style:style style:name="T93" style:family="text">
      <style:text-properties fo:color="#0000ff" fo:font-size="28pt" fo:language="en" fo:country="US" style:font-size-asian="28pt" style:language-asian="zh" style:country-asian="TW" style:font-size-complex="2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cc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cc66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'Times New Roman'" style:font-family-generic="roman" style:font-pitch="variable" fo:color="#cc66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•">
        <style:text-properties fo:font-family="'Times New Roman'" style:font-family-generic="roman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'Times New Roman'" style:font-family-generic="roman" style:font-pitch="variable" fo:color="#0066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•">
        <style:text-properties fo:font-family="'Times New Roman'" style:font-family-generic="roman" style:font-pitch="variable" fo:color="#cc33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'Times New Roman'" style:font-family-generic="roman" style:font-pitch="variable" fo:color="#0066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text-properties fo:font-family="'Times New Roman'" style:font-family-generic="roman" style:font-pitch="variable" fo:color="#ff99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bullet text:level="1" text:bullet-char="•">
        <style:text-properties fo:font-family="'Times New Roman'" style:font-family-generic="roman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1.693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66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9900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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bullet text:level="1" text:bullet-char="•">
        <style:text-properties fo:font-family="'Times New Roman'" style:font-family-generic="roman" style:font-pitch="variable" fo:color="#ff99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Knuth-Morris-Pratt</text:span><text:span text:style-name="T1"><text:line-break/></text:span><text:span text:style-name="T1">(KMP)</text:span></text:p>
          </draw:text-box>
        </draw:frame>
        <draw:frame presentation:style-name="pr2" draw:text-style-name="P2" draw:layer="layout" svg:width="18.891cm" svg:height="4.869cm" svg:x="3.809cm" svg:y="10.795cm" presentation:class="subtitle" presentation:user-transformed="true">
          <draw:text-box>
            <text:p text:style-name="P3">String matching algorithm in linear time</text:p>
          </draw:text-box>
        </draw:frame>
        <draw:custom-shape draw:style-name="gr1" draw:text-style-name="P2" draw:layer="layout" svg:width="7.821cm" svg:height="1.023cm" svg:x="15.06cm" svg:y="15.183cm">
          <text:p text:style-name="P1"><text:span text:style-name="T2">Speaker: Hai-Lung Cheng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String matching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2">Input</text:span><text:span text:style-name="T2">：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Text</text:span><text:span text:style-name="T3">：</text:span><text:span text:style-name="T4">T</text:span><text:span text:style-name="T3">[1..</text:span><text:span text:style-name="T4">n</text:span><text:span text:style-name="T3">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span text:style-name="T5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"><text:span text:style-name="T6">Pattern</text:span><text:span text:style-name="T6">：</text:span><text:span text:style-name="T7">P</text:span><text:span text:style-name="T6">[1..</text:span><text:span text:style-name="T7">m</text:span><text:span text:style-name="T6">]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4"><text:span text:style-name="T2">Output</text:span><text:span text:style-name="T2">：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check if </text:span><text:span text:style-name="T7">P</text:span><text:span text:style-name="T8"> </text:span><text:span text:style-name="T2">occurs in </text:span><text:span text:style-name="T4">T</text:span></text:p>
                  </text:list-item>
                </text:list>
              </text:list-item>
            </text:list>
          </draw:text-box>
        </draw:frame>
        <draw:g>
          <draw:custom-shape draw:style-name="gr3" draw:text-style-name="P2" draw:layer="layout" svg:width="1.018cm" svg:height="1.437cm" svg:x="22.93cm" svg:y="5.525cm">
            <text:p text:style-name="P8"><text:span text:style-name="T9">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022cm" svg:height="1.437cm" svg:x="21.907cm" svg:y="5.525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018cm" svg:height="1.437cm" svg:x="20.888cm" svg:y="5.5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017cm" svg:height="1.437cm" svg:x="19.87cm" svg:y="5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018cm" svg:height="1.437cm" svg:x="18.851cm" svg:y="5.5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022cm" svg:height="1.437cm" svg:x="17.828cm" svg:y="5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018cm" svg:height="1.437cm" svg:x="16.809cm" svg:y="5.5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017cm" svg:height="1.437cm" svg:x="15.791cm" svg:y="5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022cm" svg:height="1.437cm" svg:x="14.768cm" svg:y="5.5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018cm" svg:height="1.437cm" svg:x="13.75cm" svg:y="5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13.75cm" svg:y1="5.525cm" svg:x2="23.949cm" svg:y2="5.525cm">
            <text:p/>
          </draw:line>
          <draw:line draw:style-name="gr4" draw:text-style-name="P9" draw:layer="layout" svg:x1="13.75cm" svg:y1="6.962cm" svg:x2="23.949cm" svg:y2="6.962cm">
            <text:p/>
          </draw:line>
          <draw:line draw:style-name="gr4" draw:text-style-name="P9" draw:layer="layout" svg:x1="13.75cm" svg:y1="5.525cm" svg:x2="13.75cm" svg:y2="6.962cm">
            <text:p/>
          </draw:line>
          <draw:line draw:style-name="gr5" draw:text-style-name="P9" draw:layer="layout" svg:x1="14.768cm" svg:y1="5.525cm" svg:x2="14.768cm" svg:y2="6.962cm">
            <text:p/>
          </draw:line>
          <draw:line draw:style-name="gr5" draw:text-style-name="P9" draw:layer="layout" svg:x1="15.791cm" svg:y1="5.525cm" svg:x2="15.791cm" svg:y2="6.962cm">
            <text:p/>
          </draw:line>
          <draw:line draw:style-name="gr5" draw:text-style-name="P9" draw:layer="layout" svg:x1="16.809cm" svg:y1="5.525cm" svg:x2="16.809cm" svg:y2="6.962cm">
            <text:p/>
          </draw:line>
          <draw:line draw:style-name="gr5" draw:text-style-name="P9" draw:layer="layout" svg:x1="17.828cm" svg:y1="5.525cm" svg:x2="17.828cm" svg:y2="6.962cm">
            <text:p/>
          </draw:line>
          <draw:line draw:style-name="gr5" draw:text-style-name="P9" draw:layer="layout" svg:x1="18.851cm" svg:y1="5.525cm" svg:x2="18.851cm" svg:y2="6.962cm">
            <text:p/>
          </draw:line>
          <draw:line draw:style-name="gr5" draw:text-style-name="P9" draw:layer="layout" svg:x1="19.87cm" svg:y1="5.525cm" svg:x2="19.87cm" svg:y2="6.962cm">
            <text:p/>
          </draw:line>
          <draw:line draw:style-name="gr5" draw:text-style-name="P9" draw:layer="layout" svg:x1="20.888cm" svg:y1="5.525cm" svg:x2="20.888cm" svg:y2="6.962cm">
            <text:p/>
          </draw:line>
          <draw:line draw:style-name="gr5" draw:text-style-name="P9" draw:layer="layout" svg:x1="21.907cm" svg:y1="5.525cm" svg:x2="21.907cm" svg:y2="6.962cm">
            <text:p/>
          </draw:line>
          <draw:line draw:style-name="gr5" draw:text-style-name="P9" draw:layer="layout" svg:x1="22.93cm" svg:y1="5.525cm" svg:x2="22.93cm" svg:y2="6.962cm">
            <text:p/>
          </draw:line>
          <draw:line draw:style-name="gr4" draw:text-style-name="P9" draw:layer="layout" svg:x1="23.949cm" svg:y1="5.525cm" svg:x2="23.949cm" svg:y2="6.962cm">
            <text:p/>
          </draw:line>
        </draw:g>
        <draw:g>
          <draw:custom-shape draw:style-name="gr6" draw:text-style-name="P2" draw:layer="layout" svg:width="1.009cm" svg:height="1.438cm" svg:x="17.891cm" svg:y="8.731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cm" svg:height="1.438cm" svg:x="16.881cm" svg:y="8.731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cm" svg:height="1.438cm" svg:x="15.871cm" svg:y="8.731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cm" svg:height="1.438cm" svg:x="14.861cm" svg:y="8.731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cm" svg:height="1.438cm" svg:x="13.851cm" svg:y="8.731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13.851cm" svg:y1="8.731cm" svg:x2="18.9cm" svg:y2="8.731cm">
            <text:p/>
          </draw:line>
          <draw:line draw:style-name="gr4" draw:text-style-name="P9" draw:layer="layout" svg:x1="13.851cm" svg:y1="10.169cm" svg:x2="18.9cm" svg:y2="10.169cm">
            <text:p/>
          </draw:line>
          <draw:line draw:style-name="gr4" draw:text-style-name="P9" draw:layer="layout" svg:x1="13.851cm" svg:y1="8.731cm" svg:x2="13.851cm" svg:y2="10.169cm">
            <text:p/>
          </draw:line>
          <draw:line draw:style-name="gr5" draw:text-style-name="P9" draw:layer="layout" svg:x1="14.861cm" svg:y1="8.731cm" svg:x2="14.861cm" svg:y2="10.169cm">
            <text:p/>
          </draw:line>
          <draw:line draw:style-name="gr5" draw:text-style-name="P9" draw:layer="layout" svg:x1="15.871cm" svg:y1="8.731cm" svg:x2="15.871cm" svg:y2="10.169cm">
            <text:p/>
          </draw:line>
          <draw:line draw:style-name="gr5" draw:text-style-name="P9" draw:layer="layout" svg:x1="16.881cm" svg:y1="8.731cm" svg:x2="16.881cm" svg:y2="10.169cm">
            <text:p/>
          </draw:line>
          <draw:line draw:style-name="gr5" draw:text-style-name="P9" draw:layer="layout" svg:x1="17.891cm" svg:y1="8.731cm" svg:x2="17.891cm" svg:y2="10.169cm">
            <text:p/>
          </draw:line>
          <draw:line draw:style-name="gr4" draw:text-style-name="P9" draw:layer="layout" svg:x1="18.9cm" svg:y1="8.731cm" svg:x2="18.9cm" svg:y2="10.169cm">
            <text:p/>
          </draw:line>
        </draw:g>
        <draw:g>
          <draw:custom-shape draw:style-name="gr7" draw:text-style-name="P2" draw:layer="layout" svg:width="1.019cm" svg:height="1.437cm" svg:x="23.08cm" svg:y="13.08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23cm" svg:height="1.437cm" svg:x="22.057cm" svg:y="13.084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8cm" svg:height="1.437cm" svg:x="21.039cm" svg:y="13.08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9cm" svg:height="1.437cm" svg:x="20.02cm" svg:y="13.08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9cm" svg:height="1.437cm" svg:x="19.001cm" svg:y="13.08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23cm" svg:height="1.437cm" svg:x="17.978cm" svg:y="13.08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18cm" svg:height="1.437cm" svg:x="16.96cm" svg:y="13.08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19cm" svg:height="1.437cm" svg:x="15.941cm" svg:y="13.08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23cm" svg:height="1.437cm" svg:x="14.918cm" svg:y="13.08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019cm" svg:height="1.437cm" svg:x="13.899cm" svg:y="13.08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13.899cm" svg:y1="13.084cm" svg:x2="24.099cm" svg:y2="13.084cm">
            <text:p/>
          </draw:line>
          <draw:line draw:style-name="gr4" draw:text-style-name="P9" draw:layer="layout" svg:x1="13.899cm" svg:y1="14.521cm" svg:x2="24.099cm" svg:y2="14.521cm">
            <text:p/>
          </draw:line>
          <draw:line draw:style-name="gr4" draw:text-style-name="P9" draw:layer="layout" svg:x1="13.899cm" svg:y1="13.084cm" svg:x2="13.899cm" svg:y2="14.521cm">
            <text:p/>
          </draw:line>
          <draw:line draw:style-name="gr5" draw:text-style-name="P9" draw:layer="layout" svg:x1="14.918cm" svg:y1="13.084cm" svg:x2="14.918cm" svg:y2="14.521cm">
            <text:p/>
          </draw:line>
          <draw:line draw:style-name="gr5" draw:text-style-name="P9" draw:layer="layout" svg:x1="15.941cm" svg:y1="13.084cm" svg:x2="15.941cm" svg:y2="14.521cm">
            <text:p/>
          </draw:line>
          <draw:line draw:style-name="gr5" draw:text-style-name="P9" draw:layer="layout" svg:x1="16.96cm" svg:y1="13.084cm" svg:x2="16.96cm" svg:y2="14.521cm">
            <text:p/>
          </draw:line>
          <draw:line draw:style-name="gr5" draw:text-style-name="P9" draw:layer="layout" svg:x1="17.978cm" svg:y1="13.084cm" svg:x2="17.978cm" svg:y2="14.521cm">
            <text:p/>
          </draw:line>
          <draw:line draw:style-name="gr5" draw:text-style-name="P9" draw:layer="layout" svg:x1="19.001cm" svg:y1="13.084cm" svg:x2="19.001cm" svg:y2="14.521cm">
            <text:p/>
          </draw:line>
          <draw:line draw:style-name="gr5" draw:text-style-name="P9" draw:layer="layout" svg:x1="20.02cm" svg:y1="13.084cm" svg:x2="20.02cm" svg:y2="14.521cm">
            <text:p/>
          </draw:line>
          <draw:line draw:style-name="gr5" draw:text-style-name="P9" draw:layer="layout" svg:x1="21.039cm" svg:y1="13.084cm" svg:x2="21.039cm" svg:y2="14.521cm">
            <text:p/>
          </draw:line>
          <draw:line draw:style-name="gr5" draw:text-style-name="P9" draw:layer="layout" svg:x1="22.057cm" svg:y1="13.084cm" svg:x2="22.057cm" svg:y2="14.521cm">
            <text:p/>
          </draw:line>
          <draw:line draw:style-name="gr5" draw:text-style-name="P9" draw:layer="layout" svg:x1="23.08cm" svg:y1="13.084cm" svg:x2="23.08cm" svg:y2="14.521cm">
            <text:p/>
          </draw:line>
          <draw:line draw:style-name="gr4" draw:text-style-name="P9" draw:layer="layout" svg:x1="24.099cm" svg:y1="13.084cm" svg:x2="24.099cm" svg:y2="14.521cm">
            <text:p/>
          </draw:line>
        </draw:g>
        <draw:g>
          <draw:custom-shape draw:style-name="gr6" draw:text-style-name="P2" draw:layer="layout" svg:width="1.009cm" svg:height="1.437cm" svg:x="22.093cm" svg:y="16.29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cm" svg:height="1.437cm" svg:x="21.083cm" svg:y="16.29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cm" svg:height="1.437cm" svg:x="20.073cm" svg:y="16.29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cm" svg:height="1.437cm" svg:x="19.063cm" svg:y="16.29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01cm" svg:height="1.437cm" svg:x="18.053cm" svg:y="16.29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18.053cm" svg:y1="16.29cm" svg:x2="23.102cm" svg:y2="16.29cm">
            <text:p/>
          </draw:line>
          <draw:line draw:style-name="gr4" draw:text-style-name="P9" draw:layer="layout" svg:x1="18.053cm" svg:y1="17.727cm" svg:x2="23.102cm" svg:y2="17.727cm">
            <text:p/>
          </draw:line>
          <draw:line draw:style-name="gr4" draw:text-style-name="P9" draw:layer="layout" svg:x1="18.053cm" svg:y1="16.29cm" svg:x2="18.053cm" svg:y2="17.727cm">
            <text:p/>
          </draw:line>
          <draw:line draw:style-name="gr5" draw:text-style-name="P9" draw:layer="layout" svg:x1="19.063cm" svg:y1="16.29cm" svg:x2="19.063cm" svg:y2="17.727cm">
            <text:p/>
          </draw:line>
          <draw:line draw:style-name="gr5" draw:text-style-name="P9" draw:layer="layout" svg:x1="20.073cm" svg:y1="16.29cm" svg:x2="20.073cm" svg:y2="17.727cm">
            <text:p/>
          </draw:line>
          <draw:line draw:style-name="gr5" draw:text-style-name="P9" draw:layer="layout" svg:x1="21.083cm" svg:y1="16.29cm" svg:x2="21.083cm" svg:y2="17.727cm">
            <text:p/>
          </draw:line>
          <draw:line draw:style-name="gr5" draw:text-style-name="P9" draw:layer="layout" svg:x1="22.093cm" svg:y1="16.29cm" svg:x2="22.093cm" svg:y2="17.727cm">
            <text:p/>
          </draw:line>
          <draw:line draw:style-name="gr4" draw:text-style-name="P9" draw:layer="layout" svg:x1="23.102cm" svg:y1="16.29cm" svg:x2="23.102cm" svg:y2="17.727cm">
            <text:p/>
          </draw:line>
        </draw:g>
        <draw:line draw:style-name="gr8" draw:text-style-name="P9" draw:layer="layout" svg:x1="20.1cm" svg:y1="15.125cm" svg:x2="20.1cm" svg:y2="15.928cm">
          <text:p/>
        </draw:line>
        <draw:line draw:style-name="gr8" draw:text-style-name="P9" draw:layer="layout" svg:x1="20.501cm" svg:y1="15.125cm" svg:x2="20.501cm" svg:y2="15.928cm">
          <text:p/>
        </draw:lin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Naive Algorithm</text:p>
          </draw:text-box>
        </draw:frame>
        <draw:g>
          <draw:custom-shape draw:style-name="gr3" draw:text-style-name="P2" draw:layer="layout" svg:width="1.57cm" svg:height="1.438cm" svg:x="18.252cm" svg:y="4.123cm">
            <text:p text:style-name="P8"><text:span text:style-name="T9">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4cm" svg:height="1.438cm" svg:x="16.678cm" svg:y="4.123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cm" svg:height="1.438cm" svg:x="15.108cm" svg:y="4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9cm" svg:height="1.438cm" svg:x="13.529cm" svg:y="4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65cm" svg:height="1.438cm" svg:x="11.964cm" svg:y="4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cm" svg:height="1.438cm" svg:x="10.394cm" svg:y="4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9cm" svg:height="1.438cm" svg:x="8.815cm" svg:y="4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cm" svg:height="1.438cm" svg:x="7.245cm" svg:y="4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4cm" svg:height="1.438cm" svg:x="5.671cm" svg:y="4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cm" svg:height="1.438cm" svg:x="4.101cm" svg:y="4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4.101cm" svg:y1="4.123cm" svg:x2="19.822cm" svg:y2="4.123cm">
            <text:p/>
          </draw:line>
          <draw:line draw:style-name="gr4" draw:text-style-name="P9" draw:layer="layout" svg:x1="4.101cm" svg:y1="5.561cm" svg:x2="19.822cm" svg:y2="5.561cm">
            <text:p/>
          </draw:line>
          <draw:line draw:style-name="gr4" draw:text-style-name="P9" draw:layer="layout" svg:x1="4.101cm" svg:y1="4.123cm" svg:x2="4.101cm" svg:y2="5.561cm">
            <text:p/>
          </draw:line>
          <draw:line draw:style-name="gr5" draw:text-style-name="P9" draw:layer="layout" svg:x1="5.671cm" svg:y1="4.123cm" svg:x2="5.671cm" svg:y2="5.561cm">
            <text:p/>
          </draw:line>
          <draw:line draw:style-name="gr5" draw:text-style-name="P9" draw:layer="layout" svg:x1="7.245cm" svg:y1="4.123cm" svg:x2="7.245cm" svg:y2="5.561cm">
            <text:p/>
          </draw:line>
          <draw:line draw:style-name="gr5" draw:text-style-name="P9" draw:layer="layout" svg:x1="8.815cm" svg:y1="4.123cm" svg:x2="8.815cm" svg:y2="5.561cm">
            <text:p/>
          </draw:line>
          <draw:line draw:style-name="gr5" draw:text-style-name="P9" draw:layer="layout" svg:x1="10.394cm" svg:y1="4.123cm" svg:x2="10.394cm" svg:y2="5.561cm">
            <text:p/>
          </draw:line>
          <draw:line draw:style-name="gr5" draw:text-style-name="P9" draw:layer="layout" svg:x1="11.964cm" svg:y1="4.123cm" svg:x2="11.964cm" svg:y2="5.561cm">
            <text:p/>
          </draw:line>
          <draw:line draw:style-name="gr5" draw:text-style-name="P9" draw:layer="layout" svg:x1="13.529cm" svg:y1="4.123cm" svg:x2="13.529cm" svg:y2="5.561cm">
            <text:p/>
          </draw:line>
          <draw:line draw:style-name="gr5" draw:text-style-name="P9" draw:layer="layout" svg:x1="15.108cm" svg:y1="4.123cm" svg:x2="15.108cm" svg:y2="5.561cm">
            <text:p/>
          </draw:line>
          <draw:line draw:style-name="gr5" draw:text-style-name="P9" draw:layer="layout" svg:x1="16.678cm" svg:y1="4.123cm" svg:x2="16.678cm" svg:y2="5.561cm">
            <text:p/>
          </draw:line>
          <draw:line draw:style-name="gr5" draw:text-style-name="P9" draw:layer="layout" svg:x1="18.252cm" svg:y1="4.123cm" svg:x2="18.252cm" svg:y2="5.561cm">
            <text:p/>
          </draw:line>
          <draw:line draw:style-name="gr4" draw:text-style-name="P9" draw:layer="layout" svg:x1="19.822cm" svg:y1="4.123cm" svg:x2="19.822cm" svg:y2="5.561cm">
            <text:p/>
          </draw:line>
        </draw:g>
        <draw:g draw:id="id2">
          <draw:custom-shape draw:style-name="gr6" draw:text-style-name="P2" draw:layer="layout" svg:width="1.561cm" svg:height="1.437cm" svg:x="10.341cm" svg:y="6.324cm">
            <text:p text:style-name="P8"><text:span text:style-name="T10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7cm" svg:height="1.437cm" svg:x="8.784cm" svg:y="6.3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5cm" svg:height="1.437cm" svg:x="7.219cm" svg:y="6.3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7cm" svg:height="1.437cm" svg:x="5.662cm" svg:y="6.3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1cm" svg:height="1.437cm" svg:x="4.101cm" svg:y="6.3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4.101cm" svg:y1="6.324cm" svg:x2="11.902cm" svg:y2="6.324cm">
            <text:p/>
          </draw:line>
          <draw:line draw:style-name="gr4" draw:text-style-name="P9" draw:layer="layout" svg:x1="4.101cm" svg:y1="7.761cm" svg:x2="11.902cm" svg:y2="7.761cm">
            <text:p/>
          </draw:line>
          <draw:line draw:style-name="gr4" draw:text-style-name="P9" draw:layer="layout" svg:x1="4.101cm" svg:y1="6.324cm" svg:x2="4.101cm" svg:y2="7.761cm">
            <text:p/>
          </draw:line>
          <draw:line draw:style-name="gr5" draw:text-style-name="P9" draw:layer="layout" svg:x1="5.662cm" svg:y1="6.324cm" svg:x2="5.662cm" svg:y2="7.761cm">
            <text:p/>
          </draw:line>
          <draw:line draw:style-name="gr5" draw:text-style-name="P9" draw:layer="layout" svg:x1="7.219cm" svg:y1="6.324cm" svg:x2="7.219cm" svg:y2="7.761cm">
            <text:p/>
          </draw:line>
          <draw:line draw:style-name="gr5" draw:text-style-name="P9" draw:layer="layout" svg:x1="8.784cm" svg:y1="6.324cm" svg:x2="8.784cm" svg:y2="7.761cm">
            <text:p/>
          </draw:line>
          <draw:line draw:style-name="gr5" draw:text-style-name="P9" draw:layer="layout" svg:x1="10.341cm" svg:y1="6.324cm" svg:x2="10.341cm" svg:y2="7.761cm">
            <text:p/>
          </draw:line>
          <draw:line draw:style-name="gr4" draw:text-style-name="P9" draw:layer="layout" svg:x1="11.902cm" svg:y1="6.324cm" svg:x2="11.902cm" svg:y2="7.761cm">
            <text:p/>
          </draw:line>
        </draw:g>
        <draw:g draw:id="id1">
          <draw:custom-shape draw:style-name="gr6" draw:text-style-name="P2" draw:layer="layout" svg:width="1.561cm" svg:height="1.437cm" svg:x="11.936cm" svg:y="8.326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6cm" svg:height="1.437cm" svg:x="10.38cm" svg:y="8.326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6cm" svg:height="1.437cm" svg:x="8.814cm" svg:y="8.326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6cm" svg:height="1.437cm" svg:x="7.258cm" svg:y="8.326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1cm" svg:height="1.437cm" svg:x="5.697cm" svg:y="8.326cm">
            <text:p text:style-name="P8"><text:span text:style-name="T10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5.697cm" svg:y1="8.326cm" svg:x2="13.497cm" svg:y2="8.326cm">
            <text:p/>
          </draw:line>
          <draw:line draw:style-name="gr4" draw:text-style-name="P9" draw:layer="layout" svg:x1="5.697cm" svg:y1="9.763cm" svg:x2="13.497cm" svg:y2="9.763cm">
            <text:p/>
          </draw:line>
          <draw:line draw:style-name="gr4" draw:text-style-name="P9" draw:layer="layout" svg:x1="5.697cm" svg:y1="8.326cm" svg:x2="5.697cm" svg:y2="9.763cm">
            <text:p/>
          </draw:line>
          <draw:line draw:style-name="gr5" draw:text-style-name="P9" draw:layer="layout" svg:x1="7.258cm" svg:y1="8.326cm" svg:x2="7.258cm" svg:y2="9.763cm">
            <text:p/>
          </draw:line>
          <draw:line draw:style-name="gr5" draw:text-style-name="P9" draw:layer="layout" svg:x1="8.814cm" svg:y1="8.326cm" svg:x2="8.814cm" svg:y2="9.763cm">
            <text:p/>
          </draw:line>
          <draw:line draw:style-name="gr5" draw:text-style-name="P9" draw:layer="layout" svg:x1="10.38cm" svg:y1="8.326cm" svg:x2="10.38cm" svg:y2="9.763cm">
            <text:p/>
          </draw:line>
          <draw:line draw:style-name="gr5" draw:text-style-name="P9" draw:layer="layout" svg:x1="11.936cm" svg:y1="8.326cm" svg:x2="11.936cm" svg:y2="9.763cm">
            <text:p/>
          </draw:line>
          <draw:line draw:style-name="gr4" draw:text-style-name="P9" draw:layer="layout" svg:x1="13.497cm" svg:y1="8.326cm" svg:x2="13.497cm" svg:y2="9.763cm">
            <text:p/>
          </draw:line>
        </draw:g>
        <draw:g draw:id="id4">
          <draw:custom-shape draw:style-name="gr6" draw:text-style-name="P2" draw:layer="layout" svg:width="1.561cm" svg:height="1.438cm" svg:x="13.537cm" svg:y="10.526cm">
            <text:p text:style-name="P8"><text:span text:style-name="T10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6cm" svg:height="1.438cm" svg:x="11.981cm" svg:y="10.526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6cm" svg:height="1.438cm" svg:x="10.415cm" svg:y="10.526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6cm" svg:height="1.438cm" svg:x="8.859cm" svg:y="10.526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1cm" svg:height="1.438cm" svg:x="7.298cm" svg:y="10.526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7.298cm" svg:y1="10.526cm" svg:x2="15.098cm" svg:y2="10.526cm">
            <text:p/>
          </draw:line>
          <draw:line draw:style-name="gr4" draw:text-style-name="P9" draw:layer="layout" svg:x1="7.298cm" svg:y1="11.964cm" svg:x2="15.098cm" svg:y2="11.964cm">
            <text:p/>
          </draw:line>
          <draw:line draw:style-name="gr4" draw:text-style-name="P9" draw:layer="layout" svg:x1="7.298cm" svg:y1="10.526cm" svg:x2="7.298cm" svg:y2="11.964cm">
            <text:p/>
          </draw:line>
          <draw:line draw:style-name="gr5" draw:text-style-name="P9" draw:layer="layout" svg:x1="8.859cm" svg:y1="10.526cm" svg:x2="8.859cm" svg:y2="11.964cm">
            <text:p/>
          </draw:line>
          <draw:line draw:style-name="gr5" draw:text-style-name="P9" draw:layer="layout" svg:x1="10.415cm" svg:y1="10.526cm" svg:x2="10.415cm" svg:y2="11.964cm">
            <text:p/>
          </draw:line>
          <draw:line draw:style-name="gr5" draw:text-style-name="P9" draw:layer="layout" svg:x1="11.981cm" svg:y1="10.526cm" svg:x2="11.981cm" svg:y2="11.964cm">
            <text:p/>
          </draw:line>
          <draw:line draw:style-name="gr5" draw:text-style-name="P9" draw:layer="layout" svg:x1="13.537cm" svg:y1="10.526cm" svg:x2="13.537cm" svg:y2="11.964cm">
            <text:p/>
          </draw:line>
          <draw:line draw:style-name="gr4" draw:text-style-name="P9" draw:layer="layout" svg:x1="15.098cm" svg:y1="10.526cm" svg:x2="15.098cm" svg:y2="11.964cm">
            <text:p/>
          </draw:line>
        </draw:g>
        <draw:g draw:id="id6">
          <draw:custom-shape draw:style-name="gr6" draw:text-style-name="P2" draw:layer="layout" svg:width="1.561cm" svg:height="1.437cm" svg:x="15.138cm" svg:y="12.687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6cm" svg:height="1.437cm" svg:x="13.582cm" svg:y="12.687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6cm" svg:height="1.437cm" svg:x="12.016cm" svg:y="12.687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6cm" svg:height="1.437cm" svg:x="10.46cm" svg:y="12.687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1cm" svg:height="1.437cm" svg:x="8.899cm" svg:y="12.687cm">
            <text:p text:style-name="P8"><text:span text:style-name="T10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8.899cm" svg:y1="12.687cm" svg:x2="16.699cm" svg:y2="12.687cm">
            <text:p/>
          </draw:line>
          <draw:line draw:style-name="gr4" draw:text-style-name="P9" draw:layer="layout" svg:x1="8.899cm" svg:y1="14.124cm" svg:x2="16.699cm" svg:y2="14.124cm">
            <text:p/>
          </draw:line>
          <draw:line draw:style-name="gr4" draw:text-style-name="P9" draw:layer="layout" svg:x1="8.899cm" svg:y1="12.687cm" svg:x2="8.899cm" svg:y2="14.124cm">
            <text:p/>
          </draw:line>
          <draw:line draw:style-name="gr5" draw:text-style-name="P9" draw:layer="layout" svg:x1="10.46cm" svg:y1="12.687cm" svg:x2="10.46cm" svg:y2="14.124cm">
            <text:p/>
          </draw:line>
          <draw:line draw:style-name="gr5" draw:text-style-name="P9" draw:layer="layout" svg:x1="12.016cm" svg:y1="12.687cm" svg:x2="12.016cm" svg:y2="14.124cm">
            <text:p/>
          </draw:line>
          <draw:line draw:style-name="gr5" draw:text-style-name="P9" draw:layer="layout" svg:x1="13.582cm" svg:y1="12.687cm" svg:x2="13.582cm" svg:y2="14.124cm">
            <text:p/>
          </draw:line>
          <draw:line draw:style-name="gr5" draw:text-style-name="P9" draw:layer="layout" svg:x1="15.138cm" svg:y1="12.687cm" svg:x2="15.138cm" svg:y2="14.124cm">
            <text:p/>
          </draw:line>
          <draw:line draw:style-name="gr4" draw:text-style-name="P9" draw:layer="layout" svg:x1="16.699cm" svg:y1="12.687cm" svg:x2="16.699cm" svg:y2="14.124cm">
            <text:p/>
          </draw:line>
        </draw:g>
        <draw:g draw:id="id8">
          <draw:custom-shape draw:style-name="gr6" draw:text-style-name="P2" draw:layer="layout" svg:width="1.56cm" svg:height="1.437cm" svg:x="16.739cm" svg:y="14.887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6cm" svg:height="1.437cm" svg:x="15.182cm" svg:y="14.887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4cm" svg:height="1.437cm" svg:x="13.617cm" svg:y="14.887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6cm" svg:height="1.437cm" svg:x="12.06cm" svg:y="14.887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cm" svg:height="1.437cm" svg:x="10.5cm" svg:y="14.887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10.5cm" svg:y1="14.887cm" svg:x2="18.3cm" svg:y2="14.887cm">
            <text:p/>
          </draw:line>
          <draw:line draw:style-name="gr4" draw:text-style-name="P9" draw:layer="layout" svg:x1="10.5cm" svg:y1="16.324cm" svg:x2="18.3cm" svg:y2="16.324cm">
            <text:p/>
          </draw:line>
          <draw:line draw:style-name="gr4" draw:text-style-name="P9" draw:layer="layout" svg:x1="10.5cm" svg:y1="14.887cm" svg:x2="10.5cm" svg:y2="16.324cm">
            <text:p/>
          </draw:line>
          <draw:line draw:style-name="gr5" draw:text-style-name="P9" draw:layer="layout" svg:x1="12.06cm" svg:y1="14.887cm" svg:x2="12.06cm" svg:y2="16.324cm">
            <text:p/>
          </draw:line>
          <draw:line draw:style-name="gr5" draw:text-style-name="P9" draw:layer="layout" svg:x1="13.617cm" svg:y1="14.887cm" svg:x2="13.617cm" svg:y2="16.324cm">
            <text:p/>
          </draw:line>
          <draw:line draw:style-name="gr5" draw:text-style-name="P9" draw:layer="layout" svg:x1="15.182cm" svg:y1="14.887cm" svg:x2="15.182cm" svg:y2="16.324cm">
            <text:p/>
          </draw:line>
          <draw:line draw:style-name="gr5" draw:text-style-name="P9" draw:layer="layout" svg:x1="16.739cm" svg:y1="14.887cm" svg:x2="16.739cm" svg:y2="16.324cm">
            <text:p/>
          </draw:line>
          <draw:line draw:style-name="gr4" draw:text-style-name="P9" draw:layer="layout" svg:x1="18.3cm" svg:y1="14.887cm" svg:x2="18.3cm" svg:y2="16.324cm">
            <text:p/>
          </draw:line>
        </draw:g>
        <draw:custom-shape draw:style-name="gr1" draw:text-style-name="P2" draw:layer="layout" svg:width="1.052cm" svg:height="1.446cm" svg:x="2.302cm" svg:y="4.123cm">
          <text:p text:style-name="P10"><text:span text:style-name="T11">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103cm" svg:height="1.446cm" svg:x="2.326cm" svg:y="6.081cm">
          <text:p text:style-name="P10"><text:span text:style-name="T12">P</text:span></text:p>
          <draw:enhanced-geometry svg:viewBox="0 0 21600 21600" draw:type="mso-spt202" draw:enhanced-path="M 0 0 L 21600 0 21600 21600 0 21600 0 0 Z N"/>
        </draw:custom-shape>
        <draw:g draw:id="id3">
          <draw:custom-shape draw:style-name="gr9" draw:text-style-name="P2" draw:layer="layout" svg:width="1.3cm" svg:height="1.6cm" svg:x="2.999cm" svg:y="7.325cm">
            <text:p/>
            <draw:enhanced-geometry svg:viewBox="0 0 295 363" draw:type="non-primitive" draw:enhanced-path="M 159 0  C 79 83 0 167 23 227  C 46 287 170 325 295 363  N"/>
          </draw:custom-shape>
          <draw:custom-shape draw:style-name="gr1" draw:text-style-name="P2" draw:layer="layout" svg:width="1.738cm" svg:height="1.023cm" svg:x="1.049cm" svg:y="7.783cm">
            <text:p text:style-name="P10"><text:span text:style-name="T13">Shift</text:span></text:p>
            <draw:enhanced-geometry svg:viewBox="0 0 21600 21600" draw:type="mso-spt202" draw:enhanced-path="M 0 0 L 21600 0 21600 21600 0 21600 0 0 Z N"/>
          </draw:custom-shape>
        </draw:g>
        <draw:g draw:id="id5">
          <draw:custom-shape draw:style-name="gr9" draw:text-style-name="P2" draw:layer="layout" svg:width="1.3cm" svg:height="1.6cm" svg:x="4.199cm" svg:y="9.525cm">
            <text:p/>
            <draw:enhanced-geometry svg:viewBox="0 0 295 363" draw:type="non-primitive" draw:enhanced-path="M 159 0  C 79 83 0 167 23 227  C 46 287 170 325 295 363  N"/>
          </draw:custom-shape>
          <draw:custom-shape draw:style-name="gr1" draw:text-style-name="P2" draw:layer="layout" svg:width="1.738cm" svg:height="1.023cm" svg:x="2.249cm" svg:y="9.983cm">
            <text:p text:style-name="P10"><text:span text:style-name="T13">Shift</text:span></text:p>
            <draw:enhanced-geometry svg:viewBox="0 0 21600 21600" draw:type="mso-spt202" draw:enhanced-path="M 0 0 L 21600 0 21600 21600 0 21600 0 0 Z N"/>
          </draw:custom-shape>
        </draw:g>
        <draw:g draw:id="id7">
          <draw:custom-shape draw:style-name="gr9" draw:text-style-name="P2" draw:layer="layout" svg:width="1.3cm" svg:height="1.6cm" svg:x="5.398cm" svg:y="11.523cm">
            <text:p/>
            <draw:enhanced-geometry svg:viewBox="0 0 295 363" draw:type="non-primitive" draw:enhanced-path="M 159 0  C 79 83 0 167 23 227  C 46 287 170 325 295 363  N"/>
          </draw:custom-shape>
          <draw:custom-shape draw:style-name="gr1" draw:text-style-name="P2" draw:layer="layout" svg:width="1.738cm" svg:height="1.023cm" svg:x="3.448cm" svg:y="11.981cm">
            <text:p text:style-name="P10"><text:span text:style-name="T13">Shift</text:span></text:p>
            <draw:enhanced-geometry svg:viewBox="0 0 21600 21600" draw:type="mso-spt202" draw:enhanced-path="M 0 0 L 21600 0 21600 21600 0 21600 0 0 Z N"/>
          </draw:custom-shape>
        </draw:g>
        <draw:g draw:id="id9">
          <draw:custom-shape draw:style-name="gr9" draw:text-style-name="P2" draw:layer="layout" svg:width="1.3cm" svg:height="1.6cm" svg:x="6.999cm" svg:y="13.727cm">
            <text:p/>
            <draw:enhanced-geometry svg:viewBox="0 0 295 363" draw:type="non-primitive" draw:enhanced-path="M 159 0  C 79 83 0 167 23 227  C 46 287 170 325 295 363  N"/>
          </draw:custom-shape>
          <draw:custom-shape draw:style-name="gr1" draw:text-style-name="P2" draw:layer="layout" svg:width="1.738cm" svg:height="1.023cm" svg:x="5.049cm" svg:y="14.185cm">
            <text:p text:style-name="P10"><text:span text:style-name="T13">Shift</text:span></text:p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 presentation:additive="base"/>
                  <anim:animate smil:dur="0.5s" smil:fill="hold" smil:targetElement="id1" smil:attributeName="y" smil:values="y;y" smil:keyTimes="0;1" presentation:additive="base"/>
                </anim:par>
                <anim:par smil:begin="0s" presentation:node-type="with-previous" presentation:preset-class="emphasis" presentation:preset-id="ooo-emphasis-transparency">
                  <anim:set smil:dur="indefinite" smil:targetElement="id2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 presentation:additive="base"/>
                  <anim:animate smil:dur="0.5s" smil:fill="hold" smil:targetElement="id4" smil:attributeName="y" smil:values="0-height/2;y" smil:keyTimes="0;1" presentation:additive="base"/>
                </anim:par>
                <anim:par smil:begin="0s" presentation:node-type="with-previous" presentation:preset-class="emphasis" presentation:preset-id="ooo-emphasis-transparency">
                  <anim:set smil:dur="indefinite" smil:targetElement="id1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3" smil:attributeName="opacity" smil:to="0.5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 presentation:additive="base"/>
                  <anim:animate smil:dur="0.5s" smil:fill="hold" smil:targetElement="id6" smil:attributeName="y" smil:values="0-height/2;y" smil:keyTimes="0;1" presentation:additive="base"/>
                </anim:par>
                <anim:par smil:begin="0s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 presentation:additive="base"/>
                  <anim:animate smil:dur="0.5s" smil:fill="hold" smil:targetElement="id8" smil:attributeName="y" smil:values="0-height/2;y" smil:keyTimes="0;1" presentation:additive="base"/>
                </anim:par>
                <anim:par smil:begin="0s" presentation:node-type="with-previous" presentation:preset-class="emphasis" presentation:preset-id="ooo-emphasis-transparency">
                  <anim:set smil:dur="indefinite" smil:targetElement="id6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7" smil:attributeName="opacity" smil:to="0.5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14">Naive Algorithm – Time Complexity</text:span></text:p>
          </draw:text-box>
        </draw:frame>
        <draw:g>
          <draw:custom-shape draw:style-name="gr3" draw:text-style-name="P2" draw:layer="layout" svg:width="1.57cm" svg:height="1.438cm" svg:x="18.252cm" svg:y="4.123cm">
            <text:p text:style-name="P8"><text:span text:style-name="T9">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4cm" svg:height="1.438cm" svg:x="16.678cm" svg:y="4.123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cm" svg:height="1.438cm" svg:x="15.108cm" svg:y="4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9cm" svg:height="1.438cm" svg:x="13.529cm" svg:y="4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65cm" svg:height="1.438cm" svg:x="11.964cm" svg:y="4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cm" svg:height="1.438cm" svg:x="10.394cm" svg:y="4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9cm" svg:height="1.438cm" svg:x="8.815cm" svg:y="4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cm" svg:height="1.438cm" svg:x="7.245cm" svg:y="4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4cm" svg:height="1.438cm" svg:x="5.671cm" svg:y="4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cm" svg:height="1.438cm" svg:x="4.101cm" svg:y="4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4.101cm" svg:y1="4.123cm" svg:x2="19.822cm" svg:y2="4.123cm">
            <text:p/>
          </draw:line>
          <draw:line draw:style-name="gr4" draw:text-style-name="P9" draw:layer="layout" svg:x1="4.101cm" svg:y1="5.561cm" svg:x2="19.822cm" svg:y2="5.561cm">
            <text:p/>
          </draw:line>
          <draw:line draw:style-name="gr4" draw:text-style-name="P9" draw:layer="layout" svg:x1="4.101cm" svg:y1="4.123cm" svg:x2="4.101cm" svg:y2="5.561cm">
            <text:p/>
          </draw:line>
          <draw:line draw:style-name="gr5" draw:text-style-name="P9" draw:layer="layout" svg:x1="5.671cm" svg:y1="4.123cm" svg:x2="5.671cm" svg:y2="5.561cm">
            <text:p/>
          </draw:line>
          <draw:line draw:style-name="gr5" draw:text-style-name="P9" draw:layer="layout" svg:x1="7.245cm" svg:y1="4.123cm" svg:x2="7.245cm" svg:y2="5.561cm">
            <text:p/>
          </draw:line>
          <draw:line draw:style-name="gr5" draw:text-style-name="P9" draw:layer="layout" svg:x1="8.815cm" svg:y1="4.123cm" svg:x2="8.815cm" svg:y2="5.561cm">
            <text:p/>
          </draw:line>
          <draw:line draw:style-name="gr5" draw:text-style-name="P9" draw:layer="layout" svg:x1="10.394cm" svg:y1="4.123cm" svg:x2="10.394cm" svg:y2="5.561cm">
            <text:p/>
          </draw:line>
          <draw:line draw:style-name="gr5" draw:text-style-name="P9" draw:layer="layout" svg:x1="11.964cm" svg:y1="4.123cm" svg:x2="11.964cm" svg:y2="5.561cm">
            <text:p/>
          </draw:line>
          <draw:line draw:style-name="gr5" draw:text-style-name="P9" draw:layer="layout" svg:x1="13.529cm" svg:y1="4.123cm" svg:x2="13.529cm" svg:y2="5.561cm">
            <text:p/>
          </draw:line>
          <draw:line draw:style-name="gr5" draw:text-style-name="P9" draw:layer="layout" svg:x1="15.108cm" svg:y1="4.123cm" svg:x2="15.108cm" svg:y2="5.561cm">
            <text:p/>
          </draw:line>
          <draw:line draw:style-name="gr5" draw:text-style-name="P9" draw:layer="layout" svg:x1="16.678cm" svg:y1="4.123cm" svg:x2="16.678cm" svg:y2="5.561cm">
            <text:p/>
          </draw:line>
          <draw:line draw:style-name="gr5" draw:text-style-name="P9" draw:layer="layout" svg:x1="18.252cm" svg:y1="4.123cm" svg:x2="18.252cm" svg:y2="5.561cm">
            <text:p/>
          </draw:line>
          <draw:line draw:style-name="gr4" draw:text-style-name="P9" draw:layer="layout" svg:x1="19.822cm" svg:y1="4.123cm" svg:x2="19.822cm" svg:y2="5.561cm">
            <text:p/>
          </draw:line>
        </draw:g>
        <draw:g>
          <draw:custom-shape draw:style-name="gr6" draw:text-style-name="P2" draw:layer="layout" svg:width="1.561cm" svg:height="1.437cm" svg:x="10.341cm" svg:y="7.924cm">
            <text:p text:style-name="P8"><text:span text:style-name="T10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7cm" svg:height="1.437cm" svg:x="8.784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5cm" svg:height="1.437cm" svg:x="7.219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7cm" svg:height="1.437cm" svg:x="5.662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1cm" svg:height="1.437cm" svg:x="4.101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4.101cm" svg:y1="7.924cm" svg:x2="11.902cm" svg:y2="7.924cm">
            <text:p/>
          </draw:line>
          <draw:line draw:style-name="gr4" draw:text-style-name="P9" draw:layer="layout" svg:x1="4.101cm" svg:y1="9.361cm" svg:x2="11.902cm" svg:y2="9.361cm">
            <text:p/>
          </draw:line>
          <draw:line draw:style-name="gr4" draw:text-style-name="P9" draw:layer="layout" svg:x1="4.101cm" svg:y1="7.924cm" svg:x2="4.101cm" svg:y2="9.361cm">
            <text:p/>
          </draw:line>
          <draw:line draw:style-name="gr5" draw:text-style-name="P9" draw:layer="layout" svg:x1="5.662cm" svg:y1="7.924cm" svg:x2="5.662cm" svg:y2="9.361cm">
            <text:p/>
          </draw:line>
          <draw:line draw:style-name="gr5" draw:text-style-name="P9" draw:layer="layout" svg:x1="7.219cm" svg:y1="7.924cm" svg:x2="7.219cm" svg:y2="9.361cm">
            <text:p/>
          </draw:line>
          <draw:line draw:style-name="gr5" draw:text-style-name="P9" draw:layer="layout" svg:x1="8.784cm" svg:y1="7.924cm" svg:x2="8.784cm" svg:y2="9.361cm">
            <text:p/>
          </draw:line>
          <draw:line draw:style-name="gr5" draw:text-style-name="P9" draw:layer="layout" svg:x1="10.341cm" svg:y1="7.924cm" svg:x2="10.341cm" svg:y2="9.361cm">
            <text:p/>
          </draw:line>
          <draw:line draw:style-name="gr4" draw:text-style-name="P9" draw:layer="layout" svg:x1="11.902cm" svg:y1="7.924cm" svg:x2="11.902cm" svg:y2="9.361cm">
            <text:p/>
          </draw:line>
        </draw:g>
        <draw:g draw:id="id17">
          <draw:custom-shape draw:style-name="gr6" draw:text-style-name="P2" draw:layer="layout" svg:width="1.56cm" svg:height="1.437cm" svg:x="16.739cm" svg:y="14.526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6cm" svg:height="1.437cm" svg:x="15.182cm" svg:y="14.526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4cm" svg:height="1.437cm" svg:x="13.617cm" svg:y="14.526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6cm" svg:height="1.437cm" svg:x="12.06cm" svg:y="14.526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cm" svg:height="1.437cm" svg:x="10.5cm" svg:y="14.526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10.5cm" svg:y1="14.526cm" svg:x2="18.3cm" svg:y2="14.526cm">
            <text:p/>
          </draw:line>
          <draw:line draw:style-name="gr4" draw:text-style-name="P9" draw:layer="layout" svg:x1="10.5cm" svg:y1="15.963cm" svg:x2="18.3cm" svg:y2="15.963cm">
            <text:p/>
          </draw:line>
          <draw:line draw:style-name="gr4" draw:text-style-name="P9" draw:layer="layout" svg:x1="10.5cm" svg:y1="14.526cm" svg:x2="10.5cm" svg:y2="15.963cm">
            <text:p/>
          </draw:line>
          <draw:line draw:style-name="gr5" draw:text-style-name="P9" draw:layer="layout" svg:x1="12.06cm" svg:y1="14.526cm" svg:x2="12.06cm" svg:y2="15.963cm">
            <text:p/>
          </draw:line>
          <draw:line draw:style-name="gr5" draw:text-style-name="P9" draw:layer="layout" svg:x1="13.617cm" svg:y1="14.526cm" svg:x2="13.617cm" svg:y2="15.963cm">
            <text:p/>
          </draw:line>
          <draw:line draw:style-name="gr5" draw:text-style-name="P9" draw:layer="layout" svg:x1="15.182cm" svg:y1="14.526cm" svg:x2="15.182cm" svg:y2="15.963cm">
            <text:p/>
          </draw:line>
          <draw:line draw:style-name="gr5" draw:text-style-name="P9" draw:layer="layout" svg:x1="16.739cm" svg:y1="14.526cm" svg:x2="16.739cm" svg:y2="15.963cm">
            <text:p/>
          </draw:line>
          <draw:line draw:style-name="gr4" draw:text-style-name="P9" draw:layer="layout" svg:x1="18.3cm" svg:y1="14.526cm" svg:x2="18.3cm" svg:y2="15.963cm">
            <text:p/>
          </draw:line>
        </draw:g>
        <draw:custom-shape draw:style-name="gr1" draw:text-style-name="P2" draw:layer="layout" svg:width="1.052cm" svg:height="1.446cm" svg:x="2.302cm" svg:y="4.123cm">
          <text:p text:style-name="P10"><text:span text:style-name="T15">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103cm" svg:height="1.446cm" svg:x="2.326cm" svg:y="7.682cm">
          <text:p text:style-name="P10"><text:span text:style-name="T15">P</text:span></text:p>
          <draw:enhanced-geometry svg:viewBox="0 0 21600 21600" draw:type="mso-spt202" draw:enhanced-path="M 0 0 L 21600 0 21600 21600 0 21600 0 0 Z N"/>
        </draw:custom-shape>
        <draw:g draw:id="id13">
          <draw:custom-shape draw:style-name="gr9" draw:text-style-name="P2" draw:layer="layout" svg:width="1.3cm" svg:height="1.6cm" svg:x="2.999cm" svg:y="8.925cm">
            <text:p/>
            <draw:enhanced-geometry svg:viewBox="0 0 295 363" draw:type="non-primitive" draw:enhanced-path="M 159 0  C 79 83 0 167 23 227  C 46 287 170 325 295 363  N"/>
          </draw:custom-shape>
          <draw:custom-shape draw:style-name="gr1" draw:text-style-name="P2" draw:layer="layout" svg:width="1.738cm" svg:height="1.023cm" svg:x="1.049cm" svg:y="9.383cm">
            <text:p text:style-name="P10"><text:span text:style-name="T13">Shift</text:span></text:p>
            <draw:enhanced-geometry svg:viewBox="0 0 21600 21600" draw:type="mso-spt202" draw:enhanced-path="M 0 0 L 21600 0 21600 21600 0 21600 0 0 Z N"/>
          </draw:custom-shape>
        </draw:g>
        <draw:g draw:id="id14">
          <draw:custom-shape draw:style-name="gr9" draw:text-style-name="P2" draw:layer="layout" svg:width="1.3cm" svg:height="1.6cm" svg:x="4.199cm" svg:y="11.126cm">
            <text:p/>
            <draw:enhanced-geometry svg:viewBox="0 0 295 363" draw:type="non-primitive" draw:enhanced-path="M 159 0  C 79 83 0 167 23 227  C 46 287 170 325 295 363  N"/>
          </draw:custom-shape>
          <draw:custom-shape draw:style-name="gr1" draw:text-style-name="P2" draw:layer="layout" svg:width="1.738cm" svg:height="1.023cm" svg:x="2.249cm" svg:y="11.584cm">
            <text:p text:style-name="P10"><text:span text:style-name="T13">Shift</text:span></text:p>
            <draw:enhanced-geometry svg:viewBox="0 0 21600 21600" draw:type="mso-spt202" draw:enhanced-path="M 0 0 L 21600 0 21600 21600 0 21600 0 0 Z N"/>
          </draw:custom-shape>
        </draw:g>
        <draw:g draw:id="id16">
          <draw:custom-shape draw:style-name="gr9" draw:text-style-name="P2" draw:layer="layout" svg:width="1.3cm" svg:height="1.6cm" svg:x="8.401cm" svg:y="13.926cm">
            <text:p/>
            <draw:enhanced-geometry svg:viewBox="0 0 295 363" draw:type="non-primitive" draw:enhanced-path="M 159 0  C 79 83 0 167 23 227  C 46 287 170 325 295 363  N"/>
          </draw:custom-shape>
          <draw:custom-shape draw:style-name="gr1" draw:text-style-name="P2" draw:layer="layout" svg:width="1.738cm" svg:height="1.023cm" svg:x="6.451cm" svg:y="14.384cm">
            <text:p text:style-name="P10"><text:span text:style-name="T13">Shift</text:span></text:p>
            <draw:enhanced-geometry svg:viewBox="0 0 21600 21600" draw:type="mso-spt202" draw:enhanced-path="M 0 0 L 21600 0 21600 21600 0 21600 0 0 Z N"/>
          </draw:custom-shape>
        </draw:g>
        <draw:custom-shape draw:style-name="gr1" draw:text-style-name="P2" draw:id="id10" draw:layer="layout" svg:width="2.149cm" svg:height="1.277cm" svg:x="1.247cm" svg:y="6.182cm">
          <text:p text:style-name="P10"><text:span text:style-name="T16">Scan</text:span></text:p>
          <draw:enhanced-geometry svg:viewBox="0 0 21600 21600" draw:type="mso-spt202" draw:enhanced-path="M 0 0 L 21600 0 21600 21600 0 21600 0 0 Z N"/>
        </draw:custom-shape>
        <draw:line draw:style-name="gr10" draw:text-style-name="P9" draw:id="id11" draw:layer="layout" svg:x1="4.899cm" svg:y1="5.927cm" svg:x2="4.899cm" svg:y2="7.523cm">
          <text:p/>
        </draw:line>
        <draw:custom-shape draw:style-name="gr1" draw:text-style-name="P2" draw:id="id12" draw:layer="layout" svg:width="2.29cm" svg:height="1.277cm" svg:x="15.105cm" svg:y="6.324cm">
          <text:p text:style-name="P10"><text:span text:style-name="T17">O</text:span><text:span text:style-name="T18">(</text:span><text:span text:style-name="T17">m</text:span><text:span text:style-name="T18">)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id="id15" draw:layer="layout" svg:width="1.137cm" svg:height="1.277cm" svg:x="5.905cm" svg:y="12.325cm">
          <text:p text:style-name="P10"><text:span text:style-name="T19">...</text:span></text:p>
          <draw:enhanced-geometry svg:viewBox="0 0 21600 21600" draw:type="mso-spt202" draw:enhanced-path="M 0 0 L 21600 0 21600 21600 0 21600 0 0 Z N"/>
        </draw:custom-shape>
        <draw:custom-shape draw:style-name="gr11" draw:text-style-name="P2" draw:id="id18" draw:layer="layout" svg:width="0.599cm" svg:height="6.2cm" draw:transform="rotate (1.5707963267946) translate (5.098cm 17.12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2" draw:id="id19" draw:layer="layout" svg:width="6.718cm" svg:height="1.277cm" svg:x="6.904cm" svg:y="17.326cm">
          <text:p text:style-name="P10"><text:span text:style-name="T20">O</text:span><text:span text:style-name="T21">(</text:span><text:span text:style-name="T20">n</text:span><text:span text:style-name="T21"> – </text:span><text:span text:style-name="T17">m</text:span><text:span text:style-name="T20"> </text:span><text:span text:style-name="T21">+1) times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id="id20" draw:layer="layout" svg:width="4.953cm" svg:height="1.277cm" svg:x="19.5cm" svg:y="10.927cm">
          <text:p text:style-name="P10"><text:span text:style-name="T22">Total:</text:span><text:span text:style-name="T20"> </text:span><text:span text:style-name="T23">O</text:span><text:span text:style-name="T22">(</text:span><text:span text:style-name="T20">n</text:span><text:span text:style-name="T17">m</text:span><text:span text:style-name="T22">)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right">
                  <anim:animateMotion smil:dur="0.5s" smil:fill="hold" smil:targetElement="id11" presentation:additive="base" svg:path="M -1.94444 -6 7.40741 -7 L 0.06302 7.40741 -7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right">
                  <anim:animateMotion smil:dur="0.5s" smil:fill="hold" smil:targetElement="id11" presentation:additive="base" svg:path="M 0.06302 7.40741 -7 L 0.12604 7.40741 -7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right">
                  <anim:animateMotion smil:dur="0.5s" smil:fill="hold" smil:targetElement="id11" presentation:additive="base" svg:path="M 0.12604 7.40741 -7 L 0.18906 7.40741 -7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ppt_motionpath_0">
                  <anim:animateMotion smil:dur="0.5s" smil:fill="hold" smil:targetElement="id11" presentation:additive="base" svg:path="M 0.18906 7.40741 -7 L 0.2441 7.40741 -7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KMP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10">
              <text:list-item>
                <text:p text:style-name="P4"><text:span text:style-name="T24">Shift</text:span> <text:span text:style-name="T25">P</text:span><text:span text:style-name="T26"> </text:span>by <text:span text:style-name="T24">more than</text:span> <text:span text:style-name="T24">one</text:span> <text:span text:style-name="T24">place</text:span> when a mismatch occurs without missing any occurrence of <text:span text:style-name="T25">P </text:span>in <text:span text:style-name="T25">T</text:span><text:span text:style-name="T26">.</text:span></text:p>
              </text:list-item>
            </text:list>
            <text:list text:style-name="L3">
              <text:list-item>
                <text:p text:style-name="P7"/>
              </text:list-item>
            </text:list>
            <text:list text:style-name="L3">
              <text:list-item>
                <text:p text:style-name="P4">If we can know each shift number in every position of the characters.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KMP - Example</text:p>
          </draw:text-box>
        </draw:frame>
        <draw:g>
          <draw:custom-shape draw:style-name="gr3" draw:text-style-name="P2" draw:layer="layout" svg:width="1.57cm" svg:height="1.438cm" svg:x="19.332cm" svg:y="4.123cm">
            <text:p text:style-name="P8"><text:span text:style-name="T9">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4cm" svg:height="1.438cm" svg:x="17.758cm" svg:y="4.123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cm" svg:height="1.438cm" svg:x="16.188cm" svg:y="4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9cm" svg:height="1.438cm" svg:x="14.609cm" svg:y="4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65cm" svg:height="1.438cm" svg:x="13.044cm" svg:y="4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cm" svg:height="1.438cm" svg:x="11.474cm" svg:y="4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9cm" svg:height="1.438cm" svg:x="9.895cm" svg:y="4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cm" svg:height="1.438cm" svg:x="8.325cm" svg:y="4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4cm" svg:height="1.438cm" svg:x="6.751cm" svg:y="4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57cm" svg:height="1.438cm" svg:x="5.181cm" svg:y="4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5.181cm" svg:y1="4.123cm" svg:x2="20.902cm" svg:y2="4.123cm">
            <text:p/>
          </draw:line>
          <draw:line draw:style-name="gr4" draw:text-style-name="P9" draw:layer="layout" svg:x1="5.181cm" svg:y1="5.561cm" svg:x2="20.902cm" svg:y2="5.561cm">
            <text:p/>
          </draw:line>
          <draw:line draw:style-name="gr4" draw:text-style-name="P9" draw:layer="layout" svg:x1="5.181cm" svg:y1="4.123cm" svg:x2="5.181cm" svg:y2="5.561cm">
            <text:p/>
          </draw:line>
          <draw:line draw:style-name="gr5" draw:text-style-name="P9" draw:layer="layout" svg:x1="6.751cm" svg:y1="4.123cm" svg:x2="6.751cm" svg:y2="5.561cm">
            <text:p/>
          </draw:line>
          <draw:line draw:style-name="gr5" draw:text-style-name="P9" draw:layer="layout" svg:x1="8.325cm" svg:y1="4.123cm" svg:x2="8.325cm" svg:y2="5.561cm">
            <text:p/>
          </draw:line>
          <draw:line draw:style-name="gr5" draw:text-style-name="P9" draw:layer="layout" svg:x1="9.895cm" svg:y1="4.123cm" svg:x2="9.895cm" svg:y2="5.561cm">
            <text:p/>
          </draw:line>
          <draw:line draw:style-name="gr5" draw:text-style-name="P9" draw:layer="layout" svg:x1="11.474cm" svg:y1="4.123cm" svg:x2="11.474cm" svg:y2="5.561cm">
            <text:p/>
          </draw:line>
          <draw:line draw:style-name="gr5" draw:text-style-name="P9" draw:layer="layout" svg:x1="13.044cm" svg:y1="4.123cm" svg:x2="13.044cm" svg:y2="5.561cm">
            <text:p/>
          </draw:line>
          <draw:line draw:style-name="gr5" draw:text-style-name="P9" draw:layer="layout" svg:x1="14.609cm" svg:y1="4.123cm" svg:x2="14.609cm" svg:y2="5.561cm">
            <text:p/>
          </draw:line>
          <draw:line draw:style-name="gr5" draw:text-style-name="P9" draw:layer="layout" svg:x1="16.188cm" svg:y1="4.123cm" svg:x2="16.188cm" svg:y2="5.561cm">
            <text:p/>
          </draw:line>
          <draw:line draw:style-name="gr5" draw:text-style-name="P9" draw:layer="layout" svg:x1="17.758cm" svg:y1="4.123cm" svg:x2="17.758cm" svg:y2="5.561cm">
            <text:p/>
          </draw:line>
          <draw:line draw:style-name="gr5" draw:text-style-name="P9" draw:layer="layout" svg:x1="19.332cm" svg:y1="4.123cm" svg:x2="19.332cm" svg:y2="5.561cm">
            <text:p/>
          </draw:line>
          <draw:line draw:style-name="gr4" draw:text-style-name="P9" draw:layer="layout" svg:x1="20.902cm" svg:y1="4.123cm" svg:x2="20.902cm" svg:y2="5.561cm">
            <text:p/>
          </draw:line>
        </draw:g>
        <draw:g>
          <draw:custom-shape draw:style-name="gr6" draw:text-style-name="P2" draw:layer="layout" svg:width="1.561cm" svg:height="1.437cm" svg:x="11.421cm" svg:y="6.324cm">
            <text:p text:style-name="P8"><text:span text:style-name="T10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7cm" svg:height="1.437cm" svg:x="9.864cm" svg:y="6.3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5cm" svg:height="1.437cm" svg:x="8.299cm" svg:y="6.3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7cm" svg:height="1.437cm" svg:x="6.742cm" svg:y="6.3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1cm" svg:height="1.437cm" svg:x="5.181cm" svg:y="6.3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5.181cm" svg:y1="6.324cm" svg:x2="12.982cm" svg:y2="6.324cm">
            <text:p/>
          </draw:line>
          <draw:line draw:style-name="gr4" draw:text-style-name="P9" draw:layer="layout" svg:x1="5.181cm" svg:y1="7.761cm" svg:x2="12.982cm" svg:y2="7.761cm">
            <text:p/>
          </draw:line>
          <draw:line draw:style-name="gr4" draw:text-style-name="P9" draw:layer="layout" svg:x1="5.181cm" svg:y1="6.324cm" svg:x2="5.181cm" svg:y2="7.761cm">
            <text:p/>
          </draw:line>
          <draw:line draw:style-name="gr5" draw:text-style-name="P9" draw:layer="layout" svg:x1="6.742cm" svg:y1="6.324cm" svg:x2="6.742cm" svg:y2="7.761cm">
            <text:p/>
          </draw:line>
          <draw:line draw:style-name="gr5" draw:text-style-name="P9" draw:layer="layout" svg:x1="8.299cm" svg:y1="6.324cm" svg:x2="8.299cm" svg:y2="7.761cm">
            <text:p/>
          </draw:line>
          <draw:line draw:style-name="gr5" draw:text-style-name="P9" draw:layer="layout" svg:x1="9.864cm" svg:y1="6.324cm" svg:x2="9.864cm" svg:y2="7.761cm">
            <text:p/>
          </draw:line>
          <draw:line draw:style-name="gr5" draw:text-style-name="P9" draw:layer="layout" svg:x1="11.421cm" svg:y1="6.324cm" svg:x2="11.421cm" svg:y2="7.761cm">
            <text:p/>
          </draw:line>
          <draw:line draw:style-name="gr4" draw:text-style-name="P9" draw:layer="layout" svg:x1="12.982cm" svg:y1="6.324cm" svg:x2="12.982cm" svg:y2="7.761cm">
            <text:p/>
          </draw:line>
        </draw:g>
        <draw:g>
          <draw:custom-shape draw:style-name="gr12" draw:text-style-name="P2" draw:layer="layout" svg:width="1.561cm" svg:height="1.437cm" svg:x="13.018cm" svg:y="8.326cm">
            <text:p text:style-name="P8"><text:span text:style-name="T27">c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557cm" svg:height="1.437cm" svg:x="11.461cm" svg:y="8.326cm">
            <text:p text:style-name="P8"><text:span text:style-name="T27">b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566cm" svg:height="1.437cm" svg:x="9.895cm" svg:y="8.326cm">
            <text:p text:style-name="P8"><text:span text:style-name="T27">a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556cm" svg:height="1.437cm" svg:x="8.339cm" svg:y="8.326cm">
            <text:p text:style-name="P8"><text:span text:style-name="T27">b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561cm" svg:height="1.437cm" svg:x="6.778cm" svg:y="8.326cm">
            <text:p text:style-name="P8"><text:span text:style-name="T27">a</text:span></text:p>
            <draw:enhanced-geometry svg:viewBox="0 0 21600 21600" draw:type="rectangle" draw:enhanced-path="M 0 0 L 21600 0 21600 21600 0 21600 0 0 Z N"/>
          </draw:custom-shape>
          <draw:line draw:style-name="gr5" draw:text-style-name="P9" draw:layer="layout" svg:x1="6.778cm" svg:y1="8.326cm" svg:x2="14.579cm" svg:y2="8.326cm">
            <text:p/>
          </draw:line>
          <draw:line draw:style-name="gr5" draw:text-style-name="P9" draw:layer="layout" svg:x1="6.778cm" svg:y1="9.763cm" svg:x2="14.579cm" svg:y2="9.763cm">
            <text:p/>
          </draw:line>
          <draw:line draw:style-name="gr5" draw:text-style-name="P9" draw:layer="layout" svg:x1="6.778cm" svg:y1="8.326cm" svg:x2="6.778cm" svg:y2="9.763cm">
            <text:p/>
          </draw:line>
          <draw:line draw:style-name="gr5" draw:text-style-name="P9" draw:layer="layout" svg:x1="8.339cm" svg:y1="8.326cm" svg:x2="8.339cm" svg:y2="9.763cm">
            <text:p/>
          </draw:line>
          <draw:line draw:style-name="gr5" draw:text-style-name="P9" draw:layer="layout" svg:x1="9.895cm" svg:y1="8.326cm" svg:x2="9.895cm" svg:y2="9.763cm">
            <text:p/>
          </draw:line>
          <draw:line draw:style-name="gr5" draw:text-style-name="P9" draw:layer="layout" svg:x1="11.461cm" svg:y1="8.326cm" svg:x2="11.461cm" svg:y2="9.763cm">
            <text:p/>
          </draw:line>
          <draw:line draw:style-name="gr5" draw:text-style-name="P9" draw:layer="layout" svg:x1="13.018cm" svg:y1="8.326cm" svg:x2="13.018cm" svg:y2="9.763cm">
            <text:p/>
          </draw:line>
          <draw:line draw:style-name="gr5" draw:text-style-name="P9" draw:layer="layout" svg:x1="14.579cm" svg:y1="8.326cm" svg:x2="14.579cm" svg:y2="9.763cm">
            <text:p/>
          </draw:line>
        </draw:g>
        <draw:g>
          <draw:custom-shape draw:style-name="gr6" draw:text-style-name="P2" draw:layer="layout" svg:width="1.561cm" svg:height="1.438cm" svg:x="14.618cm" svg:y="10.526cm">
            <text:p text:style-name="P8"><text:span text:style-name="T10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6cm" svg:height="1.438cm" svg:x="13.062cm" svg:y="10.526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6cm" svg:height="1.438cm" svg:x="11.496cm" svg:y="10.526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556cm" svg:height="1.438cm" svg:x="9.94cm" svg:y="10.526cm">
            <text:p text:style-name="P8"><text:span text:style-name="T27">b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562cm" svg:height="1.438cm" svg:x="8.378cm" svg:y="10.526cm">
            <text:p text:style-name="P8"><text:span text:style-name="T27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8.378cm" svg:y1="10.526cm" svg:x2="16.179cm" svg:y2="10.526cm">
            <text:p/>
          </draw:line>
          <draw:line draw:style-name="gr4" draw:text-style-name="P9" draw:layer="layout" svg:x1="8.378cm" svg:y1="11.964cm" svg:x2="16.179cm" svg:y2="11.964cm">
            <text:p/>
          </draw:line>
          <draw:line draw:style-name="gr4" draw:text-style-name="P9" draw:layer="layout" svg:x1="8.378cm" svg:y1="10.526cm" svg:x2="8.378cm" svg:y2="11.964cm">
            <text:p/>
          </draw:line>
          <draw:line draw:style-name="gr5" draw:text-style-name="P9" draw:layer="layout" svg:x1="9.94cm" svg:y1="10.526cm" svg:x2="9.94cm" svg:y2="11.964cm">
            <text:p/>
          </draw:line>
          <draw:line draw:style-name="gr5" draw:text-style-name="P9" draw:layer="layout" svg:x1="11.496cm" svg:y1="10.526cm" svg:x2="11.496cm" svg:y2="11.964cm">
            <text:p/>
          </draw:line>
          <draw:line draw:style-name="gr5" draw:text-style-name="P9" draw:layer="layout" svg:x1="13.062cm" svg:y1="10.526cm" svg:x2="13.062cm" svg:y2="11.964cm">
            <text:p/>
          </draw:line>
          <draw:line draw:style-name="gr5" draw:text-style-name="P9" draw:layer="layout" svg:x1="14.618cm" svg:y1="10.526cm" svg:x2="14.618cm" svg:y2="11.964cm">
            <text:p/>
          </draw:line>
          <draw:line draw:style-name="gr4" draw:text-style-name="P9" draw:layer="layout" svg:x1="16.179cm" svg:y1="10.526cm" svg:x2="16.179cm" svg:y2="11.964cm">
            <text:p/>
          </draw:line>
        </draw:g>
        <draw:g>
          <draw:custom-shape draw:style-name="gr12" draw:text-style-name="P2" draw:layer="layout" svg:width="1.561cm" svg:height="1.437cm" svg:x="16.219cm" svg:y="12.687cm">
            <text:p text:style-name="P8"><text:span text:style-name="T27">c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557cm" svg:height="1.437cm" svg:x="14.662cm" svg:y="12.687cm">
            <text:p text:style-name="P8"><text:span text:style-name="T27">b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565cm" svg:height="1.437cm" svg:x="13.097cm" svg:y="12.687cm">
            <text:p text:style-name="P8"><text:span text:style-name="T27">a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557cm" svg:height="1.437cm" svg:x="11.54cm" svg:y="12.687cm">
            <text:p text:style-name="P8"><text:span text:style-name="T27">b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.561cm" svg:height="1.437cm" svg:x="9.979cm" svg:y="12.687cm">
            <text:p text:style-name="P8"><text:span text:style-name="T27">a</text:span></text:p>
            <draw:enhanced-geometry svg:viewBox="0 0 21600 21600" draw:type="rectangle" draw:enhanced-path="M 0 0 L 21600 0 21600 21600 0 21600 0 0 Z N"/>
          </draw:custom-shape>
          <draw:line draw:style-name="gr5" draw:text-style-name="P9" draw:layer="layout" svg:x1="9.979cm" svg:y1="12.687cm" svg:x2="17.78cm" svg:y2="12.687cm">
            <text:p/>
          </draw:line>
          <draw:line draw:style-name="gr5" draw:text-style-name="P9" draw:layer="layout" svg:x1="9.979cm" svg:y1="14.124cm" svg:x2="17.78cm" svg:y2="14.124cm">
            <text:p/>
          </draw:line>
          <draw:line draw:style-name="gr5" draw:text-style-name="P9" draw:layer="layout" svg:x1="9.979cm" svg:y1="12.687cm" svg:x2="9.979cm" svg:y2="14.124cm">
            <text:p/>
          </draw:line>
          <draw:line draw:style-name="gr5" draw:text-style-name="P9" draw:layer="layout" svg:x1="11.54cm" svg:y1="12.687cm" svg:x2="11.54cm" svg:y2="14.124cm">
            <text:p/>
          </draw:line>
          <draw:line draw:style-name="gr5" draw:text-style-name="P9" draw:layer="layout" svg:x1="13.097cm" svg:y1="12.687cm" svg:x2="13.097cm" svg:y2="14.124cm">
            <text:p/>
          </draw:line>
          <draw:line draw:style-name="gr5" draw:text-style-name="P9" draw:layer="layout" svg:x1="14.662cm" svg:y1="12.687cm" svg:x2="14.662cm" svg:y2="14.124cm">
            <text:p/>
          </draw:line>
          <draw:line draw:style-name="gr5" draw:text-style-name="P9" draw:layer="layout" svg:x1="16.219cm" svg:y1="12.687cm" svg:x2="16.219cm" svg:y2="14.124cm">
            <text:p/>
          </draw:line>
          <draw:line draw:style-name="gr5" draw:text-style-name="P9" draw:layer="layout" svg:x1="17.78cm" svg:y1="12.687cm" svg:x2="17.78cm" svg:y2="14.124cm">
            <text:p/>
          </draw:line>
        </draw:g>
        <draw:g>
          <draw:custom-shape draw:style-name="gr6" draw:text-style-name="P2" draw:layer="layout" svg:width="1.561cm" svg:height="1.438cm" svg:x="17.82cm" svg:y="14.887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7cm" svg:height="1.438cm" svg:x="16.263cm" svg:y="14.887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5cm" svg:height="1.438cm" svg:x="14.698cm" svg:y="14.887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557cm" svg:height="1.438cm" svg:x="13.141cm" svg:y="14.887cm">
            <text:p text:style-name="P8"><text:span text:style-name="T27">b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1.561cm" svg:height="1.438cm" svg:x="11.58cm" svg:y="14.887cm">
            <text:p text:style-name="P8"><text:span text:style-name="T27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11.58cm" svg:y1="14.887cm" svg:x2="19.381cm" svg:y2="14.887cm">
            <text:p/>
          </draw:line>
          <draw:line draw:style-name="gr4" draw:text-style-name="P9" draw:layer="layout" svg:x1="11.58cm" svg:y1="16.325cm" svg:x2="19.381cm" svg:y2="16.325cm">
            <text:p/>
          </draw:line>
          <draw:line draw:style-name="gr4" draw:text-style-name="P9" draw:layer="layout" svg:x1="11.58cm" svg:y1="14.887cm" svg:x2="11.58cm" svg:y2="16.325cm">
            <text:p/>
          </draw:line>
          <draw:line draw:style-name="gr5" draw:text-style-name="P9" draw:layer="layout" svg:x1="13.141cm" svg:y1="14.887cm" svg:x2="13.141cm" svg:y2="16.325cm">
            <text:p/>
          </draw:line>
          <draw:line draw:style-name="gr5" draw:text-style-name="P9" draw:layer="layout" svg:x1="14.698cm" svg:y1="14.887cm" svg:x2="14.698cm" svg:y2="16.325cm">
            <text:p/>
          </draw:line>
          <draw:line draw:style-name="gr5" draw:text-style-name="P9" draw:layer="layout" svg:x1="16.263cm" svg:y1="14.887cm" svg:x2="16.263cm" svg:y2="16.325cm">
            <text:p/>
          </draw:line>
          <draw:line draw:style-name="gr5" draw:text-style-name="P9" draw:layer="layout" svg:x1="17.82cm" svg:y1="14.887cm" svg:x2="17.82cm" svg:y2="16.325cm">
            <text:p/>
          </draw:line>
          <draw:line draw:style-name="gr4" draw:text-style-name="P9" draw:layer="layout" svg:x1="19.381cm" svg:y1="14.887cm" svg:x2="19.381cm" svg:y2="16.325cm">
            <text:p/>
          </draw:line>
        </draw:g>
        <draw:custom-shape draw:style-name="gr1" draw:text-style-name="P2" draw:layer="layout" svg:width="1.052cm" svg:height="1.446cm" svg:x="3.383cm" svg:y="4.123cm">
          <text:p text:style-name="P10"><text:span text:style-name="T11">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103cm" svg:height="1.446cm" svg:x="3.406cm" svg:y="6.081cm">
          <text:p text:style-name="P10"><text:span text:style-name="T12">P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3.779cm" svg:height="4.07cm" svg:x="3.347cm" svg:y="7.325cm">
          <text:p/>
          <draw:enhanced-geometry svg:viewBox="0 0 857 923" draw:type="non-primitive" draw:enhanced-path="M 364 0  C 198 207 0 413 82 567  C 164 721 696 849 857 923  N"/>
        </draw:custom-shape>
        <draw:custom-shape draw:style-name="gr1" draw:text-style-name="P2" draw:layer="layout" svg:width="2.149cm" svg:height="1.277cm" svg:x="1.304cm" svg:y="8.727cm">
          <text:p text:style-name="P10"><text:span text:style-name="T19">Shif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623cm" svg:height="1.277cm" svg:x="16.583cm" svg:y="8.321cm">
          <text:p text:style-name="P10"><text:span text:style-name="T28">(Skip)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4.37cm" svg:height="4.277cm" svg:x="5.966cm" svg:y="11.527cm">
          <text:p/>
          <draw:enhanced-geometry svg:viewBox="0 0 991 970" draw:type="non-primitive" draw:enhanced-path="M 383 0  C 217 207 0 405 101 567  C 202 729 806 886 991 970  N"/>
        </draw:custom-shape>
        <draw:custom-shape draw:style-name="gr1" draw:text-style-name="P2" draw:layer="layout" svg:width="2.149cm" svg:height="1.277cm" svg:x="3.822cm" svg:y="12.929cm">
          <text:p text:style-name="P10"><text:span text:style-name="T19">Shif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623cm" svg:height="1.277cm" svg:x="19.074cm" svg:y="12.656cm">
          <text:p text:style-name="P10"><text:span text:style-name="T28">(Skip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14" draw:text-style-name="P2" draw:layer="layout" svg:width="4.6cm" svg:height="0.996cm" svg:x="10.702cm" svg:y="12.52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Failure Function </text:p>
          </draw:text-box>
        </draw:frame>
        <draw:frame presentation:style-name="pr6" draw:text-style-name="P2" draw:layer="layout" svg:width="22.86cm" svg:height="4.68cm" svg:x="1.27cm" svg:y="4.444cm" presentation:class="outline" presentation:user-transformed="true">
          <draw:text-box>
            <text:list text:style-name="L3">
              <text:list-item>
                <text:p text:style-name="P7"><text:span text:style-name="T25"/></text:p>
              </text:list-item>
            </text:list>
            <text:list text:style-name="L3">
              <text:list-item>
                <text:p text:style-name="P7"><text:span text:style-name="T25"/></text:p>
              </text:list-item>
            </text:list>
          </draw:text-box>
        </draw:frame>
        <draw:custom-shape draw:style-name="gr14" draw:text-style-name="P2" draw:layer="layout" svg:width="4.6cm" svg:height="0.997cm" svg:x="3.298cm" svg:y="12.5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8cm" svg:height="0.997cm" svg:x="7.898cm" svg:y="12.528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3.298cm" svg:y1="12.127cm" svg:x2="7.898cm" svg:y2="12.127cm">
          <text:p/>
        </draw:line>
        <draw:line draw:style-name="gr17" draw:text-style-name="P9" draw:layer="layout" svg:x1="10.698cm" svg:y1="12.127cm" svg:x2="15.302cm" svg:y2="12.127cm">
          <text:p/>
        </draw:line>
        <draw:frame draw:style-name="gr18" draw:layer="layout" svg:width="19.871cm" svg:height="2.955cm" svg:x="2.297cm" svg:y="5.124cm">
          <draw:object-ole draw:class-id="0002CE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2" draw:layer="layout" svg:width="12.389cm" svg:height="1.446cm" svg:x="6.243cm" svg:y="6.641cm">
          <text:p text:style-name="P11"><text:span text:style-name="T10">0</text:span><text:span text:style-name="T29"><text:tab/></text:span><text:span text:style-name="T29"><text:tab/></text:span><text:span text:style-name="T29">if </text:span><text:span text:style-name="T15">i</text:span><text:span text:style-name="T29"> does not exis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777cm" svg:height="1.446cm" svg:x="5.102cm" svg:y="10.526cm">
          <text:p text:style-name="P10"><text:span text:style-name="T30">i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777cm" svg:height="1.446cm" svg:x="12.519cm" svg:y="10.482cm">
          <text:p text:style-name="P10"><text:span text:style-name="T30">i</text:span></text:p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0.803cm" svg:height="1.001cm" svg:x="14.499cm" svg:y="12.524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5.302cm" svg:y1="12.524cm" svg:x2="17.701cm" svg:y2="12.524cm">
          <text:p/>
        </draw:line>
        <draw:line draw:style-name="gr20" draw:text-style-name="P9" draw:layer="layout" svg:x1="15.302cm" svg:y1="13.525cm" svg:x2="17.701cm" svg:y2="13.525cm">
          <text:p/>
        </draw:line>
        <draw:custom-shape draw:style-name="gr1" draw:text-style-name="P2" draw:layer="layout" svg:width="0.777cm" svg:height="1.446cm" svg:x="7.104cm" svg:y="13.727cm">
          <text:p text:style-name="P10"><text:span text:style-name="T15">i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777cm" svg:height="1.446cm" svg:x="14.503cm" svg:y="13.727cm">
          <text:p text:style-name="P10"><text:span text:style-name="T15">j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852cm" svg:height="1.446cm" svg:x="9.843cm" svg:y="13.683cm">
          <text:p text:style-name="P10"><text:span text:style-name="T15">j - i</text:span><text:span text:style-name="T29">+</text:span><text:span text:style-name="T31">1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0.925cm" svg:height="1.277cm" svg:x="3.303cm" svg:y="13.869cm">
          <text:p text:style-name="P10"><text:span text:style-name="T31">1</text:span></text:p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11.183cm" svg:height="3.774cm" svg:x="3.528cm" svg:y="7.938cm">
          <text:p/>
          <draw:enhanced-geometry svg:viewBox="0 0 2536 856" draw:type="non-primitive" draw:enhanced-path="M 0 0  C 31 49 53 245 184 296  C 537 357 1765 340 2120 368  C 2276 389 2261 429 2312 464  C 2381 545 2499 791 2536 856  N"/>
        </draw:custom-shap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Failure Function (cont.) </text:p>
          </draw:text-box>
        </draw:frame>
        <draw:frame presentation:style-name="pr6" draw:text-style-name="P2" draw:layer="layout" svg:width="22.86cm" svg:height="4.68cm" svg:x="1.27cm" svg:y="4.444cm" presentation:class="outline" presentation:user-transformed="true">
          <draw:text-box>
            <text:list text:style-name="L3">
              <text:list-item>
                <text:p text:style-name="P7"><text:span text:style-name="T25"/></text:p>
              </text:list-item>
            </text:list>
            <text:list text:style-name="L3">
              <text:list-item>
                <text:p text:style-name="P7"><text:span text:style-name="T25"/></text:p>
              </text:list-item>
            </text:list>
          </draw:text-box>
        </draw:frame>
        <draw:custom-shape draw:style-name="gr1" draw:text-style-name="P2" draw:layer="layout" svg:width="5.019cm" svg:height="1.446cm" svg:x="1.307cm" svg:y="4.524cm">
          <text:p text:style-name="P10"><text:span text:style-name="T29">Example 1:</text:span></text:p>
          <draw:enhanced-geometry svg:viewBox="0 0 21600 21600" draw:type="mso-spt202" draw:enhanced-path="M 0 0 L 21600 0 21600 21600 0 21600 0 0 Z N"/>
        </draw:custom-shape>
        <draw:g>
          <draw:custom-shape draw:style-name="gr6" draw:text-style-name="P2" draw:layer="layout" svg:width="1.561cm" svg:height="1.437cm" svg:x="12.021cm" svg:y="6.165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7cm" svg:height="1.437cm" svg:x="10.464cm" svg:y="6.16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5cm" svg:height="1.437cm" svg:x="8.899cm" svg:y="6.16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7cm" svg:height="1.437cm" svg:x="7.342cm" svg:y="6.16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1cm" svg:height="1.437cm" svg:x="5.781cm" svg:y="6.16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5.781cm" svg:y1="6.165cm" svg:x2="13.582cm" svg:y2="6.165cm">
            <text:p/>
          </draw:line>
          <draw:line draw:style-name="gr4" draw:text-style-name="P9" draw:layer="layout" svg:x1="5.781cm" svg:y1="7.602cm" svg:x2="13.582cm" svg:y2="7.602cm">
            <text:p/>
          </draw:line>
          <draw:line draw:style-name="gr4" draw:text-style-name="P9" draw:layer="layout" svg:x1="5.781cm" svg:y1="6.165cm" svg:x2="5.781cm" svg:y2="7.602cm">
            <text:p/>
          </draw:line>
          <draw:line draw:style-name="gr5" draw:text-style-name="P9" draw:layer="layout" svg:x1="7.342cm" svg:y1="6.165cm" svg:x2="7.342cm" svg:y2="7.602cm">
            <text:p/>
          </draw:line>
          <draw:line draw:style-name="gr5" draw:text-style-name="P9" draw:layer="layout" svg:x1="8.899cm" svg:y1="6.165cm" svg:x2="8.899cm" svg:y2="7.602cm">
            <text:p/>
          </draw:line>
          <draw:line draw:style-name="gr5" draw:text-style-name="P9" draw:layer="layout" svg:x1="10.464cm" svg:y1="6.165cm" svg:x2="10.464cm" svg:y2="7.602cm">
            <text:p/>
          </draw:line>
          <draw:line draw:style-name="gr5" draw:text-style-name="P9" draw:layer="layout" svg:x1="12.021cm" svg:y1="6.165cm" svg:x2="12.021cm" svg:y2="7.602cm">
            <text:p/>
          </draw:line>
          <draw:line draw:style-name="gr4" draw:text-style-name="P9" draw:layer="layout" svg:x1="13.582cm" svg:y1="6.165cm" svg:x2="13.582cm" svg:y2="7.602cm">
            <text:p/>
          </draw:line>
        </draw:g>
        <draw:custom-shape draw:style-name="gr1" draw:text-style-name="P2" draw:layer="layout" svg:width="1.103cm" svg:height="1.446cm" svg:x="4.006cm" svg:y="6.125cm">
          <text:p text:style-name="P10"><text:span text:style-name="T12">P</text:span></text:p>
          <draw:enhanced-geometry svg:viewBox="0 0 21600 21600" draw:type="mso-spt202" draw:enhanced-path="M 0 0 L 21600 0 21600 21600 0 21600 0 0 Z N"/>
        </draw:custom-shape>
        <draw:g>
          <draw:custom-shape draw:style-name="gr22" draw:text-style-name="P2" draw:layer="layout" svg:width="1.561cm" svg:height="1.438cm" svg:x="11.937cm" svg:y="8.127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.557cm" svg:height="1.438cm" svg:x="10.38cm" svg:y="8.127cm">
            <text:p text:style-name="P8"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.565cm" svg:height="1.438cm" svg:x="8.815cm" svg:y="8.127cm">
            <text:p text:style-name="P8"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.557cm" svg:height="1.438cm" svg:x="7.258cm" svg:y="8.127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.561cm" svg:height="1.438cm" svg:x="5.697cm" svg:y="8.127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line draw:style-name="gr23" draw:text-style-name="P9" draw:layer="layout" svg:x1="5.697cm" svg:y1="8.127cm" svg:x2="7.258cm" svg:y2="8.127cm">
            <text:p/>
          </draw:line>
          <draw:line draw:style-name="gr23" draw:text-style-name="P9" draw:layer="layout" svg:x1="5.697cm" svg:y1="9.565cm" svg:x2="7.258cm" svg:y2="9.565cm">
            <text:p/>
          </draw:line>
          <draw:line draw:style-name="gr23" draw:text-style-name="P9" draw:layer="layout" svg:x1="5.697cm" svg:y1="8.127cm" svg:x2="5.697cm" svg:y2="9.565cm">
            <text:p/>
          </draw:line>
          <draw:line draw:style-name="gr23" draw:text-style-name="P9" draw:layer="layout" svg:x1="13.498cm" svg:y1="8.127cm" svg:x2="13.498cm" svg:y2="9.565cm">
            <text:p/>
          </draw:line>
          <draw:line draw:style-name="gr23" draw:text-style-name="P9" draw:layer="layout" svg:x1="7.258cm" svg:y1="8.127cm" svg:x2="8.815cm" svg:y2="8.127cm">
            <text:p/>
          </draw:line>
          <draw:line draw:style-name="gr23" draw:text-style-name="P9" draw:layer="layout" svg:x1="7.258cm" svg:y1="9.565cm" svg:x2="8.815cm" svg:y2="9.565cm">
            <text:p/>
          </draw:line>
          <draw:line draw:style-name="gr23" draw:text-style-name="P9" draw:layer="layout" svg:x1="8.815cm" svg:y1="8.127cm" svg:x2="10.38cm" svg:y2="8.127cm">
            <text:p/>
          </draw:line>
          <draw:line draw:style-name="gr23" draw:text-style-name="P9" draw:layer="layout" svg:x1="8.815cm" svg:y1="9.565cm" svg:x2="10.38cm" svg:y2="9.565cm">
            <text:p/>
          </draw:line>
          <draw:line draw:style-name="gr23" draw:text-style-name="P9" draw:layer="layout" svg:x1="10.38cm" svg:y1="8.127cm" svg:x2="11.937cm" svg:y2="8.127cm">
            <text:p/>
          </draw:line>
          <draw:line draw:style-name="gr23" draw:text-style-name="P9" draw:layer="layout" svg:x1="10.38cm" svg:y1="9.565cm" svg:x2="11.937cm" svg:y2="9.565cm">
            <text:p/>
          </draw:line>
          <draw:line draw:style-name="gr23" draw:text-style-name="P9" draw:layer="layout" svg:x1="11.937cm" svg:y1="8.127cm" svg:x2="13.498cm" svg:y2="8.127cm">
            <text:p/>
          </draw:line>
          <draw:line draw:style-name="gr23" draw:text-style-name="P9" draw:layer="layout" svg:x1="11.937cm" svg:y1="9.565cm" svg:x2="13.498cm" svg:y2="9.565cm">
            <text:p/>
          </draw:line>
        </draw:g>
        <draw:custom-shape draw:style-name="gr1" draw:text-style-name="P2" draw:layer="layout" svg:width="1.712cm" svg:height="1.446cm" svg:x="3.704cm" svg:y="8.123cm">
          <text:p text:style-name="P10"><text:span text:style-name="T32">f</text:span><text:span text:style-name="T33">(</text:span><text:span text:style-name="T32">j</text:span><text:span text:style-name="T33">)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5.019cm" svg:height="1.446cm" svg:x="1.223cm" svg:y="10.526cm">
          <text:p text:style-name="P10"><text:span text:style-name="T29">Example 1:</text:span></text:p>
          <draw:enhanced-geometry svg:viewBox="0 0 21600 21600" draw:type="mso-spt202" draw:enhanced-path="M 0 0 L 21600 0 21600 21600 0 21600 0 0 Z N"/>
        </draw:custom-shape>
        <draw:g>
          <draw:custom-shape draw:style-name="gr6" draw:text-style-name="P2" draw:layer="layout" svg:width="1.557cm" svg:height="1.437cm" svg:x="11.937cm" svg:y="12.9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7cm" svg:height="1.437cm" svg:x="10.38cm" svg:y="12.925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7cm" svg:height="1.437cm" svg:x="15.05cm" svg:y="12.9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6cm" svg:height="1.437cm" svg:x="13.494cm" svg:y="12.9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7cm" svg:height="1.437cm" svg:x="16.607cm" svg:y="12.9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5cm" svg:height="1.437cm" svg:x="8.815cm" svg:y="12.9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57cm" svg:height="1.437cm" svg:x="7.258cm" svg:y="12.9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561cm" svg:height="1.437cm" svg:x="5.697cm" svg:y="12.9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5.697cm" svg:y1="12.925cm" svg:x2="18.164cm" svg:y2="12.925cm">
            <text:p/>
          </draw:line>
          <draw:line draw:style-name="gr4" draw:text-style-name="P9" draw:layer="layout" svg:x1="5.697cm" svg:y1="14.362cm" svg:x2="18.164cm" svg:y2="14.362cm">
            <text:p/>
          </draw:line>
          <draw:line draw:style-name="gr4" draw:text-style-name="P9" draw:layer="layout" svg:x1="5.697cm" svg:y1="12.925cm" svg:x2="5.697cm" svg:y2="14.362cm">
            <text:p/>
          </draw:line>
          <draw:line draw:style-name="gr5" draw:text-style-name="P9" draw:layer="layout" svg:x1="7.258cm" svg:y1="12.925cm" svg:x2="7.258cm" svg:y2="14.362cm">
            <text:p/>
          </draw:line>
          <draw:line draw:style-name="gr5" draw:text-style-name="P9" draw:layer="layout" svg:x1="8.815cm" svg:y1="12.925cm" svg:x2="8.815cm" svg:y2="14.362cm">
            <text:p/>
          </draw:line>
          <draw:line draw:style-name="gr5" draw:text-style-name="P9" draw:layer="layout" svg:x1="10.38cm" svg:y1="12.925cm" svg:x2="10.38cm" svg:y2="14.362cm">
            <text:p/>
          </draw:line>
          <draw:line draw:style-name="gr4" draw:text-style-name="P9" draw:layer="layout" svg:x1="18.164cm" svg:y1="12.925cm" svg:x2="18.164cm" svg:y2="14.362cm">
            <text:p/>
          </draw:line>
          <draw:line draw:style-name="gr5" draw:text-style-name="P9" draw:layer="layout" svg:x1="15.05cm" svg:y1="12.925cm" svg:x2="15.05cm" svg:y2="14.362cm">
            <text:p/>
          </draw:line>
          <draw:line draw:style-name="gr5" draw:text-style-name="P9" draw:layer="layout" svg:x1="16.607cm" svg:y1="12.925cm" svg:x2="16.607cm" svg:y2="14.362cm">
            <text:p/>
          </draw:line>
          <draw:line draw:style-name="gr5" draw:text-style-name="P9" draw:layer="layout" svg:x1="11.937cm" svg:y1="12.925cm" svg:x2="11.937cm" svg:y2="14.362cm">
            <text:p/>
          </draw:line>
          <draw:line draw:style-name="gr5" draw:text-style-name="P9" draw:layer="layout" svg:x1="13.494cm" svg:y1="12.925cm" svg:x2="13.494cm" svg:y2="14.362cm">
            <text:p/>
          </draw:line>
        </draw:g>
        <draw:custom-shape draw:style-name="gr1" draw:text-style-name="P2" draw:layer="layout" svg:width="1.103cm" svg:height="1.446cm" svg:x="3.922cm" svg:y="12.885cm">
          <text:p text:style-name="P10"><text:span text:style-name="T12">P</text:span></text:p>
          <draw:enhanced-geometry svg:viewBox="0 0 21600 21600" draw:type="mso-spt202" draw:enhanced-path="M 0 0 L 21600 0 21600 21600 0 21600 0 0 Z N"/>
        </draw:custom-shape>
        <draw:g>
          <draw:custom-shape draw:style-name="gr22" draw:text-style-name="P2" draw:layer="layout" svg:width="1.557cm" svg:height="1.438cm" svg:x="10.288cm" svg:y="14.887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.557cm" svg:height="1.438cm" svg:x="8.731cm" svg:y="14.887cm">
            <text:p text:style-name="P8"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.556cm" svg:height="1.438cm" svg:x="7.175cm" svg:y="14.887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.561cm" svg:height="1.438cm" svg:x="16.523cm" svg:y="14.887cm">
            <text:p text:style-name="P8"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.556cm" svg:height="1.438cm" svg:x="14.967cm" svg:y="14.887cm">
            <text:p text:style-name="P8"><text:span text:style-name="T9">3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.566cm" svg:height="1.438cm" svg:x="13.401cm" svg:y="14.887cm">
            <text:p text:style-name="P8"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.556cm" svg:height="1.438cm" svg:x="11.845cm" svg:y="14.887cm">
            <text:p text:style-name="P8"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.561cm" svg:height="1.438cm" svg:x="5.614cm" svg:y="14.887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line draw:style-name="gr23" draw:text-style-name="P9" draw:layer="layout" svg:x1="5.614cm" svg:y1="14.887cm" svg:x2="7.175cm" svg:y2="14.887cm">
            <text:p/>
          </draw:line>
          <draw:line draw:style-name="gr23" draw:text-style-name="P9" draw:layer="layout" svg:x1="5.614cm" svg:y1="16.325cm" svg:x2="7.175cm" svg:y2="16.325cm">
            <text:p/>
          </draw:line>
          <draw:line draw:style-name="gr23" draw:text-style-name="P9" draw:layer="layout" svg:x1="5.614cm" svg:y1="14.887cm" svg:x2="5.614cm" svg:y2="16.325cm">
            <text:p/>
          </draw:line>
          <draw:line draw:style-name="gr23" draw:text-style-name="P9" draw:layer="layout" svg:x1="18.084cm" svg:y1="14.887cm" svg:x2="18.084cm" svg:y2="16.325cm">
            <text:p/>
          </draw:line>
          <draw:line draw:style-name="gr23" draw:text-style-name="P9" draw:layer="layout" svg:x1="7.175cm" svg:y1="14.887cm" svg:x2="8.731cm" svg:y2="14.887cm">
            <text:p/>
          </draw:line>
          <draw:line draw:style-name="gr23" draw:text-style-name="P9" draw:layer="layout" svg:x1="7.175cm" svg:y1="16.325cm" svg:x2="8.731cm" svg:y2="16.325cm">
            <text:p/>
          </draw:line>
          <draw:line draw:style-name="gr23" draw:text-style-name="P9" draw:layer="layout" svg:x1="8.731cm" svg:y1="14.887cm" svg:x2="10.288cm" svg:y2="14.887cm">
            <text:p/>
          </draw:line>
          <draw:line draw:style-name="gr23" draw:text-style-name="P9" draw:layer="layout" svg:x1="8.731cm" svg:y1="16.325cm" svg:x2="10.288cm" svg:y2="16.325cm">
            <text:p/>
          </draw:line>
          <draw:line draw:style-name="gr23" draw:text-style-name="P9" draw:layer="layout" svg:x1="10.288cm" svg:y1="14.887cm" svg:x2="11.845cm" svg:y2="14.887cm">
            <text:p/>
          </draw:line>
          <draw:line draw:style-name="gr23" draw:text-style-name="P9" draw:layer="layout" svg:x1="10.288cm" svg:y1="16.325cm" svg:x2="11.845cm" svg:y2="16.325cm">
            <text:p/>
          </draw:line>
          <draw:line draw:style-name="gr23" draw:text-style-name="P9" draw:layer="layout" svg:x1="11.845cm" svg:y1="14.887cm" svg:x2="13.401cm" svg:y2="14.887cm">
            <text:p/>
          </draw:line>
          <draw:line draw:style-name="gr23" draw:text-style-name="P9" draw:layer="layout" svg:x1="11.845cm" svg:y1="16.325cm" svg:x2="13.401cm" svg:y2="16.325cm">
            <text:p/>
          </draw:line>
          <draw:line draw:style-name="gr23" draw:text-style-name="P9" draw:layer="layout" svg:x1="13.401cm" svg:y1="14.887cm" svg:x2="14.967cm" svg:y2="14.887cm">
            <text:p/>
          </draw:line>
          <draw:line draw:style-name="gr23" draw:text-style-name="P9" draw:layer="layout" svg:x1="13.401cm" svg:y1="16.325cm" svg:x2="14.967cm" svg:y2="16.325cm">
            <text:p/>
          </draw:line>
          <draw:line draw:style-name="gr23" draw:text-style-name="P9" draw:layer="layout" svg:x1="14.967cm" svg:y1="14.887cm" svg:x2="16.523cm" svg:y2="14.887cm">
            <text:p/>
          </draw:line>
          <draw:line draw:style-name="gr23" draw:text-style-name="P9" draw:layer="layout" svg:x1="14.967cm" svg:y1="16.325cm" svg:x2="16.523cm" svg:y2="16.325cm">
            <text:p/>
          </draw:line>
          <draw:line draw:style-name="gr23" draw:text-style-name="P9" draw:layer="layout" svg:x1="16.523cm" svg:y1="14.887cm" svg:x2="18.084cm" svg:y2="14.887cm">
            <text:p/>
          </draw:line>
          <draw:line draw:style-name="gr23" draw:text-style-name="P9" draw:layer="layout" svg:x1="16.523cm" svg:y1="16.325cm" svg:x2="18.084cm" svg:y2="16.325cm">
            <text:p/>
          </draw:line>
        </draw:g>
        <draw:custom-shape draw:style-name="gr1" draw:text-style-name="P2" draw:layer="layout" svg:width="1.712cm" svg:height="1.446cm" svg:x="3.62cm" svg:y="14.883cm">
          <text:p text:style-name="P10"><text:span text:style-name="T32">f</text:span><text:span text:style-name="T33">(</text:span><text:span text:style-name="T32">j</text:span><text:span text:style-name="T33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custom-shape draw:style-name="gr24" draw:text-style-name="P2" draw:layer="layout" svg:width="4.6cm" svg:height="0.997cm" svg:x="10.702cm" svg:y="8.32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KMP - Basic Idea </text:p>
          </draw:text-box>
        </draw:frame>
        <draw:frame presentation:style-name="pr6" draw:text-style-name="P2" draw:layer="layout" svg:width="22.86cm" svg:height="4.68cm" svg:x="1.27cm" svg:y="4.444cm" presentation:class="outline" presentation:user-transformed="true">
          <draw:text-box>
            <text:list text:style-name="L3">
              <text:list-item>
                <text:p text:style-name="P7"><text:span text:style-name="T25"/></text:p>
              </text:list-item>
            </text:list>
            <text:list text:style-name="L3">
              <text:list-item>
                <text:p text:style-name="P7"><text:span text:style-name="T25"/></text:p>
              </text:list-item>
            </text:list>
          </draw:text-box>
        </draw:frame>
        <draw:custom-shape draw:style-name="gr24" draw:text-style-name="P2" draw:layer="layout" svg:width="4.6cm" svg:height="0.996cm" svg:x="3.298cm" svg:y="8.3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8cm" svg:height="0.996cm" svg:x="7.898cm" svg:y="8.326cm">
          <text:p/>
          <draw:enhanced-geometry svg:viewBox="0 0 21600 21600" draw:type="rectangle" draw:enhanced-path="M 0 0 L 21600 0 21600 21600 0 21600 0 0 Z N"/>
        </draw:custom-shape>
        <draw:line draw:style-name="gr26" draw:text-style-name="P9" draw:layer="layout" svg:x1="3.298cm" svg:y1="7.924cm" svg:x2="7.898cm" svg:y2="7.924cm">
          <text:p/>
        </draw:line>
        <draw:line draw:style-name="gr27" draw:text-style-name="P9" draw:layer="layout" svg:x1="10.698cm" svg:y1="7.924cm" svg:x2="15.302cm" svg:y2="7.924cm">
          <text:p/>
        </draw:line>
        <draw:custom-shape draw:style-name="gr1" draw:text-style-name="P2" draw:layer="layout" svg:width="2.251cm" svg:height="1.277cm" svg:x="4.554cm" svg:y="6.465cm">
          <text:p text:style-name="P10"><text:span text:style-name="T34">f</text:span><text:span text:style-name="T35">(</text:span><text:span text:style-name="T34">j</text:span><text:span text:style-name="T35">-1)</text:span></text:p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1.001cm" svg:height="1.001cm" svg:x="15.297cm" svg:y="8.321cm">
          <text:p text:style-name="P12"><text:span text:style-name="T36">P</text:span><text:span text:style-name="T37">[</text:span><text:span text:style-name="T36">j</text:span><text:span text:style-name="T37">]</text:span></text:p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5.302cm" svg:y1="8.321cm" svg:x2="17.701cm" svg:y2="8.321cm">
          <text:p/>
        </draw:line>
        <draw:line draw:style-name="gr29" draw:text-style-name="P9" draw:layer="layout" svg:x1="15.302cm" svg:y1="9.322cm" svg:x2="17.701cm" svg:y2="9.322cm">
          <text:p/>
        </draw:line>
        <draw:custom-shape draw:style-name="gr30" draw:text-style-name="P2" draw:layer="layout" svg:width="1.402cm" svg:height="1.277cm" svg:x="1.698cm" svg:y="8.321cm">
          <text:p text:style-name="P10"><text:span text:style-name="T38">P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251cm" svg:height="1.277cm" svg:x="11.698cm" svg:y="6.465cm">
          <text:p text:style-name="P10"><text:span text:style-name="T34">f</text:span><text:span text:style-name="T35">(</text:span><text:span text:style-name="T34">j</text:span><text:span text:style-name="T35">-1)</text:span></text:p>
          <draw:enhanced-geometry svg:viewBox="0 0 21600 21600" draw:type="mso-spt202" draw:enhanced-path="M 0 0 L 21600 0 21600 21600 0 21600 0 0 Z N"/>
        </draw:custom-shape>
        <draw:custom-shape draw:style-name="gr31" draw:text-style-name="P2" draw:layer="layout" svg:width="4.6cm" svg:height="0.997cm" svg:x="10.702cm" svg:y="5.1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6cm" svg:height="0.996cm" svg:x="3.298cm" svg:y="5.12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8cm" svg:height="0.996cm" svg:x="7.898cm" svg:y="5.12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1.001cm" svg:height="1.001cm" svg:x="15.297cm" svg:y="5.124cm">
          <text:p text:style-name="P12"><text:span text:style-name="T36">T</text:span><text:span text:style-name="T37">[</text:span><text:span text:style-name="T36">j</text:span><text:span text:style-name="T37">]</text:span></text:p>
          <draw:enhanced-geometry svg:viewBox="0 0 21600 21600" draw:type="rectangle" draw:enhanced-path="M 0 0 L 21600 0 21600 21600 0 21600 0 0 Z N"/>
        </draw:custom-shape>
        <draw:line draw:style-name="gr34" draw:text-style-name="P9" draw:layer="layout" svg:x1="15.302cm" svg:y1="5.124cm" svg:x2="24.5cm" svg:y2="5.124cm">
          <text:p/>
        </draw:line>
        <draw:line draw:style-name="gr34" draw:text-style-name="P9" draw:layer="layout" svg:x1="15.302cm" svg:y1="6.125cm" svg:x2="24.5cm" svg:y2="6.125cm">
          <text:p/>
        </draw:line>
        <draw:custom-shape draw:style-name="gr30" draw:text-style-name="P2" draw:layer="layout" svg:width="1.402cm" svg:height="1.277cm" svg:x="1.698cm" svg:y="5.124cm">
          <text:p text:style-name="P10"><text:span text:style-name="T39">T</text:span></text:p>
          <draw:enhanced-geometry svg:viewBox="0 0 21600 21600" draw:type="mso-spt202" draw:enhanced-path="M 0 0 L 21600 0 21600 21600 0 21600 0 0 Z N"/>
        </draw:custom-shape>
        <draw:custom-shape draw:style-name="gr35" draw:text-style-name="P2" draw:id="id21" draw:layer="layout" svg:width="4.6cm" svg:height="0.997cm" svg:x="13.101cm" svg:y="10.72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id="id22" draw:layer="layout" svg:width="4.6cm" svg:height="0.996cm" svg:x="5.697cm" svg:y="10.72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id="id23" draw:layer="layout" svg:width="2.8cm" svg:height="0.996cm" svg:x="10.297cm" svg:y="10.72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id="id24" draw:layer="layout" svg:width="1.001cm" svg:height="1.001cm" svg:x="17.696cm" svg:y="10.724cm">
          <text:p text:style-name="P12"><text:span text:style-name="T40">P</text:span><text:span text:style-name="T41">[</text:span><text:span text:style-name="T40">j</text:span><text:span text:style-name="T41">]</text:span></text:p>
          <draw:enhanced-geometry svg:viewBox="0 0 21600 21600" draw:type="rectangle" draw:enhanced-path="M 0 0 L 21600 0 21600 21600 0 21600 0 0 Z N"/>
        </draw:custom-shape>
        <draw:line draw:style-name="gr38" draw:text-style-name="P9" draw:id="id25" draw:layer="layout" svg:x1="17.701cm" svg:y1="10.724cm" svg:x2="20.1cm" svg:y2="10.724cm">
          <text:p/>
        </draw:line>
        <draw:line draw:style-name="gr38" draw:text-style-name="P9" draw:id="id26" draw:layer="layout" svg:x1="17.701cm" svg:y1="11.725cm" svg:x2="20.1cm" svg:y2="11.725cm">
          <text:p/>
        </draw:line>
        <draw:custom-shape draw:style-name="gr30" draw:text-style-name="P2" draw:id="id27" draw:layer="layout" svg:width="1.403cm" svg:height="1.277cm" svg:x="4.696cm" svg:y="10.526cm">
          <text:p text:style-name="P10"><text:span text:style-name="T42">P</text:span></text:p>
          <draw:enhanced-geometry svg:viewBox="0 0 21600 21600" draw:type="mso-spt202" draw:enhanced-path="M 0 0 L 21600 0 21600 21600 0 21600 0 0 Z N"/>
        </draw:custom-shape>
        <draw:custom-shape draw:style-name="gr24" draw:text-style-name="P2" draw:id="id28" draw:layer="layout" svg:width="4.6cm" svg:height="0.997cm" svg:x="10.702cm" svg:y="14.261cm">
          <text:p/>
          <draw:enhanced-geometry svg:viewBox="0 0 21600 21600" draw:type="rectangle" draw:enhanced-path="M 0 0 L 21600 0 21600 21600 0 21600 0 0 Z N"/>
        </draw:custom-shape>
        <draw:line draw:style-name="gr29" draw:text-style-name="P9" draw:id="id29" draw:layer="layout" svg:x1="15.302cm" svg:y1="14.257cm" svg:x2="25.105cm" svg:y2="14.257cm">
          <text:p/>
        </draw:line>
        <draw:line draw:style-name="gr29" draw:text-style-name="P9" draw:id="id30" draw:layer="layout" svg:x1="15.302cm" svg:y1="15.258cm" svg:x2="25.105cm" svg:y2="15.258cm">
          <text:p/>
        </draw:line>
        <draw:custom-shape draw:style-name="gr30" draw:text-style-name="P2" draw:id="id31" draw:layer="layout" svg:width="1.402cm" svg:height="1.277cm" svg:x="9.499cm" svg:y="14.257cm">
          <text:p text:style-name="P10"><text:span text:style-name="T38">P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id="id32" draw:layer="layout" svg:width="6.205cm" svg:height="5.014cm" svg:x="2.897cm" svg:y="9.913cm">
          <text:p/>
          <draw:enhanced-geometry svg:viewBox="0 0 1311 1120" draw:type="non-primitive" draw:enhanced-path="M 71 0  C 94 129 0 581 207 768  C 414 955 1081 1047 1311 1120  N"/>
        </draw:custom-shape>
        <draw:custom-shape draw:style-name="gr1" draw:text-style-name="P2" draw:id="id33" draw:layer="layout" svg:width="2.149cm" svg:height="1.277cm" svg:x="0.502cm" svg:y="12.259cm">
          <text:p text:style-name="P10"><text:span text:style-name="T19">Shift</text:span></text:p>
          <draw:enhanced-geometry svg:viewBox="0 0 21600 21600" draw:type="mso-spt202" draw:enhanced-path="M 0 0 L 21600 0 21600 21600 0 21600 0 0 Z N"/>
        </draw:custom-shape>
        <draw:custom-shape draw:style-name="gr39" draw:text-style-name="P2" draw:id="id34" draw:layer="layout" svg:width="1.689cm" svg:height="1.742cm" svg:x="3.21cm" svg:y="9.785cm">
          <text:p/>
          <draw:enhanced-geometry svg:viewBox="0 0 200 391" draw:type="non-primitive" draw:enhanced-path="M 0 0  C 13 55 47 275 80 333  C 113 391 175 346 200 349  N"/>
        </draw:custom-shape>
        <draw:custom-shape draw:style-name="gr1" draw:text-style-name="P2" draw:id="id35" draw:layer="layout" svg:width="3.846cm" svg:height="1.277cm" svg:x="20.502cm" svg:y="10.526cm">
          <text:p text:style-name="P10"><text:span text:style-name="T31">(Skipped)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id="id36" draw:layer="layout" svg:width="12.961cm" svg:height="1.277cm" svg:x="4.206cm" svg:y="16.925cm">
          <text:p text:style-name="P10"><text:span text:style-name="T17">P</text:span><text:span text:style-name="T21"> is shifted by </text:span><text:span text:style-name="T20">j</text:span><text:span text:style-name="T21"> − 1 − </text:span><text:span text:style-name="T20">f</text:span><text:span text:style-name="T21">(</text:span><text:span text:style-name="T20">j</text:span><text:span text:style-name="T21"> − 1) places.</text:span></text:p>
          <draw:enhanced-geometry svg:viewBox="0 0 21600 21600" draw:type="mso-spt202" draw:enhanced-path="M 0 0 L 21600 0 21600 21600 0 21600 0 0 Z N"/>
        </draw:custom-shape>
        <draw:line draw:style-name="gr40" draw:text-style-name="P9" draw:layer="layout" svg:x1="15.302cm" svg:y1="3.325cm" svg:x2="15.302cm" svg:y2="15.928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KMP</text:p>
          </draw:text-box>
        </draw:frame>
        <draw:g>
          <draw:custom-shape draw:style-name="gr3" draw:text-style-name="P2" draw:layer="layout" svg:width="1.156cm" svg:height="1.438cm" svg:x="15.835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8cm" svg:x="16.991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8cm" svg:x="18.146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6cm" svg:height="1.438cm" svg:x="19.301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8cm" svg:x="20.457cm" svg:y="7.924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6cm" svg:height="1.438cm" svg:x="8.881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8cm" svg:x="7.726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6cm" svg:height="1.438cm" svg:x="6.57cm" svg:y="7.924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8cm" svg:x="5.415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8cm" svg:x="4.26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6cm" svg:height="1.438cm" svg:x="3.104cm" svg:y="7.924cm">
            <text:p text:style-name="P8"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65cm" svg:height="1.438cm" svg:x="22.767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8cm" svg:x="21.612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33cm" svg:height="1.438cm" svg:x="14.702cm" svg:y="7.924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86cm" svg:height="1.438cm" svg:x="13.516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6cm" svg:height="1.438cm" svg:x="12.356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64cm" svg:height="1.438cm" svg:x="11.192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8cm" svg:x="10.037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3.104cm" svg:y1="7.924cm" svg:x2="23.932cm" svg:y2="7.924cm">
            <text:p/>
          </draw:line>
          <draw:line draw:style-name="gr4" draw:text-style-name="P9" draw:layer="layout" svg:x1="3.104cm" svg:y1="9.362cm" svg:x2="23.932cm" svg:y2="9.362cm">
            <text:p/>
          </draw:line>
          <draw:line draw:style-name="gr4" draw:text-style-name="P9" draw:layer="layout" svg:x1="3.104cm" svg:y1="7.924cm" svg:x2="3.104cm" svg:y2="9.362cm">
            <text:p/>
          </draw:line>
          <draw:line draw:style-name="gr5" draw:text-style-name="P9" draw:layer="layout" svg:x1="11.192cm" svg:y1="7.924cm" svg:x2="11.192cm" svg:y2="9.362cm">
            <text:p/>
          </draw:line>
          <draw:line draw:style-name="gr5" draw:text-style-name="P9" draw:layer="layout" svg:x1="12.356cm" svg:y1="7.924cm" svg:x2="12.356cm" svg:y2="9.362cm">
            <text:p/>
          </draw:line>
          <draw:line draw:style-name="gr5" draw:text-style-name="P9" draw:layer="layout" svg:x1="13.516cm" svg:y1="7.924cm" svg:x2="13.516cm" svg:y2="9.362cm">
            <text:p/>
          </draw:line>
          <draw:line draw:style-name="gr5" draw:text-style-name="P9" draw:layer="layout" svg:x1="14.702cm" svg:y1="7.924cm" svg:x2="14.702cm" svg:y2="9.362cm">
            <text:p/>
          </draw:line>
          <draw:line draw:style-name="gr5" draw:text-style-name="P9" draw:layer="layout" svg:x1="15.835cm" svg:y1="7.924cm" svg:x2="15.835cm" svg:y2="9.362cm">
            <text:p/>
          </draw:line>
          <draw:line draw:style-name="gr5" draw:text-style-name="P9" draw:layer="layout" svg:x1="22.767cm" svg:y1="7.924cm" svg:x2="22.767cm" svg:y2="9.362cm">
            <text:p/>
          </draw:line>
          <draw:line draw:style-name="gr4" draw:text-style-name="P9" draw:layer="layout" svg:x1="23.932cm" svg:y1="7.924cm" svg:x2="23.932cm" svg:y2="9.362cm">
            <text:p/>
          </draw:line>
          <draw:line draw:style-name="gr5" draw:text-style-name="P9" draw:layer="layout" svg:x1="4.26cm" svg:y1="7.924cm" svg:x2="4.26cm" svg:y2="9.362cm">
            <text:p/>
          </draw:line>
          <draw:line draw:style-name="gr5" draw:text-style-name="P9" draw:layer="layout" svg:x1="5.415cm" svg:y1="7.924cm" svg:x2="5.415cm" svg:y2="9.362cm">
            <text:p/>
          </draw:line>
          <draw:line draw:style-name="gr5" draw:text-style-name="P9" draw:layer="layout" svg:x1="6.57cm" svg:y1="7.924cm" svg:x2="6.57cm" svg:y2="9.362cm">
            <text:p/>
          </draw:line>
          <draw:line draw:style-name="gr5" draw:text-style-name="P9" draw:layer="layout" svg:x1="7.726cm" svg:y1="7.924cm" svg:x2="7.726cm" svg:y2="9.362cm">
            <text:p/>
          </draw:line>
          <draw:line draw:style-name="gr5" draw:text-style-name="P9" draw:layer="layout" svg:x1="8.881cm" svg:y1="7.924cm" svg:x2="8.881cm" svg:y2="9.362cm">
            <text:p/>
          </draw:line>
          <draw:line draw:style-name="gr5" draw:text-style-name="P9" draw:layer="layout" svg:x1="10.037cm" svg:y1="7.924cm" svg:x2="10.037cm" svg:y2="9.362cm">
            <text:p/>
          </draw:line>
          <draw:line draw:style-name="gr5" draw:text-style-name="P9" draw:layer="layout" svg:x1="21.612cm" svg:y1="7.924cm" svg:x2="21.612cm" svg:y2="9.362cm">
            <text:p/>
          </draw:line>
          <draw:line draw:style-name="gr5" draw:text-style-name="P9" draw:layer="layout" svg:x1="20.457cm" svg:y1="7.924cm" svg:x2="20.457cm" svg:y2="9.362cm">
            <text:p/>
          </draw:line>
          <draw:line draw:style-name="gr5" draw:text-style-name="P9" draw:layer="layout" svg:x1="19.301cm" svg:y1="7.924cm" svg:x2="19.301cm" svg:y2="9.362cm">
            <text:p/>
          </draw:line>
          <draw:line draw:style-name="gr5" draw:text-style-name="P9" draw:layer="layout" svg:x1="18.146cm" svg:y1="7.924cm" svg:x2="18.146cm" svg:y2="9.362cm">
            <text:p/>
          </draw:line>
          <draw:line draw:style-name="gr5" draw:text-style-name="P9" draw:layer="layout" svg:x1="16.991cm" svg:y1="7.924cm" svg:x2="16.991cm" svg:y2="9.362cm">
            <text:p/>
          </draw:line>
        </draw:g>
        <draw:g>
          <draw:custom-shape draw:style-name="gr6" draw:text-style-name="P2" draw:layer="layout" svg:width="1.155cm" svg:height="1.437cm" svg:x="7.748cm" svg:y="13.525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6.588cm" svg:y="13.5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5.428cm" svg:y="13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4cm" svg:height="1.437cm" svg:x="4.264cm" svg:y="13.5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3.104cm" svg:y="13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13.542cm" svg:y="13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12.382cm" svg:y="13.5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4cm" svg:height="1.437cm" svg:x="11.218cm" svg:y="13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55cm" svg:height="1.437cm" svg:x="10.063cm" svg:y="13.5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8.903cm" svg:y="13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3.104cm" svg:y1="13.525cm" svg:x2="14.702cm" svg:y2="13.525cm">
            <text:p/>
          </draw:line>
          <draw:line draw:style-name="gr4" draw:text-style-name="P9" draw:layer="layout" svg:x1="3.104cm" svg:y1="14.962cm" svg:x2="14.702cm" svg:y2="14.962cm">
            <text:p/>
          </draw:line>
          <draw:line draw:style-name="gr4" draw:text-style-name="P9" draw:layer="layout" svg:x1="3.104cm" svg:y1="13.525cm" svg:x2="3.104cm" svg:y2="14.962cm">
            <text:p/>
          </draw:line>
          <draw:line draw:style-name="gr5" draw:text-style-name="P9" draw:layer="layout" svg:x1="10.063cm" svg:y1="13.525cm" svg:x2="10.063cm" svg:y2="14.962cm">
            <text:p/>
          </draw:line>
          <draw:line draw:style-name="gr5" draw:text-style-name="P9" draw:layer="layout" svg:x1="11.218cm" svg:y1="13.525cm" svg:x2="11.218cm" svg:y2="14.962cm">
            <text:p/>
          </draw:line>
          <draw:line draw:style-name="gr5" draw:text-style-name="P9" draw:layer="layout" svg:x1="12.382cm" svg:y1="13.525cm" svg:x2="12.382cm" svg:y2="14.962cm">
            <text:p/>
          </draw:line>
          <draw:line draw:style-name="gr5" draw:text-style-name="P9" draw:layer="layout" svg:x1="13.542cm" svg:y1="13.525cm" svg:x2="13.542cm" svg:y2="14.962cm">
            <text:p/>
          </draw:line>
          <draw:line draw:style-name="gr4" draw:text-style-name="P9" draw:layer="layout" svg:x1="14.702cm" svg:y1="13.525cm" svg:x2="14.702cm" svg:y2="14.962cm">
            <text:p/>
          </draw:line>
          <draw:line draw:style-name="gr5" draw:text-style-name="P9" draw:layer="layout" svg:x1="4.264cm" svg:y1="13.525cm" svg:x2="4.264cm" svg:y2="14.962cm">
            <text:p/>
          </draw:line>
          <draw:line draw:style-name="gr5" draw:text-style-name="P9" draw:layer="layout" svg:x1="5.428cm" svg:y1="13.525cm" svg:x2="5.428cm" svg:y2="14.962cm">
            <text:p/>
          </draw:line>
          <draw:line draw:style-name="gr5" draw:text-style-name="P9" draw:layer="layout" svg:x1="6.588cm" svg:y1="13.525cm" svg:x2="6.588cm" svg:y2="14.962cm">
            <text:p/>
          </draw:line>
          <draw:line draw:style-name="gr5" draw:text-style-name="P9" draw:layer="layout" svg:x1="7.748cm" svg:y1="13.525cm" svg:x2="7.748cm" svg:y2="14.962cm">
            <text:p/>
          </draw:line>
          <draw:line draw:style-name="gr5" draw:text-style-name="P9" draw:layer="layout" svg:x1="8.903cm" svg:y1="13.525cm" svg:x2="8.903cm" svg:y2="14.962cm">
            <text:p/>
          </draw:line>
        </draw:g>
        <draw:custom-shape draw:style-name="gr1" draw:text-style-name="P2" draw:layer="layout" svg:width="1.052cm" svg:height="1.446cm" svg:x="1.306cm" svg:y="7.924cm">
          <text:p text:style-name="P10"><text:span text:style-name="T15">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103cm" svg:height="1.446cm" svg:x="1.391cm" svg:y="13.485cm">
          <text:p text:style-name="P10"><text:span text:style-name="T12">P</text:span></text:p>
          <draw:enhanced-geometry svg:viewBox="0 0 21600 21600" draw:type="mso-spt202" draw:enhanced-path="M 0 0 L 21600 0 21600 21600 0 21600 0 0 Z N"/>
        </draw:custom-shape>
        <draw:line draw:style-name="gr10" draw:text-style-name="P9" draw:layer="layout" svg:x1="3.753cm" svg:y1="11.527cm" svg:x2="3.753cm" svg:y2="13.123cm">
          <text:p/>
        </draw:line>
        <draw:g>
          <draw:custom-shape draw:style-name="gr41" draw:text-style-name="P2" draw:layer="layout" svg:width="1.155cm" svg:height="1.437cm" svg:x="7.726cm" svg:y="15.487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6.566cm" svg:y="15.487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5.406cm" svg:y="15.487cm">
            <text:p text:style-name="P8"><text:span text:style-name="T27">1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4cm" svg:height="1.437cm" svg:x="4.242cm" svg:y="15.487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3.082cm" svg:y="15.487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13.52cm" svg:y="15.487cm">
            <text:p text:style-name="P8"><text:span text:style-name="T27">3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12.36cm" svg:y="15.487cm">
            <text:p text:style-name="P8"><text:span text:style-name="T27">4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4cm" svg:height="1.437cm" svg:x="11.196cm" svg:y="15.487cm">
            <text:p text:style-name="P8"><text:span text:style-name="T27">3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55cm" svg:height="1.437cm" svg:x="10.041cm" svg:y="15.487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8.881cm" svg:y="15.487cm">
            <text:p text:style-name="P8"><text:span text:style-name="T27">1</text:span></text:p>
            <draw:enhanced-geometry svg:viewBox="0 0 21600 21600" draw:type="rectangle" draw:enhanced-path="M 0 0 L 21600 0 21600 21600 0 21600 0 0 Z N"/>
          </draw:custom-shape>
          <draw:line draw:style-name="gr23" draw:text-style-name="P9" draw:layer="layout" svg:x1="3.082cm" svg:y1="15.487cm" svg:x2="4.242cm" svg:y2="15.487cm">
            <text:p/>
          </draw:line>
          <draw:line draw:style-name="gr23" draw:text-style-name="P9" draw:layer="layout" svg:x1="3.082cm" svg:y1="16.924cm" svg:x2="4.242cm" svg:y2="16.924cm">
            <text:p/>
          </draw:line>
          <draw:line draw:style-name="gr23" draw:text-style-name="P9" draw:layer="layout" svg:x1="3.082cm" svg:y1="15.487cm" svg:x2="3.082cm" svg:y2="16.924cm">
            <text:p/>
          </draw:line>
          <draw:line draw:style-name="gr23" draw:text-style-name="P9" draw:layer="layout" svg:x1="14.68cm" svg:y1="15.487cm" svg:x2="14.68cm" svg:y2="16.924cm">
            <text:p/>
          </draw:line>
          <draw:line draw:style-name="gr23" draw:text-style-name="P9" draw:layer="layout" svg:x1="4.242cm" svg:y1="15.487cm" svg:x2="5.406cm" svg:y2="15.487cm">
            <text:p/>
          </draw:line>
          <draw:line draw:style-name="gr23" draw:text-style-name="P9" draw:layer="layout" svg:x1="4.242cm" svg:y1="16.924cm" svg:x2="5.406cm" svg:y2="16.924cm">
            <text:p/>
          </draw:line>
          <draw:line draw:style-name="gr23" draw:text-style-name="P9" draw:layer="layout" svg:x1="5.406cm" svg:y1="15.487cm" svg:x2="6.566cm" svg:y2="15.487cm">
            <text:p/>
          </draw:line>
          <draw:line draw:style-name="gr23" draw:text-style-name="P9" draw:layer="layout" svg:x1="5.406cm" svg:y1="16.924cm" svg:x2="6.566cm" svg:y2="16.924cm">
            <text:p/>
          </draw:line>
          <draw:line draw:style-name="gr23" draw:text-style-name="P9" draw:layer="layout" svg:x1="6.566cm" svg:y1="15.487cm" svg:x2="7.726cm" svg:y2="15.487cm">
            <text:p/>
          </draw:line>
          <draw:line draw:style-name="gr23" draw:text-style-name="P9" draw:layer="layout" svg:x1="6.566cm" svg:y1="16.924cm" svg:x2="7.726cm" svg:y2="16.924cm">
            <text:p/>
          </draw:line>
          <draw:line draw:style-name="gr23" draw:text-style-name="P9" draw:layer="layout" svg:x1="7.726cm" svg:y1="15.487cm" svg:x2="8.881cm" svg:y2="15.487cm">
            <text:p/>
          </draw:line>
          <draw:line draw:style-name="gr23" draw:text-style-name="P9" draw:layer="layout" svg:x1="7.726cm" svg:y1="16.924cm" svg:x2="8.881cm" svg:y2="16.924cm">
            <text:p/>
          </draw:line>
          <draw:line draw:style-name="gr23" draw:text-style-name="P9" draw:layer="layout" svg:x1="8.881cm" svg:y1="15.487cm" svg:x2="10.041cm" svg:y2="15.487cm">
            <text:p/>
          </draw:line>
          <draw:line draw:style-name="gr23" draw:text-style-name="P9" draw:layer="layout" svg:x1="8.881cm" svg:y1="16.924cm" svg:x2="10.041cm" svg:y2="16.924cm">
            <text:p/>
          </draw:line>
          <draw:line draw:style-name="gr23" draw:text-style-name="P9" draw:layer="layout" svg:x1="10.041cm" svg:y1="15.487cm" svg:x2="11.196cm" svg:y2="15.487cm">
            <text:p/>
          </draw:line>
          <draw:line draw:style-name="gr23" draw:text-style-name="P9" draw:layer="layout" svg:x1="10.041cm" svg:y1="16.924cm" svg:x2="11.196cm" svg:y2="16.924cm">
            <text:p/>
          </draw:line>
          <draw:line draw:style-name="gr23" draw:text-style-name="P9" draw:layer="layout" svg:x1="11.196cm" svg:y1="15.487cm" svg:x2="12.36cm" svg:y2="15.487cm">
            <text:p/>
          </draw:line>
          <draw:line draw:style-name="gr23" draw:text-style-name="P9" draw:layer="layout" svg:x1="11.196cm" svg:y1="16.924cm" svg:x2="12.36cm" svg:y2="16.924cm">
            <text:p/>
          </draw:line>
          <draw:line draw:style-name="gr23" draw:text-style-name="P9" draw:layer="layout" svg:x1="12.36cm" svg:y1="15.487cm" svg:x2="13.52cm" svg:y2="15.487cm">
            <text:p/>
          </draw:line>
          <draw:line draw:style-name="gr23" draw:text-style-name="P9" draw:layer="layout" svg:x1="12.36cm" svg:y1="16.924cm" svg:x2="13.52cm" svg:y2="16.924cm">
            <text:p/>
          </draw:line>
          <draw:line draw:style-name="gr23" draw:text-style-name="P9" draw:layer="layout" svg:x1="13.52cm" svg:y1="15.487cm" svg:x2="14.68cm" svg:y2="15.487cm">
            <text:p/>
          </draw:line>
          <draw:line draw:style-name="gr23" draw:text-style-name="P9" draw:layer="layout" svg:x1="13.52cm" svg:y1="16.924cm" svg:x2="14.68cm" svg:y2="16.924cm">
            <text:p/>
          </draw:line>
        </draw:g>
        <draw:custom-shape draw:style-name="gr1" draw:text-style-name="P2" draw:layer="layout" svg:width="1.7cm" svg:height="1.446cm" svg:x="1.311cm" svg:y="15.483cm">
          <text:p text:style-name="P10"><text:span text:style-name="T43">f</text:span><text:span text:style-name="T44">[</text:span><text:span text:style-name="T43">j</text:span><text:span text:style-name="T44">]</text:span></text:p>
          <draw:enhanced-geometry svg:viewBox="0 0 21600 21600" draw:type="mso-spt202" draw:enhanced-path="M 0 0 L 21600 0 21600 21600 0 21600 0 0 Z N"/>
        </draw:custom-shape>
        <draw:line draw:style-name="gr42" draw:text-style-name="P9" draw:layer="layout" svg:x1="3.7cm" svg:y1="5.724cm" svg:x2="3.7cm" svg:y2="7.32cm">
          <text:p/>
        </draw:line>
        <draw:custom-shape draw:style-name="gr1" draw:text-style-name="P2" draw:layer="layout" svg:width="2.047cm" svg:height="1.446cm" svg:x="2.703cm" svg:y="3.925cm">
          <text:p text:style-name="P10"><text:span text:style-name="T45">g</text:span><text:span text:style-name="T46">=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47cm" svg:height="1.446cm" svg:x="2.901cm" svg:y="10.085cm">
          <text:p text:style-name="P10"><text:span text:style-name="T12">h</text:span><text:span text:style-name="T47">=1</text:span></text:p>
          <draw:enhanced-geometry svg:viewBox="0 0 21600 21600" draw:type="rectangle" draw:enhanced-path="M 0 0 L 21600 0 21600 21600 0 21600 0 0 Z N"/>
        </draw:custom-shape>
        <draw:line draw:style-name="gr43" draw:text-style-name="P9" draw:layer="layout" svg:x1="4.299cm" svg:y1="6.526cm" svg:x2="23.103cm" svg:y2="6.526cm">
          <text:p/>
        </draw:line>
        <draw:line draw:style-name="gr44" draw:text-style-name="P9" draw:layer="layout" svg:x1="4.299cm" svg:y1="12.127cm" svg:x2="14.102cm" svg:y2="12.127cm">
          <text:p/>
        </draw:lin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45" draw:text-style-name="P2" draw:id="id39" draw:layer="layout" svg:width="4.396cm" svg:height="1.199cm" svg:x="14.301cm" svg:y="4.32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" draw:id="id40" draw:layer="layout" svg:width="4.198cm" svg:height="1.199cm" svg:x="14.504cm" svg:y="10.12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Case 1</text:p>
          </draw:text-box>
        </draw:frame>
        <draw:g>
          <draw:custom-shape draw:style-name="gr46" draw:text-style-name="P2" draw:layer="layout" svg:width="1.156cm" svg:height="1.438cm" svg:x="15.835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5cm" svg:height="1.438cm" svg:x="16.991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5cm" svg:height="1.438cm" svg:x="18.146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6cm" svg:height="1.438cm" svg:x="19.301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5cm" svg:height="1.438cm" svg:x="20.457cm" svg:y="7.924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6cm" svg:height="1.438cm" svg:x="8.881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8cm" svg:x="7.726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6cm" svg:height="1.438cm" svg:x="6.57cm" svg:y="7.924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8cm" svg:x="5.415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8cm" svg:x="4.26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6cm" svg:height="1.438cm" svg:x="3.104cm" svg:y="7.924cm">
            <text:p text:style-name="P8"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65cm" svg:height="1.438cm" svg:x="22.767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5cm" svg:height="1.438cm" svg:x="21.612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33cm" svg:height="1.438cm" svg:x="14.702cm" svg:y="7.924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86cm" svg:height="1.438cm" svg:x="13.516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6cm" svg:height="1.438cm" svg:x="12.356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64cm" svg:height="1.438cm" svg:x="11.192cm" svg:y="7.924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8cm" svg:x="10.037cm" svg:y="7.924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3.104cm" svg:y1="7.924cm" svg:x2="23.932cm" svg:y2="7.924cm">
            <text:p/>
          </draw:line>
          <draw:line draw:style-name="gr4" draw:text-style-name="P9" draw:layer="layout" svg:x1="3.104cm" svg:y1="9.362cm" svg:x2="23.932cm" svg:y2="9.362cm">
            <text:p/>
          </draw:line>
          <draw:line draw:style-name="gr4" draw:text-style-name="P9" draw:layer="layout" svg:x1="3.104cm" svg:y1="7.924cm" svg:x2="3.104cm" svg:y2="9.362cm">
            <text:p/>
          </draw:line>
          <draw:line draw:style-name="gr5" draw:text-style-name="P9" draw:layer="layout" svg:x1="11.192cm" svg:y1="7.924cm" svg:x2="11.192cm" svg:y2="9.362cm">
            <text:p/>
          </draw:line>
          <draw:line draw:style-name="gr5" draw:text-style-name="P9" draw:layer="layout" svg:x1="12.356cm" svg:y1="7.924cm" svg:x2="12.356cm" svg:y2="9.362cm">
            <text:p/>
          </draw:line>
          <draw:line draw:style-name="gr5" draw:text-style-name="P9" draw:layer="layout" svg:x1="13.516cm" svg:y1="7.924cm" svg:x2="13.516cm" svg:y2="9.362cm">
            <text:p/>
          </draw:line>
          <draw:line draw:style-name="gr5" draw:text-style-name="P9" draw:layer="layout" svg:x1="14.702cm" svg:y1="7.924cm" svg:x2="14.702cm" svg:y2="9.362cm">
            <text:p/>
          </draw:line>
          <draw:line draw:style-name="gr5" draw:text-style-name="P9" draw:layer="layout" svg:x1="15.835cm" svg:y1="7.924cm" svg:x2="15.835cm" svg:y2="9.362cm">
            <text:p/>
          </draw:line>
          <draw:line draw:style-name="gr5" draw:text-style-name="P9" draw:layer="layout" svg:x1="22.767cm" svg:y1="7.924cm" svg:x2="22.767cm" svg:y2="9.362cm">
            <text:p/>
          </draw:line>
          <draw:line draw:style-name="gr4" draw:text-style-name="P9" draw:layer="layout" svg:x1="23.932cm" svg:y1="7.924cm" svg:x2="23.932cm" svg:y2="9.362cm">
            <text:p/>
          </draw:line>
          <draw:line draw:style-name="gr5" draw:text-style-name="P9" draw:layer="layout" svg:x1="4.26cm" svg:y1="7.924cm" svg:x2="4.26cm" svg:y2="9.362cm">
            <text:p/>
          </draw:line>
          <draw:line draw:style-name="gr5" draw:text-style-name="P9" draw:layer="layout" svg:x1="5.415cm" svg:y1="7.924cm" svg:x2="5.415cm" svg:y2="9.362cm">
            <text:p/>
          </draw:line>
          <draw:line draw:style-name="gr5" draw:text-style-name="P9" draw:layer="layout" svg:x1="6.57cm" svg:y1="7.924cm" svg:x2="6.57cm" svg:y2="9.362cm">
            <text:p/>
          </draw:line>
          <draw:line draw:style-name="gr5" draw:text-style-name="P9" draw:layer="layout" svg:x1="7.726cm" svg:y1="7.924cm" svg:x2="7.726cm" svg:y2="9.362cm">
            <text:p/>
          </draw:line>
          <draw:line draw:style-name="gr5" draw:text-style-name="P9" draw:layer="layout" svg:x1="8.881cm" svg:y1="7.924cm" svg:x2="8.881cm" svg:y2="9.362cm">
            <text:p/>
          </draw:line>
          <draw:line draw:style-name="gr5" draw:text-style-name="P9" draw:layer="layout" svg:x1="10.037cm" svg:y1="7.924cm" svg:x2="10.037cm" svg:y2="9.362cm">
            <text:p/>
          </draw:line>
          <draw:line draw:style-name="gr5" draw:text-style-name="P9" draw:layer="layout" svg:x1="21.612cm" svg:y1="7.924cm" svg:x2="21.612cm" svg:y2="9.362cm">
            <text:p/>
          </draw:line>
          <draw:line draw:style-name="gr5" draw:text-style-name="P9" draw:layer="layout" svg:x1="20.457cm" svg:y1="7.924cm" svg:x2="20.457cm" svg:y2="9.362cm">
            <text:p/>
          </draw:line>
          <draw:line draw:style-name="gr5" draw:text-style-name="P9" draw:layer="layout" svg:x1="19.301cm" svg:y1="7.924cm" svg:x2="19.301cm" svg:y2="9.362cm">
            <text:p/>
          </draw:line>
          <draw:line draw:style-name="gr5" draw:text-style-name="P9" draw:layer="layout" svg:x1="18.146cm" svg:y1="7.924cm" svg:x2="18.146cm" svg:y2="9.362cm">
            <text:p/>
          </draw:line>
          <draw:line draw:style-name="gr5" draw:text-style-name="P9" draw:layer="layout" svg:x1="16.991cm" svg:y1="7.924cm" svg:x2="16.991cm" svg:y2="9.362cm">
            <text:p/>
          </draw:line>
        </draw:g>
        <draw:g>
          <draw:custom-shape draw:style-name="gr6" draw:text-style-name="P2" draw:layer="layout" svg:width="1.155cm" svg:height="1.437cm" svg:x="14.548cm" svg:y="13.525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13.388cm" svg:y="13.5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12.228cm" svg:y="13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4cm" svg:height="1.437cm" svg:x="11.064cm" svg:y="13.5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9.904cm" svg:y="13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16cm" svg:height="1.437cm" svg:x="20.342cm" svg:y="13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16cm" svg:height="1.437cm" svg:x="19.182cm" svg:y="13.5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164cm" svg:height="1.437cm" svg:x="18.018cm" svg:y="13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155cm" svg:height="1.437cm" svg:x="16.863cm" svg:y="13.525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16cm" svg:height="1.437cm" svg:x="15.703cm" svg:y="13.525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9.904cm" svg:y1="13.525cm" svg:x2="21.502cm" svg:y2="13.525cm">
            <text:p/>
          </draw:line>
          <draw:line draw:style-name="gr4" draw:text-style-name="P9" draw:layer="layout" svg:x1="9.904cm" svg:y1="14.962cm" svg:x2="21.502cm" svg:y2="14.962cm">
            <text:p/>
          </draw:line>
          <draw:line draw:style-name="gr4" draw:text-style-name="P9" draw:layer="layout" svg:x1="9.904cm" svg:y1="13.525cm" svg:x2="9.904cm" svg:y2="14.962cm">
            <text:p/>
          </draw:line>
          <draw:line draw:style-name="gr5" draw:text-style-name="P9" draw:layer="layout" svg:x1="16.863cm" svg:y1="13.525cm" svg:x2="16.863cm" svg:y2="14.962cm">
            <text:p/>
          </draw:line>
          <draw:line draw:style-name="gr5" draw:text-style-name="P9" draw:layer="layout" svg:x1="18.018cm" svg:y1="13.525cm" svg:x2="18.018cm" svg:y2="14.962cm">
            <text:p/>
          </draw:line>
          <draw:line draw:style-name="gr5" draw:text-style-name="P9" draw:layer="layout" svg:x1="19.182cm" svg:y1="13.525cm" svg:x2="19.182cm" svg:y2="14.962cm">
            <text:p/>
          </draw:line>
          <draw:line draw:style-name="gr5" draw:text-style-name="P9" draw:layer="layout" svg:x1="20.342cm" svg:y1="13.525cm" svg:x2="20.342cm" svg:y2="14.962cm">
            <text:p/>
          </draw:line>
          <draw:line draw:style-name="gr4" draw:text-style-name="P9" draw:layer="layout" svg:x1="21.502cm" svg:y1="13.525cm" svg:x2="21.502cm" svg:y2="14.962cm">
            <text:p/>
          </draw:line>
          <draw:line draw:style-name="gr5" draw:text-style-name="P9" draw:layer="layout" svg:x1="11.064cm" svg:y1="13.525cm" svg:x2="11.064cm" svg:y2="14.962cm">
            <text:p/>
          </draw:line>
          <draw:line draw:style-name="gr5" draw:text-style-name="P9" draw:layer="layout" svg:x1="12.228cm" svg:y1="13.525cm" svg:x2="12.228cm" svg:y2="14.962cm">
            <text:p/>
          </draw:line>
          <draw:line draw:style-name="gr5" draw:text-style-name="P9" draw:layer="layout" svg:x1="13.388cm" svg:y1="13.525cm" svg:x2="13.388cm" svg:y2="14.962cm">
            <text:p/>
          </draw:line>
          <draw:line draw:style-name="gr5" draw:text-style-name="P9" draw:layer="layout" svg:x1="14.548cm" svg:y1="13.525cm" svg:x2="14.548cm" svg:y2="14.962cm">
            <text:p/>
          </draw:line>
          <draw:line draw:style-name="gr5" draw:text-style-name="P9" draw:layer="layout" svg:x1="15.703cm" svg:y1="13.525cm" svg:x2="15.703cm" svg:y2="14.962cm">
            <text:p/>
          </draw:line>
        </draw:g>
        <draw:custom-shape draw:style-name="gr1" draw:text-style-name="P2" draw:layer="layout" svg:width="1.052cm" svg:height="1.446cm" svg:x="1.306cm" svg:y="7.924cm">
          <text:p text:style-name="P10"><text:span text:style-name="T15">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103cm" svg:height="1.446cm" svg:x="8.19cm" svg:y="13.485cm">
          <text:p text:style-name="P10"><text:span text:style-name="T12">P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149cm" svg:height="1.277cm" svg:x="1.701cm" svg:y="10.125cm">
          <text:p text:style-name="P10"><text:span text:style-name="T16">Scan</text:span></text:p>
          <draw:enhanced-geometry svg:viewBox="0 0 21600 21600" draw:type="mso-spt202" draw:enhanced-path="M 0 0 L 21600 0 21600 21600 0 21600 0 0 Z N"/>
        </draw:custom-shape>
        <draw:line draw:style-name="gr10" draw:text-style-name="P9" draw:id="id41" draw:layer="layout" svg:x1="15.156cm" svg:y1="11.527cm" svg:x2="15.156cm" svg:y2="13.123cm">
          <text:p/>
        </draw:line>
        <draw:custom-shape draw:style-name="gr48" draw:text-style-name="P2" draw:layer="layout" svg:width="4.986cm" svg:height="1.446cm" svg:x="2.119cm" svg:y="4.582cm">
          <text:p text:style-name="P10"><text:span text:style-name="T48">T</text:span><text:span text:style-name="T49">[</text:span><text:span text:style-name="T48">g</text:span><text:span text:style-name="T49">]</text:span><text:span text:style-name="T50"> </text:span><text:span text:style-name="T33">=</text:span><text:span text:style-name="T50"> </text:span><text:span text:style-name="T51">P</text:span><text:span text:style-name="T50">[</text:span><text:span text:style-name="T51">h</text:span><text:span text:style-name="T50">]</text:span></text:p>
          <draw:enhanced-geometry svg:viewBox="0 0 21600 21600" draw:type="mso-spt202" draw:enhanced-path="M 0 0 L 21600 0 21600 21600 0 21600 0 0 Z N"/>
        </draw:custom-shape>
        <draw:line draw:style-name="gr42" draw:text-style-name="P9" draw:id="id42" draw:layer="layout" svg:x1="15.302cm" svg:y1="5.724cm" svg:x2="15.302cm" svg:y2="7.32cm">
          <text:p/>
        </draw:line>
        <draw:custom-shape draw:style-name="gr1" draw:text-style-name="P2" draw:layer="layout" svg:width="0.997cm" svg:height="1.446cm" svg:x="14.706cm" svg:y="3.925cm">
          <text:p text:style-name="P10"><text:span text:style-name="T45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97cm" svg:height="1.446cm" svg:x="14.706cm" svg:y="10.085cm">
          <text:p text:style-name="P10"><text:span text:style-name="T12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8" draw:layer="layout" svg:width="2.957cm" svg:height="1.446cm" svg:x="15.699cm" svg:y="10.085cm">
          <text:p text:style-name="P10"><text:span text:style-name="T12">= h</text:span><text:span text:style-name="T47">+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7" draw:layer="layout" svg:width="2.957cm" svg:height="1.446cm" svg:x="15.704cm" svg:y="4.083cm">
          <text:p text:style-name="P10"><text:span text:style-name="T45">= g</text:span><text:span text:style-name="T46">+1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id="id43" draw:layer="layout" svg:width="1.151cm" svg:height="1.35cm" svg:x="15.813cm" svg:y="7.977cm">
          <text:p text:style-name="P12"><text:span text:style-name="T29">a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id="id44" draw:layer="layout" svg:width="1.151cm" svg:height="1.349cm" svg:x="15.699cm" svg:y="13.578cm">
          <text:p text:style-name="P12"><text:span text:style-name="T29">a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right">
                  <anim:animateMotion smil:dur="1s" smil:fill="hold" smil:targetElement="id41" presentation:additive="base" svg:path="M -1.38889 -6 -7.40741 -7 L 0.04497 -7.40741 -7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42" presentation:additive="base" svg:path="M -5.55556 -7 -1.11111 -6 L 0.03924 0.00023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45" draw:text-style-name="P2" draw:id="id52" draw:layer="layout" svg:width="4cm" svg:height="1.199cm" svg:x="6.901cm" svg:y="5.3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Case 2.1</text:p>
          </draw:text-box>
        </draw:frame>
        <draw:g>
          <draw:custom-shape draw:style-name="gr46" draw:text-style-name="P2" draw:layer="layout" svg:width="1.155cm" svg:height="1.437cm" svg:x="16.033cm" svg:y="8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4cm" svg:height="1.437cm" svg:x="17.189cm" svg:y="8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4cm" svg:height="1.437cm" svg:x="18.344cm" svg:y="8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5cm" svg:height="1.437cm" svg:x="19.499cm" svg:y="8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4cm" svg:height="1.437cm" svg:x="20.655cm" svg:y="8.123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5cm" svg:height="1.437cm" svg:x="9.079cm" svg:y="8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4cm" svg:height="1.437cm" svg:x="7.924cm" svg:y="8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7cm" svg:x="6.768cm" svg:y="8.123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4cm" svg:height="1.437cm" svg:x="5.613cm" svg:y="8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4cm" svg:height="1.437cm" svg:x="4.458cm" svg:y="8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7cm" svg:x="3.303cm" svg:y="8.123cm">
            <text:p text:style-name="P8"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64cm" svg:height="1.437cm" svg:x="22.965cm" svg:y="8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4cm" svg:height="1.437cm" svg:x="21.81cm" svg:y="8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32cm" svg:height="1.437cm" svg:x="14.9cm" svg:y="8.123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85cm" svg:height="1.437cm" svg:x="13.714cm" svg:y="8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9cm" svg:height="1.437cm" svg:x="12.554cm" svg:y="8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63cm" svg:height="1.437cm" svg:x="11.39cm" svg:y="8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4cm" svg:height="1.437cm" svg:x="10.235cm" svg:y="8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3.303cm" svg:y1="8.123cm" svg:x2="24.13cm" svg:y2="8.123cm">
            <text:p/>
          </draw:line>
          <draw:line draw:style-name="gr4" draw:text-style-name="P9" draw:layer="layout" svg:x1="3.303cm" svg:y1="9.56cm" svg:x2="24.13cm" svg:y2="9.56cm">
            <text:p/>
          </draw:line>
          <draw:line draw:style-name="gr4" draw:text-style-name="P9" draw:layer="layout" svg:x1="3.303cm" svg:y1="8.123cm" svg:x2="3.303cm" svg:y2="9.56cm">
            <text:p/>
          </draw:line>
          <draw:line draw:style-name="gr5" draw:text-style-name="P9" draw:layer="layout" svg:x1="11.39cm" svg:y1="8.123cm" svg:x2="11.39cm" svg:y2="9.56cm">
            <text:p/>
          </draw:line>
          <draw:line draw:style-name="gr5" draw:text-style-name="P9" draw:layer="layout" svg:x1="12.554cm" svg:y1="8.123cm" svg:x2="12.554cm" svg:y2="9.56cm">
            <text:p/>
          </draw:line>
          <draw:line draw:style-name="gr5" draw:text-style-name="P9" draw:layer="layout" svg:x1="13.714cm" svg:y1="8.123cm" svg:x2="13.714cm" svg:y2="9.56cm">
            <text:p/>
          </draw:line>
          <draw:line draw:style-name="gr5" draw:text-style-name="P9" draw:layer="layout" svg:x1="14.9cm" svg:y1="8.123cm" svg:x2="14.9cm" svg:y2="9.56cm">
            <text:p/>
          </draw:line>
          <draw:line draw:style-name="gr5" draw:text-style-name="P9" draw:layer="layout" svg:x1="16.033cm" svg:y1="8.123cm" svg:x2="16.033cm" svg:y2="9.56cm">
            <text:p/>
          </draw:line>
          <draw:line draw:style-name="gr5" draw:text-style-name="P9" draw:layer="layout" svg:x1="22.965cm" svg:y1="8.123cm" svg:x2="22.965cm" svg:y2="9.56cm">
            <text:p/>
          </draw:line>
          <draw:line draw:style-name="gr4" draw:text-style-name="P9" draw:layer="layout" svg:x1="24.13cm" svg:y1="8.123cm" svg:x2="24.13cm" svg:y2="9.56cm">
            <text:p/>
          </draw:line>
          <draw:line draw:style-name="gr5" draw:text-style-name="P9" draw:layer="layout" svg:x1="4.458cm" svg:y1="8.123cm" svg:x2="4.458cm" svg:y2="9.56cm">
            <text:p/>
          </draw:line>
          <draw:line draw:style-name="gr5" draw:text-style-name="P9" draw:layer="layout" svg:x1="5.613cm" svg:y1="8.123cm" svg:x2="5.613cm" svg:y2="9.56cm">
            <text:p/>
          </draw:line>
          <draw:line draw:style-name="gr5" draw:text-style-name="P9" draw:layer="layout" svg:x1="6.768cm" svg:y1="8.123cm" svg:x2="6.768cm" svg:y2="9.56cm">
            <text:p/>
          </draw:line>
          <draw:line draw:style-name="gr5" draw:text-style-name="P9" draw:layer="layout" svg:x1="7.924cm" svg:y1="8.123cm" svg:x2="7.924cm" svg:y2="9.56cm">
            <text:p/>
          </draw:line>
          <draw:line draw:style-name="gr5" draw:text-style-name="P9" draw:layer="layout" svg:x1="9.079cm" svg:y1="8.123cm" svg:x2="9.079cm" svg:y2="9.56cm">
            <text:p/>
          </draw:line>
          <draw:line draw:style-name="gr5" draw:text-style-name="P9" draw:layer="layout" svg:x1="10.235cm" svg:y1="8.123cm" svg:x2="10.235cm" svg:y2="9.56cm">
            <text:p/>
          </draw:line>
          <draw:line draw:style-name="gr5" draw:text-style-name="P9" draw:layer="layout" svg:x1="21.81cm" svg:y1="8.123cm" svg:x2="21.81cm" svg:y2="9.56cm">
            <text:p/>
          </draw:line>
          <draw:line draw:style-name="gr5" draw:text-style-name="P9" draw:layer="layout" svg:x1="20.655cm" svg:y1="8.123cm" svg:x2="20.655cm" svg:y2="9.56cm">
            <text:p/>
          </draw:line>
          <draw:line draw:style-name="gr5" draw:text-style-name="P9" draw:layer="layout" svg:x1="19.499cm" svg:y1="8.123cm" svg:x2="19.499cm" svg:y2="9.56cm">
            <text:p/>
          </draw:line>
          <draw:line draw:style-name="gr5" draw:text-style-name="P9" draw:layer="layout" svg:x1="18.344cm" svg:y1="8.123cm" svg:x2="18.344cm" svg:y2="9.56cm">
            <text:p/>
          </draw:line>
          <draw:line draw:style-name="gr5" draw:text-style-name="P9" draw:layer="layout" svg:x1="17.189cm" svg:y1="8.123cm" svg:x2="17.189cm" svg:y2="9.56cm">
            <text:p/>
          </draw:line>
        </draw:g>
        <draw:g draw:id="id46">
          <draw:custom-shape draw:style-name="gr47" draw:text-style-name="P2" draw:layer="layout" svg:width="1.155cm" svg:height="1.437cm" svg:x="11.545cm" svg:y="13.128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16cm" svg:height="1.437cm" svg:x="10.385cm" svg:y="13.128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16cm" svg:height="1.437cm" svg:x="9.225cm" svg:y="13.128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164cm" svg:height="1.437cm" svg:x="8.061cm" svg:y="13.128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6.901cm" svg:y="13.128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16cm" svg:height="1.437cm" svg:x="17.339cm" svg:y="13.128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16cm" svg:height="1.437cm" svg:x="16.179cm" svg:y="13.128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164cm" svg:height="1.437cm" svg:x="15.015cm" svg:y="13.128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155cm" svg:height="1.437cm" svg:x="13.86cm" svg:y="13.128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7" draw:text-style-name="P2" draw:layer="layout" svg:width="1.16cm" svg:height="1.437cm" svg:x="12.7cm" svg:y="13.128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6.901cm" svg:y1="13.128cm" svg:x2="18.499cm" svg:y2="13.128cm">
            <text:p/>
          </draw:line>
          <draw:line draw:style-name="gr4" draw:text-style-name="P9" draw:layer="layout" svg:x1="6.901cm" svg:y1="14.565cm" svg:x2="18.499cm" svg:y2="14.565cm">
            <text:p/>
          </draw:line>
          <draw:line draw:style-name="gr4" draw:text-style-name="P9" draw:layer="layout" svg:x1="6.901cm" svg:y1="13.128cm" svg:x2="6.901cm" svg:y2="14.565cm">
            <text:p/>
          </draw:line>
          <draw:line draw:style-name="gr5" draw:text-style-name="P9" draw:layer="layout" svg:x1="13.86cm" svg:y1="13.128cm" svg:x2="13.86cm" svg:y2="14.565cm">
            <text:p/>
          </draw:line>
          <draw:line draw:style-name="gr5" draw:text-style-name="P9" draw:layer="layout" svg:x1="15.015cm" svg:y1="13.128cm" svg:x2="15.015cm" svg:y2="14.565cm">
            <text:p/>
          </draw:line>
          <draw:line draw:style-name="gr5" draw:text-style-name="P9" draw:layer="layout" svg:x1="16.179cm" svg:y1="13.128cm" svg:x2="16.179cm" svg:y2="14.565cm">
            <text:p/>
          </draw:line>
          <draw:line draw:style-name="gr5" draw:text-style-name="P9" draw:layer="layout" svg:x1="17.339cm" svg:y1="13.128cm" svg:x2="17.339cm" svg:y2="14.565cm">
            <text:p/>
          </draw:line>
          <draw:line draw:style-name="gr4" draw:text-style-name="P9" draw:layer="layout" svg:x1="18.499cm" svg:y1="13.128cm" svg:x2="18.499cm" svg:y2="14.565cm">
            <text:p/>
          </draw:line>
          <draw:line draw:style-name="gr5" draw:text-style-name="P9" draw:layer="layout" svg:x1="8.061cm" svg:y1="13.128cm" svg:x2="8.061cm" svg:y2="14.565cm">
            <text:p/>
          </draw:line>
          <draw:line draw:style-name="gr5" draw:text-style-name="P9" draw:layer="layout" svg:x1="9.225cm" svg:y1="13.128cm" svg:x2="9.225cm" svg:y2="14.565cm">
            <text:p/>
          </draw:line>
          <draw:line draw:style-name="gr5" draw:text-style-name="P9" draw:layer="layout" svg:x1="10.385cm" svg:y1="13.128cm" svg:x2="10.385cm" svg:y2="14.565cm">
            <text:p/>
          </draw:line>
          <draw:line draw:style-name="gr5" draw:text-style-name="P9" draw:layer="layout" svg:x1="11.545cm" svg:y1="13.128cm" svg:x2="11.545cm" svg:y2="14.565cm">
            <text:p/>
          </draw:line>
          <draw:line draw:style-name="gr5" draw:text-style-name="P9" draw:layer="layout" svg:x1="12.7cm" svg:y1="13.128cm" svg:x2="12.7cm" svg:y2="14.565cm">
            <text:p/>
          </draw:line>
        </draw:g>
        <draw:custom-shape draw:style-name="gr1" draw:text-style-name="P2" draw:layer="layout" svg:width="1.052cm" svg:height="1.446cm" svg:x="1.504cm" svg:y="8.123cm">
          <text:p text:style-name="P10"><text:span text:style-name="T15">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id="id45" draw:layer="layout" svg:width="2.149cm" svg:height="1.277cm" svg:x="1.9cm" svg:y="11.298cm">
          <text:p text:style-name="P10"><text:span text:style-name="T52">Shift</text:span></text:p>
          <draw:enhanced-geometry svg:viewBox="0 0 21600 21600" draw:type="mso-spt202" draw:enhanced-path="M 0 0 L 21600 0 21600 21600 0 21600 0 0 Z N"/>
        </draw:custom-shape>
        <draw:custom-shape draw:style-name="gr48" draw:text-style-name="P2" draw:layer="layout" svg:width="8.927cm" svg:height="1.446cm" svg:x="0.921cm" svg:y="3.863cm">
          <text:p text:style-name="P10"><text:span text:style-name="T48">T</text:span><text:span text:style-name="T49">[</text:span><text:span text:style-name="T48">g</text:span><text:span text:style-name="T49">]</text:span><text:span text:style-name="T50"> </text:span><text:span text:style-name="T53"></text:span><text:span text:style-name="T50"> </text:span><text:span text:style-name="T51">P</text:span><text:span text:style-name="T50">[</text:span><text:span text:style-name="T51">h</text:span><text:span text:style-name="T50">] </text:span><text:span text:style-name="T33">and</text:span><text:span text:style-name="T50"> h = 1</text:span></text:p>
          <draw:enhanced-geometry svg:viewBox="0 0 21600 21600" draw:type="mso-spt202" draw:enhanced-path="M 0 0 L 21600 0 21600 21600 0 21600 0 0 Z N"/>
        </draw:custom-shape>
        <draw:line draw:style-name="gr42" draw:text-style-name="P9" draw:id="id50" draw:layer="layout" svg:x1="7.501cm" svg:y1="6.734cm" svg:x2="7.497cm" svg:y2="7.726cm">
          <text:p/>
        </draw:line>
        <draw:custom-shape draw:style-name="gr1" draw:text-style-name="P2" draw:layer="layout" svg:width="0.997cm" svg:height="1.446cm" svg:x="6.901cm" svg:y="5.084cm">
          <text:p text:style-name="P10"><text:span text:style-name="T45">g</text:span></text:p>
          <draw:enhanced-geometry svg:viewBox="0 0 21600 21600" draw:type="rectangle" draw:enhanced-path="M 0 0 L 21600 0 21600 21600 0 21600 0 0 Z N"/>
        </draw:custom-shape>
        <draw:g draw:id="id47">
          <draw:custom-shape draw:style-name="gr1" draw:text-style-name="P2" draw:layer="layout" svg:width="1.103cm" svg:height="1.446cm" svg:x="5.187cm" svg:y="13.088cm">
            <text:p text:style-name="P10"><text:span text:style-name="T12">P</text:span></text:p>
            <draw:enhanced-geometry svg:viewBox="0 0 21600 21600" draw:type="mso-spt202" draw:enhanced-path="M 0 0 L 21600 0 21600 21600 0 21600 0 0 Z N"/>
          </draw:custom-shape>
          <draw:line draw:style-name="gr10" draw:text-style-name="P9" draw:layer="layout" svg:x1="7.501cm" svg:y1="11.765cm" svg:x2="7.554cm" svg:y2="12.726cm">
            <text:p/>
          </draw:line>
          <draw:custom-shape draw:style-name="gr1" draw:text-style-name="P2" draw:layer="layout" svg:width="2.648cm" svg:height="1.446cm" svg:x="6.703cm" svg:y="10.323cm">
            <text:p text:style-name="P10"><text:span text:style-name="T12">h = </text:span><text:span text:style-name="T47">1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id="id49" draw:layer="layout" svg:width="2.957cm" svg:height="1.446cm" svg:x="7.898cm" svg:y="5.084cm">
          <text:p text:style-name="P10"><text:span text:style-name="T45">= g</text:span><text:span text:style-name="T46">+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48" draw:layer="layout" svg:width="1.839cm" svg:height="1.879cm" svg:x="4.061cm" svg:y="13.326cm">
          <text:p/>
          <draw:enhanced-geometry svg:viewBox="0 0 991 970" draw:type="non-primitive" draw:enhanced-path="M 383 0  C 217 207 0 405 101 567  C 202 729 806 886 991 970  N"/>
        </draw:custom-shape>
        <draw:custom-shape draw:style-name="gr49" draw:text-style-name="P2" draw:id="id51" draw:layer="layout" svg:width="1.151cm" svg:height="1.349cm" svg:x="7.898cm" svg:y="8.176cm">
          <text:p text:style-name="P12"><text:span text:style-name="T29">a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0.5s" smil:fill="hold" smil:targetElement="id46" presentation:additive="base" svg:path="M 0 -2.96296 -6 L 0.03941 0.0588"/>
                </anim:par>
                <anim:par smil:begin="0s" smil:fill="hold" smil:accelerate="0.5" smil:decelerate="0.5" presentation:node-type="with-previous" presentation:preset-class="motion-path" presentation:preset-id="ppt_motionpath_0">
                  <anim:animateMotion smil:dur="0.5s" smil:fill="hold" smil:targetElement="id47" presentation:additive="base" svg:path="M -1.38889 -6 7.40741 -6 L 0.03924 0.0632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1s" smil:fill="hold" smil:targetElement="id50" presentation:additive="base" svg:path="M -5.55556 -7 -1.11111 -6 L 0.03924 0.00023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45" draw:text-style-name="P2" draw:id="id60" draw:layer="layout" svg:width="5.799cm" svg:height="1.199cm" svg:x="14.9cm" svg:y="10.32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Case 2.2</text:p>
          </draw:text-box>
        </draw:frame>
        <draw:g>
          <draw:custom-shape draw:style-name="gr46" draw:text-style-name="P2" draw:layer="layout" svg:width="1.155cm" svg:height="1.437cm" svg:x="17.07cm" svg:y="7.682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6cm" svg:height="1.437cm" svg:x="18.225cm" svg:y="7.682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5cm" svg:height="1.437cm" svg:x="15.915cm" svg:y="7.682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7cm" svg:x="10.138cm" svg:y="7.682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7cm" svg:x="11.293cm" svg:y="7.682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6cm" svg:height="1.437cm" svg:x="12.448cm" svg:y="7.682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7cm" svg:x="13.604cm" svg:y="7.682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6cm" svg:height="1.437cm" svg:x="14.759cm" svg:y="7.682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7cm" svg:x="3.184cm" svg:y="7.682cm">
            <text:p text:style-name="P8"><text:span text:style-name="T9">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6cm" svg:height="1.437cm" svg:x="2.028cm" svg:y="7.682cm">
            <text:p text:style-name="P8"><text:span text:style-name="T9">.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64cm" svg:height="1.437cm" svg:x="20.536cm" svg:y="7.682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155cm" svg:height="1.437cm" svg:x="19.381cm" svg:y="7.682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34cm" svg:height="1.437cm" svg:x="9.004cm" svg:y="7.682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86cm" svg:height="1.437cm" svg:x="7.818cm" svg:y="7.682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9cm" svg:height="1.437cm" svg:x="6.659cm" svg:y="7.682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65cm" svg:height="1.437cm" svg:x="5.494cm" svg:y="7.682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155cm" svg:height="1.437cm" svg:x="4.339cm" svg:y="7.682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2.028cm" svg:y1="7.682cm" svg:x2="21.7cm" svg:y2="7.682cm">
            <text:p/>
          </draw:line>
          <draw:line draw:style-name="gr4" draw:text-style-name="P9" draw:layer="layout" svg:x1="2.028cm" svg:y1="9.119cm" svg:x2="21.7cm" svg:y2="9.119cm">
            <text:p/>
          </draw:line>
          <draw:line draw:style-name="gr5" draw:text-style-name="P9" draw:layer="layout" svg:x1="2.028cm" svg:y1="7.682cm" svg:x2="2.028cm" svg:y2="9.119cm">
            <text:p/>
          </draw:line>
          <draw:line draw:style-name="gr5" draw:text-style-name="P9" draw:layer="layout" svg:x1="5.494cm" svg:y1="7.682cm" svg:x2="5.494cm" svg:y2="9.119cm">
            <text:p/>
          </draw:line>
          <draw:line draw:style-name="gr5" draw:text-style-name="P9" draw:layer="layout" svg:x1="6.659cm" svg:y1="7.682cm" svg:x2="6.659cm" svg:y2="9.119cm">
            <text:p/>
          </draw:line>
          <draw:line draw:style-name="gr5" draw:text-style-name="P9" draw:layer="layout" svg:x1="7.818cm" svg:y1="7.682cm" svg:x2="7.818cm" svg:y2="9.119cm">
            <text:p/>
          </draw:line>
          <draw:line draw:style-name="gr5" draw:text-style-name="P9" draw:layer="layout" svg:x1="9.004cm" svg:y1="7.682cm" svg:x2="9.004cm" svg:y2="9.119cm">
            <text:p/>
          </draw:line>
          <draw:line draw:style-name="gr5" draw:text-style-name="P9" draw:layer="layout" svg:x1="10.138cm" svg:y1="7.682cm" svg:x2="10.138cm" svg:y2="9.119cm">
            <text:p/>
          </draw:line>
          <draw:line draw:style-name="gr5" draw:text-style-name="P9" draw:layer="layout" svg:x1="20.536cm" svg:y1="7.682cm" svg:x2="20.536cm" svg:y2="9.119cm">
            <text:p/>
          </draw:line>
          <draw:line draw:style-name="gr4" draw:text-style-name="P9" draw:layer="layout" svg:x1="21.7cm" svg:y1="7.682cm" svg:x2="21.7cm" svg:y2="9.119cm">
            <text:p/>
          </draw:line>
          <draw:line draw:style-name="gr5" draw:text-style-name="P9" draw:layer="layout" svg:x1="3.184cm" svg:y1="7.682cm" svg:x2="3.184cm" svg:y2="9.119cm">
            <text:p/>
          </draw:line>
          <draw:line draw:style-name="gr5" draw:text-style-name="P9" draw:layer="layout" svg:x1="4.339cm" svg:y1="7.682cm" svg:x2="4.339cm" svg:y2="9.119cm">
            <text:p/>
          </draw:line>
          <draw:line draw:style-name="gr5" draw:text-style-name="P9" draw:layer="layout" svg:x1="15.915cm" svg:y1="7.682cm" svg:x2="15.915cm" svg:y2="9.119cm">
            <text:p/>
          </draw:line>
          <draw:line draw:style-name="gr5" draw:text-style-name="P9" draw:layer="layout" svg:x1="14.759cm" svg:y1="7.682cm" svg:x2="14.759cm" svg:y2="9.119cm">
            <text:p/>
          </draw:line>
          <draw:line draw:style-name="gr5" draw:text-style-name="P9" draw:layer="layout" svg:x1="13.604cm" svg:y1="7.682cm" svg:x2="13.604cm" svg:y2="9.119cm">
            <text:p/>
          </draw:line>
          <draw:line draw:style-name="gr5" draw:text-style-name="P9" draw:layer="layout" svg:x1="12.448cm" svg:y1="7.682cm" svg:x2="12.448cm" svg:y2="9.119cm">
            <text:p/>
          </draw:line>
          <draw:line draw:style-name="gr5" draw:text-style-name="P9" draw:layer="layout" svg:x1="11.293cm" svg:y1="7.682cm" svg:x2="11.293cm" svg:y2="9.119cm">
            <text:p/>
          </draw:line>
          <draw:line draw:style-name="gr5" draw:text-style-name="P9" draw:layer="layout" svg:x1="17.07cm" svg:y1="7.682cm" svg:x2="17.07cm" svg:y2="9.119cm">
            <text:p/>
          </draw:line>
          <draw:line draw:style-name="gr5" draw:text-style-name="P9" draw:layer="layout" svg:x1="19.381cm" svg:y1="7.682cm" svg:x2="19.381cm" svg:y2="9.119cm">
            <text:p/>
          </draw:line>
          <draw:line draw:style-name="gr5" draw:text-style-name="P9" draw:layer="layout" svg:x1="18.225cm" svg:y1="7.682cm" svg:x2="18.225cm" svg:y2="9.119cm">
            <text:p/>
          </draw:line>
        </draw:g>
        <draw:g draw:id="id55">
          <draw:custom-shape draw:style-name="gr6" draw:text-style-name="P2" draw:layer="layout" svg:width="1.156cm" svg:height="1.437cm" svg:x="9.463cm" svg:y="13.128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59cm" svg:height="1.437cm" svg:x="8.304cm" svg:y="13.128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7.144cm" svg:y="13.128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4cm" svg:height="1.437cm" svg:x="5.98cm" svg:y="13.128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4.82cm" svg:y="13.128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59cm" svg:height="1.437cm" svg:x="15.258cm" svg:y="13.128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14.098cm" svg:y="13.128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4cm" svg:height="1.437cm" svg:x="12.934cm" svg:y="13.128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56cm" svg:height="1.437cm" svg:x="11.778cm" svg:y="13.128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59cm" svg:height="1.437cm" svg:x="10.619cm" svg:y="13.128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4.82cm" svg:y1="13.128cm" svg:x2="16.417cm" svg:y2="13.128cm">
            <text:p/>
          </draw:line>
          <draw:line draw:style-name="gr4" draw:text-style-name="P9" draw:layer="layout" svg:x1="4.82cm" svg:y1="14.565cm" svg:x2="16.417cm" svg:y2="14.565cm">
            <text:p/>
          </draw:line>
          <draw:line draw:style-name="gr4" draw:text-style-name="P9" draw:layer="layout" svg:x1="4.82cm" svg:y1="13.128cm" svg:x2="4.82cm" svg:y2="14.565cm">
            <text:p/>
          </draw:line>
          <draw:line draw:style-name="gr5" draw:text-style-name="P9" draw:layer="layout" svg:x1="11.778cm" svg:y1="13.128cm" svg:x2="11.778cm" svg:y2="14.565cm">
            <text:p/>
          </draw:line>
          <draw:line draw:style-name="gr5" draw:text-style-name="P9" draw:layer="layout" svg:x1="12.934cm" svg:y1="13.128cm" svg:x2="12.934cm" svg:y2="14.565cm">
            <text:p/>
          </draw:line>
          <draw:line draw:style-name="gr5" draw:text-style-name="P9" draw:layer="layout" svg:x1="14.098cm" svg:y1="13.128cm" svg:x2="14.098cm" svg:y2="14.565cm">
            <text:p/>
          </draw:line>
          <draw:line draw:style-name="gr5" draw:text-style-name="P9" draw:layer="layout" svg:x1="15.258cm" svg:y1="13.128cm" svg:x2="15.258cm" svg:y2="14.565cm">
            <text:p/>
          </draw:line>
          <draw:line draw:style-name="gr4" draw:text-style-name="P9" draw:layer="layout" svg:x1="16.417cm" svg:y1="13.128cm" svg:x2="16.417cm" svg:y2="14.565cm">
            <text:p/>
          </draw:line>
          <draw:line draw:style-name="gr5" draw:text-style-name="P9" draw:layer="layout" svg:x1="5.98cm" svg:y1="13.128cm" svg:x2="5.98cm" svg:y2="14.565cm">
            <text:p/>
          </draw:line>
          <draw:line draw:style-name="gr5" draw:text-style-name="P9" draw:layer="layout" svg:x1="7.144cm" svg:y1="13.128cm" svg:x2="7.144cm" svg:y2="14.565cm">
            <text:p/>
          </draw:line>
          <draw:line draw:style-name="gr5" draw:text-style-name="P9" draw:layer="layout" svg:x1="8.304cm" svg:y1="13.128cm" svg:x2="8.304cm" svg:y2="14.565cm">
            <text:p/>
          </draw:line>
          <draw:line draw:style-name="gr5" draw:text-style-name="P9" draw:layer="layout" svg:x1="9.463cm" svg:y1="13.128cm" svg:x2="9.463cm" svg:y2="14.565cm">
            <text:p/>
          </draw:line>
          <draw:line draw:style-name="gr5" draw:text-style-name="P9" draw:layer="layout" svg:x1="10.619cm" svg:y1="13.128cm" svg:x2="10.619cm" svg:y2="14.565cm">
            <text:p/>
          </draw:line>
        </draw:g>
        <draw:custom-shape draw:style-name="gr1" draw:text-style-name="P2" draw:layer="layout" svg:width="1.052cm" svg:height="1.446cm" svg:x="0.23cm" svg:y="7.682cm">
          <text:p text:style-name="P10"><text:span text:style-name="T15">T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id="id53" draw:layer="layout" svg:width="2.149cm" svg:height="1.277cm" svg:x="1.9cm" svg:y="11.298cm">
          <text:p text:style-name="P10"><text:span text:style-name="T52">Shift</text:span></text:p>
          <draw:enhanced-geometry svg:viewBox="0 0 21600 21600" draw:type="mso-spt202" draw:enhanced-path="M 0 0 L 21600 0 21600 21600 0 21600 0 0 Z N"/>
        </draw:custom-shape>
        <draw:custom-shape draw:style-name="gr48" draw:text-style-name="P2" draw:layer="layout" svg:width="8.927cm" svg:height="1.446cm" svg:x="0.921cm" svg:y="3.863cm">
          <text:p text:style-name="P10"><text:span text:style-name="T48">T</text:span><text:span text:style-name="T49">[</text:span><text:span text:style-name="T48">g</text:span><text:span text:style-name="T49">]</text:span><text:span text:style-name="T50"> </text:span><text:span text:style-name="T53"></text:span><text:span text:style-name="T50"> </text:span><text:span text:style-name="T51">P</text:span><text:span text:style-name="T50">[</text:span><text:span text:style-name="T51">h</text:span><text:span text:style-name="T50">] </text:span><text:span text:style-name="T33">and</text:span><text:span text:style-name="T50"> h &gt; 1</text:span></text:p>
          <draw:enhanced-geometry svg:viewBox="0 0 21600 21600" draw:type="mso-spt202" draw:enhanced-path="M 0 0 L 21600 0 21600 21600 0 21600 0 0 Z N"/>
        </draw:custom-shape>
        <draw:line draw:style-name="gr42" draw:text-style-name="P9" draw:layer="layout" svg:x1="15.253cm" svg:y1="6.332cm" svg:x2="15.249cm" svg:y2="7.325cm">
          <text:p/>
        </draw:line>
        <draw:custom-shape draw:style-name="gr1" draw:text-style-name="P2" draw:layer="layout" svg:width="0.997cm" svg:height="1.446cm" svg:x="14.825cm" svg:y="4.723cm">
          <text:p text:style-name="P10"><text:span text:style-name="T45">g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15.725cm" svg:y1="11.765cm" svg:x2="15.778cm" svg:y2="12.726cm">
          <text:p/>
        </draw:line>
        <draw:custom-shape draw:style-name="gr1" draw:text-style-name="P2" draw:layer="layout" svg:width="0.997cm" svg:height="1.446cm" svg:x="14.927cm" svg:y="10.125cm">
          <text:p text:style-name="P10"><text:span text:style-name="T12">h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58" draw:layer="layout" svg:width="7.25cm" svg:height="1.773cm" svg:x="0.723cm" svg:y="13.926cm">
          <text:p/>
          <draw:enhanced-geometry svg:viewBox="0 0 1644 402" draw:type="non-primitive" draw:enhanced-path="M 337 0  C 267 91 0 182 218 249  C 436 316 1347 370 1644 402  N"/>
        </draw:custom-shape>
        <draw:custom-shape draw:style-name="gr1" draw:text-style-name="P2" draw:id="id59" draw:layer="layout" svg:width="4.829cm" svg:height="1.446cm" svg:x="15.905cm" svg:y="10.125cm">
          <text:p text:style-name="P10"><text:span text:style-name="T15">=</text:span><text:span text:style-name="T54"> f</text:span><text:span text:style-name="T55">(</text:span><text:span text:style-name="T54">h</text:span><text:span text:style-name="T55">-1)</text:span><text:span text:style-name="T12">+</text:span><text:span text:style-name="T47">1</text:span></text:p>
          <draw:enhanced-geometry svg:viewBox="0 0 21600 21600" draw:type="rectangle" draw:enhanced-path="M 0 0 L 21600 0 21600 21600 0 21600 0 0 Z N"/>
        </draw:custom-shape>
        <draw:g draw:id="id56">
          <draw:custom-shape draw:style-name="gr41" draw:text-style-name="P2" draw:layer="layout" svg:width="1.154cm" svg:height="1.437cm" svg:x="9.547cm" svg:y="15.13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59cm" svg:height="1.437cm" svg:x="8.387cm" svg:y="15.13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59cm" svg:height="1.437cm" svg:x="7.227cm" svg:y="15.13cm">
            <text:p text:style-name="P8"><text:span text:style-name="T27">1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3cm" svg:height="1.437cm" svg:x="6.063cm" svg:y="15.13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59cm" svg:height="1.437cm" svg:x="4.904cm" svg:y="15.13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59cm" svg:height="1.437cm" svg:x="15.341cm" svg:y="15.13cm">
            <text:p text:style-name="P8"><text:span text:style-name="T27">3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59cm" svg:height="1.437cm" svg:x="14.181cm" svg:y="15.13cm">
            <text:p text:style-name="P8"><text:span text:style-name="T55">4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3cm" svg:height="1.437cm" svg:x="13.017cm" svg:y="15.13cm">
            <text:p text:style-name="P8"><text:span text:style-name="T27">3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54cm" svg:height="1.437cm" svg:x="11.862cm" svg:y="15.13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59cm" svg:height="1.437cm" svg:x="10.702cm" svg:y="15.13cm">
            <text:p text:style-name="P8"><text:span text:style-name="T27">1</text:span></text:p>
            <draw:enhanced-geometry svg:viewBox="0 0 21600 21600" draw:type="rectangle" draw:enhanced-path="M 0 0 L 21600 0 21600 21600 0 21600 0 0 Z N"/>
          </draw:custom-shape>
          <draw:line draw:style-name="gr23" draw:text-style-name="P9" draw:layer="layout" svg:x1="4.904cm" svg:y1="15.13cm" svg:x2="6.063cm" svg:y2="15.13cm">
            <text:p/>
          </draw:line>
          <draw:line draw:style-name="gr23" draw:text-style-name="P9" draw:layer="layout" svg:x1="4.904cm" svg:y1="16.567cm" svg:x2="6.063cm" svg:y2="16.567cm">
            <text:p/>
          </draw:line>
          <draw:line draw:style-name="gr23" draw:text-style-name="P9" draw:layer="layout" svg:x1="4.904cm" svg:y1="15.13cm" svg:x2="4.904cm" svg:y2="16.567cm">
            <text:p/>
          </draw:line>
          <draw:line draw:style-name="gr23" draw:text-style-name="P9" draw:layer="layout" svg:x1="16.501cm" svg:y1="15.13cm" svg:x2="16.501cm" svg:y2="16.567cm">
            <text:p/>
          </draw:line>
          <draw:line draw:style-name="gr23" draw:text-style-name="P9" draw:layer="layout" svg:x1="6.063cm" svg:y1="15.13cm" svg:x2="7.226cm" svg:y2="15.13cm">
            <text:p/>
          </draw:line>
          <draw:line draw:style-name="gr23" draw:text-style-name="P9" draw:layer="layout" svg:x1="6.063cm" svg:y1="16.567cm" svg:x2="7.226cm" svg:y2="16.567cm">
            <text:p/>
          </draw:line>
          <draw:line draw:style-name="gr23" draw:text-style-name="P9" draw:layer="layout" svg:x1="7.227cm" svg:y1="15.13cm" svg:x2="8.386cm" svg:y2="15.13cm">
            <text:p/>
          </draw:line>
          <draw:line draw:style-name="gr23" draw:text-style-name="P9" draw:layer="layout" svg:x1="7.227cm" svg:y1="16.567cm" svg:x2="8.386cm" svg:y2="16.567cm">
            <text:p/>
          </draw:line>
          <draw:line draw:style-name="gr23" draw:text-style-name="P9" draw:layer="layout" svg:x1="8.387cm" svg:y1="15.13cm" svg:x2="9.546cm" svg:y2="15.13cm">
            <text:p/>
          </draw:line>
          <draw:line draw:style-name="gr23" draw:text-style-name="P9" draw:layer="layout" svg:x1="8.387cm" svg:y1="16.567cm" svg:x2="9.546cm" svg:y2="16.567cm">
            <text:p/>
          </draw:line>
          <draw:line draw:style-name="gr23" draw:text-style-name="P9" draw:layer="layout" svg:x1="9.547cm" svg:y1="15.13cm" svg:x2="10.701cm" svg:y2="15.13cm">
            <text:p/>
          </draw:line>
          <draw:line draw:style-name="gr23" draw:text-style-name="P9" draw:layer="layout" svg:x1="9.547cm" svg:y1="16.567cm" svg:x2="10.701cm" svg:y2="16.567cm">
            <text:p/>
          </draw:line>
          <draw:line draw:style-name="gr23" draw:text-style-name="P9" draw:layer="layout" svg:x1="10.702cm" svg:y1="15.13cm" svg:x2="11.861cm" svg:y2="15.13cm">
            <text:p/>
          </draw:line>
          <draw:line draw:style-name="gr23" draw:text-style-name="P9" draw:layer="layout" svg:x1="10.702cm" svg:y1="16.567cm" svg:x2="11.861cm" svg:y2="16.567cm">
            <text:p/>
          </draw:line>
          <draw:line draw:style-name="gr23" draw:text-style-name="P9" draw:layer="layout" svg:x1="11.862cm" svg:y1="15.13cm" svg:x2="13.016cm" svg:y2="15.13cm">
            <text:p/>
          </draw:line>
          <draw:line draw:style-name="gr23" draw:text-style-name="P9" draw:layer="layout" svg:x1="11.862cm" svg:y1="16.567cm" svg:x2="13.016cm" svg:y2="16.567cm">
            <text:p/>
          </draw:line>
          <draw:line draw:style-name="gr23" draw:text-style-name="P9" draw:layer="layout" svg:x1="13.017cm" svg:y1="15.13cm" svg:x2="14.18cm" svg:y2="15.13cm">
            <text:p/>
          </draw:line>
          <draw:line draw:style-name="gr23" draw:text-style-name="P9" draw:layer="layout" svg:x1="13.017cm" svg:y1="16.567cm" svg:x2="14.18cm" svg:y2="16.567cm">
            <text:p/>
          </draw:line>
          <draw:line draw:style-name="gr23" draw:text-style-name="P9" draw:layer="layout" svg:x1="14.181cm" svg:y1="15.13cm" svg:x2="15.34cm" svg:y2="15.13cm">
            <text:p/>
          </draw:line>
          <draw:line draw:style-name="gr23" draw:text-style-name="P9" draw:layer="layout" svg:x1="14.181cm" svg:y1="16.567cm" svg:x2="15.34cm" svg:y2="16.567cm">
            <text:p/>
          </draw:line>
          <draw:line draw:style-name="gr23" draw:text-style-name="P9" draw:layer="layout" svg:x1="15.341cm" svg:y1="15.13cm" svg:x2="16.5cm" svg:y2="15.13cm">
            <text:p/>
          </draw:line>
          <draw:line draw:style-name="gr23" draw:text-style-name="P9" draw:layer="layout" svg:x1="15.341cm" svg:y1="16.567cm" svg:x2="16.5cm" svg:y2="16.567cm">
            <text:p/>
          </draw:line>
        </draw:g>
        <draw:g draw:id="id54">
          <draw:g>
            <draw:custom-shape draw:style-name="gr1" draw:text-style-name="P2" draw:layer="layout" svg:width="1.103cm" svg:height="1.446cm" svg:x="3.106cm" svg:y="13.088cm">
              <text:p text:style-name="P10"><text:span text:style-name="T12">P</text:span></text:p>
              <draw:enhanced-geometry svg:viewBox="0 0 21600 21600" draw:type="mso-spt202" draw:enhanced-path="M 0 0 L 21600 0 21600 21600 0 21600 0 0 Z N"/>
            </draw:custom-shape>
            <draw:custom-shape draw:style-name="gr1" draw:text-style-name="P2" draw:layer="layout" svg:width="1.7cm" svg:height="1.446cm" svg:x="2.929cm" svg:y="15.125cm">
              <text:p text:style-name="P10"><text:span text:style-name="T43">f</text:span><text:span text:style-name="T44">[</text:span><text:span text:style-name="T43">j</text:span><text:span text:style-name="T44">]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51" draw:text-style-name="P2" draw:layer="layout" svg:width="4.6cm" svg:height="1.001cm" svg:x="4.899cm" svg:y="13.326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" draw:layer="layout" svg:width="4.6cm" svg:height="1.001cm" svg:x="10.702cm" svg:y="13.326cm">
            <text:p/>
            <draw:enhanced-geometry svg:viewBox="0 0 21600 21600" draw:type="rectangle" draw:enhanced-path="M 0 0 L 21600 0 21600 21600 0 21600 0 0 Z N"/>
          </draw:custom-shape>
        </draw:g>
        <draw:g draw:id="id57">
          <draw:custom-shape draw:style-name="gr52" draw:text-style-name="P2" draw:layer="layout" svg:width="1.196cm" svg:height="1.438cm" svg:x="15.503cm" svg:y="13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" draw:layer="layout" svg:width="1.2cm" svg:height="1.438cm" svg:x="14.302cm" svg:y="13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" draw:layer="layout" svg:width="1.199cm" svg:height="1.438cm" svg:x="13.103cm" svg:y="13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" draw:layer="layout" svg:width="1.204cm" svg:height="1.438cm" svg:x="11.898cm" svg:y="13.123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2" draw:layer="layout" svg:width="1.2cm" svg:height="1.438cm" svg:x="10.698cm" svg:y="13.123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10.698cm" svg:y1="13.123cm" svg:x2="16.699cm" svg:y2="13.123cm">
            <text:p/>
          </draw:line>
          <draw:line draw:style-name="gr4" draw:text-style-name="P9" draw:layer="layout" svg:x1="10.698cm" svg:y1="14.561cm" svg:x2="16.699cm" svg:y2="14.561cm">
            <text:p/>
          </draw:line>
          <draw:line draw:style-name="gr4" draw:text-style-name="P9" draw:layer="layout" svg:x1="10.698cm" svg:y1="13.123cm" svg:x2="10.698cm" svg:y2="14.561cm">
            <text:p/>
          </draw:line>
          <draw:line draw:style-name="gr5" draw:text-style-name="P9" draw:layer="layout" svg:x1="11.898cm" svg:y1="13.123cm" svg:x2="11.898cm" svg:y2="14.561cm">
            <text:p/>
          </draw:line>
          <draw:line draw:style-name="gr5" draw:text-style-name="P9" draw:layer="layout" svg:x1="13.103cm" svg:y1="13.123cm" svg:x2="13.103cm" svg:y2="14.561cm">
            <text:p/>
          </draw:line>
          <draw:line draw:style-name="gr5" draw:text-style-name="P9" draw:layer="layout" svg:x1="14.302cm" svg:y1="13.123cm" svg:x2="14.302cm" svg:y2="14.561cm">
            <text:p/>
          </draw:line>
          <draw:line draw:style-name="gr5" draw:text-style-name="P9" draw:layer="layout" svg:x1="15.503cm" svg:y1="13.123cm" svg:x2="15.503cm" svg:y2="14.561cm">
            <text:p/>
          </draw:line>
          <draw:line draw:style-name="gr5" draw:text-style-name="P9" draw:layer="layout" svg:x1="16.699cm" svg:y1="13.123cm" svg:x2="16.699cm" svg:y2="14.561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right">
                  <anim:animateMotion smil:dur="0.5s" smil:fill="hold" smil:targetElement="id54" presentation:additive="base" svg:path="M -5.55556 -7 -7.40741 -7 L 0.22014 -0.00532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0.5s" smil:fill="hold" smil:targetElement="id55" presentation:additive="base" svg:path="M 4.44444 -6 -1.85185 -6 L 0.22361 -0.00625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0.5s" smil:fill="hold" smil:targetElement="id56" presentation:additive="base" svg:path="M 1.94444 -6 -4.44444 -6 L 0.22048 -0.00648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0.5s" smil:fill="hold" smil:targetElement="id57" presentation:additive="base" svg:path="M -3.05556 -6 -3.7037 -7 L 0.21684 -0.00602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KMP Algorithm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17">
              <text:list-item>
                <text:p text:style-name="P13"><text:span text:style-name="T56">/* Input: </text:span><text:span text:style-name="T57">T</text:span><text:span text:style-name="T58">[1..</text:span><text:span text:style-name="T57">n</text:span><text:span text:style-name="T58">]</text:span><text:span text:style-name="T59"> , </text:span><text:span text:style-name="T60">P</text:span><text:span text:style-name="T61">[1..</text:span><text:span text:style-name="T60">m</text:span><text:span text:style-name="T61">]</text:span><text:span text:style-name="T56">, and </text:span><text:span text:style-name="T62">f</text:span><text:span text:style-name="T63">[1..</text:span><text:span text:style-name="T62">m</text:span><text:span text:style-name="T63">]</text:span><text:span text:style-name="T56"> */</text:span></text:p>
              </text:list-item>
            </text:list>
            <text:list text:style-name="L17">
              <text:list-item>
                <text:p text:style-name="P13"><text:span text:style-name="T56">1. </text:span><text:span text:style-name="T57">g</text:span><text:span text:style-name="T64"> </text:span><text:span text:style-name="T65">= </text:span><text:span text:style-name="T58">1</text:span><text:span text:style-name="T56">; </text:span><text:span text:style-name="T60">h</text:span><text:span text:style-name="T66"> </text:span><text:span text:style-name="T67">= </text:span><text:span text:style-name="T61">1</text:span><text:span text:style-name="T56">;</text:span></text:p>
              </text:list-item>
            </text:list>
            <text:list text:style-name="L17">
              <text:list-item>
                <text:p text:style-name="P13"><text:span text:style-name="T56">2. </text:span><text:span text:style-name="T68">while </text:span><text:span text:style-name="T57">g </text:span><text:span text:style-name="T65">≤ </text:span><text:span text:style-name="T57">n</text:span><text:span text:style-name="T59"> </text:span><text:span text:style-name="T56">and </text:span><text:span text:style-name="T60">h</text:span><text:span text:style-name="T66"> </text:span><text:span text:style-name="T67">≤</text:span><text:span text:style-name="T66"> </text:span><text:span text:style-name="T60">m</text:span><text:span text:style-name="T69"> </text:span><text:span text:style-name="T68">do</text:span></text:p>
              </text:list-item>
            </text:list>
            <text:list text:style-name="L17">
              <text:list-item>
                <text:p text:style-name="P14"><text:span text:style-name="T68">if </text:span><text:span text:style-name="T59">T</text:span><text:span text:style-name="T56">[</text:span><text:span text:style-name="T59">g</text:span><text:span text:style-name="T56">]</text:span><text:span text:style-name="T59"> </text:span><text:span text:style-name="T56">= </text:span><text:span text:style-name="T60">P</text:span><text:span text:style-name="T61">[</text:span><text:span text:style-name="T60">h</text:span><text:span text:style-name="T61">]</text:span><text:span text:style-name="T56"> <text:s text:c="2"/></text:span></text:p>
              </text:list-item>
            </text:list>
            <text:list text:style-name="L17">
              <text:list-item>
                <text:p text:style-name="P15"><text:span text:style-name="T68"><text:tab/></text:span><text:span text:style-name="T68"><text:tab/></text:span><text:span text:style-name="T68"><text:tab/></text:span><text:span text:style-name="T68">{ </text:span><text:span text:style-name="T70">g </text:span><text:span text:style-name="T71">= </text:span><text:span text:style-name="T70">g</text:span><text:span text:style-name="T71">+ 1</text:span><text:span text:style-name="T56">; </text:span><text:span text:style-name="T60">h </text:span><text:span text:style-name="T61">= </text:span><text:span text:style-name="T60">h </text:span><text:span text:style-name="T61">+ 1</text:span><text:span text:style-name="T56">;}</text:span><text:span text:style-name="T56"><text:tab/></text:span><text:span text:style-name="T56"><text:tab/></text:span><text:span text:style-name="T56">(Case 1)</text:span></text:p>
              </text:list-item>
            </text:list>
            <text:list text:style-name="L17">
              <text:list-item>
                <text:p text:style-name="P15"><text:span text:style-name="T56">4. </text:span><text:span text:style-name="T56"><text:tab/></text:span><text:span text:style-name="T68">else if </text:span><text:span text:style-name="T59">h </text:span><text:span text:style-name="T56">= 1 <text:s text:c="3"/></text:span><text:span text:style-name="T68">{ </text:span><text:span text:style-name="T70">g </text:span><text:span text:style-name="T71">= </text:span><text:span text:style-name="T70">g </text:span><text:span text:style-name="T71">+ 1</text:span><text:span text:style-name="T56">;}</text:span><text:span text:style-name="T56"><text:tab/></text:span><text:span text:style-name="T56"><text:tab/></text:span><text:span text:style-name="T56"><text:tab/></text:span><text:span text:style-name="T56">(Case 2.1)</text:span></text:p>
              </text:list-item>
            </text:list>
            <text:list text:style-name="L17">
              <text:list-item>
                <text:p text:style-name="P15"><text:span text:style-name="T56">5. </text:span><text:span text:style-name="T56"><text:tab/></text:span><text:span text:style-name="T56"><text:tab/></text:span><text:span text:style-name="T56"> <text:s text:c="2"/></text:span><text:span text:style-name="T68">else </text:span><text:span text:style-name="T60">h </text:span><text:span text:style-name="T61">= </text:span><text:span text:style-name="T62">f</text:span><text:span text:style-name="T63">(</text:span><text:span text:style-name="T62">h − </text:span><text:span text:style-name="T63">1)</text:span><text:span text:style-name="T61"> + 1</text:span><text:span text:style-name="T56">;</text:span><text:span text:style-name="T56"><text:tab/></text:span><text:span text:style-name="T56"><text:tab/></text:span><text:span text:style-name="T56"><text:tab/></text:span><text:span text:style-name="T56">(Case 2.2)</text:span></text:p>
              </text:list-item>
            </text:list>
            <text:list text:style-name="L17">
              <text:list-item>
                <text:p text:style-name="P13"><text:span text:style-name="T56">6. end while</text:span></text:p>
              </text:list-item>
            </text:list>
            <text:list text:style-name="L17">
              <text:list-item>
                <text:p text:style-name="P13"><text:span text:style-name="T56">7. </text:span><text:span text:style-name="T68">if </text:span><text:span text:style-name="T60">h </text:span><text:span text:style-name="T61">= </text:span><text:span text:style-name="T60">m </text:span><text:span text:style-name="T61">+ 1</text:span><text:span text:style-name="T68"> then </text:span><text:span text:style-name="T56">”a match” </text:span><text:span text:style-name="T68">else </text:span><text:span text:style-name="T56">”no match”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KMP – Time Complexity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2">(Case 1) + (Case 2.1) at most </text:span><text:span text:style-name="T8">n</text:span><text:span text:style-name="T2"> times</text:span></text:p>
              </text:list-item>
            </text:list>
            <text:list text:style-name="L18">
              <text:list-item>
                <text:list>
                  <text:list-item>
                    <text:p text:style-name="P5"><text:span text:style-name="T72">g</text:span><text:span text:style-name="T2"> increases only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4"><text:span text:style-name="T2">(Case 2.2) at most </text:span><text:span text:style-name="T8">n</text:span><text:span text:style-name="T2"> times</text:span></text:p>
              </text:list-item>
            </text:list>
            <text:list text:style-name="L19">
              <text:list-item>
                <text:list>
                  <text:list-item>
                    <text:p text:style-name="P5"><text:span text:style-name="T73">h</text:span><text:span text:style-name="T2"> &gt; 1 and decrease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p text:style-name="P5"><text:span text:style-name="T73">h</text:span><text:span text:style-name="T2"> increases at most </text:span><text:span text:style-name="T8">n</text:span><text:span text:style-name="T2"> tim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/></text:p>
                  </text:list-item>
                </text:list>
              </text:list-item>
            </text:list>
            <text:list text:style-name="L20">
              <text:list-item>
                <text:p text:style-name="P16"><text:span text:style-name="T74"></text:span><text:span text:style-name="T2"> </text:span><text:span text:style-name="T8">O</text:span><text:span text:style-name="T2">(</text:span><text:span text:style-name="T8">n</text:span><text:span text:style-name="T2">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Preprocessing - Failure Function</text:p>
          </draw:text-box>
        </draw:frame>
        <draw:g>
          <draw:custom-shape draw:style-name="gr6" draw:text-style-name="P2" draw:layer="layout" svg:width="1.155cm" svg:height="1.437cm" svg:x="9.146cm" svg:y="9.49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7.986cm" svg:y="9.49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6.826cm" svg:y="9.49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4cm" svg:height="1.437cm" svg:x="5.662cm" svg:y="9.49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4.502cm" svg:y="9.49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14.94cm" svg:y="9.49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13.78cm" svg:y="9.49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4cm" svg:height="1.437cm" svg:x="12.616cm" svg:y="9.49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55cm" svg:height="1.437cm" svg:x="11.461cm" svg:y="9.49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10.301cm" svg:y="9.49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4.502cm" svg:y1="9.49cm" svg:x2="16.1cm" svg:y2="9.49cm">
            <text:p/>
          </draw:line>
          <draw:line draw:style-name="gr4" draw:text-style-name="P9" draw:layer="layout" svg:x1="4.502cm" svg:y1="10.927cm" svg:x2="16.1cm" svg:y2="10.927cm">
            <text:p/>
          </draw:line>
          <draw:line draw:style-name="gr4" draw:text-style-name="P9" draw:layer="layout" svg:x1="4.502cm" svg:y1="9.49cm" svg:x2="4.502cm" svg:y2="10.927cm">
            <text:p/>
          </draw:line>
          <draw:line draw:style-name="gr5" draw:text-style-name="P9" draw:layer="layout" svg:x1="11.461cm" svg:y1="9.49cm" svg:x2="11.461cm" svg:y2="10.927cm">
            <text:p/>
          </draw:line>
          <draw:line draw:style-name="gr5" draw:text-style-name="P9" draw:layer="layout" svg:x1="12.616cm" svg:y1="9.49cm" svg:x2="12.616cm" svg:y2="10.927cm">
            <text:p/>
          </draw:line>
          <draw:line draw:style-name="gr5" draw:text-style-name="P9" draw:layer="layout" svg:x1="13.78cm" svg:y1="9.49cm" svg:x2="13.78cm" svg:y2="10.927cm">
            <text:p/>
          </draw:line>
          <draw:line draw:style-name="gr5" draw:text-style-name="P9" draw:layer="layout" svg:x1="14.94cm" svg:y1="9.49cm" svg:x2="14.94cm" svg:y2="10.927cm">
            <text:p/>
          </draw:line>
          <draw:line draw:style-name="gr4" draw:text-style-name="P9" draw:layer="layout" svg:x1="16.1cm" svg:y1="9.49cm" svg:x2="16.1cm" svg:y2="10.927cm">
            <text:p/>
          </draw:line>
          <draw:line draw:style-name="gr5" draw:text-style-name="P9" draw:layer="layout" svg:x1="5.662cm" svg:y1="9.49cm" svg:x2="5.662cm" svg:y2="10.927cm">
            <text:p/>
          </draw:line>
          <draw:line draw:style-name="gr5" draw:text-style-name="P9" draw:layer="layout" svg:x1="6.826cm" svg:y1="9.49cm" svg:x2="6.826cm" svg:y2="10.927cm">
            <text:p/>
          </draw:line>
          <draw:line draw:style-name="gr5" draw:text-style-name="P9" draw:layer="layout" svg:x1="7.986cm" svg:y1="9.49cm" svg:x2="7.986cm" svg:y2="10.927cm">
            <text:p/>
          </draw:line>
          <draw:line draw:style-name="gr5" draw:text-style-name="P9" draw:layer="layout" svg:x1="9.146cm" svg:y1="9.49cm" svg:x2="9.146cm" svg:y2="10.927cm">
            <text:p/>
          </draw:line>
          <draw:line draw:style-name="gr5" draw:text-style-name="P9" draw:layer="layout" svg:x1="10.301cm" svg:y1="9.49cm" svg:x2="10.301cm" svg:y2="10.927cm">
            <text:p/>
          </draw:line>
        </draw:g>
        <draw:custom-shape draw:style-name="gr1" draw:text-style-name="P2" draw:layer="layout" svg:width="1.103cm" svg:height="1.446cm" svg:x="2.789cm" svg:y="9.45cm">
          <text:p text:style-name="P10"><text:span text:style-name="T12">P</text:span></text:p>
          <draw:enhanced-geometry svg:viewBox="0 0 21600 21600" draw:type="mso-spt202" draw:enhanced-path="M 0 0 L 21600 0 21600 21600 0 21600 0 0 Z N"/>
        </draw:custom-shape>
        <draw:g>
          <draw:custom-shape draw:style-name="gr41" draw:text-style-name="P2" draw:layer="layout" svg:width="1.155cm" svg:height="1.437cm" svg:x="9.124cm" svg:y="11.289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7.964cm" svg:y="11.289cm">
            <text:p text:style-name="P8"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6.804cm" svg:y="11.289cm">
            <text:p text:style-name="P8"><text:span text:style-name="T9">1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4cm" svg:height="1.437cm" svg:x="5.64cm" svg:y="11.289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4.48cm" svg:y="11.289cm">
            <text:p text:style-name="P8"><text:span text:style-name="T9">0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14.918cm" svg:y="11.289cm">
            <text:p text:style-name="P8"><text:span text:style-name="T10">?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13.758cm" svg:y="11.289cm">
            <text:p text:style-name="P8"><text:span text:style-name="T9">4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4cm" svg:height="1.437cm" svg:x="12.594cm" svg:y="11.289cm">
            <text:p text:style-name="P8"><text:span text:style-name="T9">3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55cm" svg:height="1.437cm" svg:x="11.439cm" svg:y="11.289cm">
            <text:p text:style-name="P8"><text:span text:style-name="T9">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10.279cm" svg:y="11.289cm">
            <text:p text:style-name="P8"><text:span text:style-name="T9">1</text:span></text:p>
            <draw:enhanced-geometry svg:viewBox="0 0 21600 21600" draw:type="rectangle" draw:enhanced-path="M 0 0 L 21600 0 21600 21600 0 21600 0 0 Z N"/>
          </draw:custom-shape>
          <draw:line draw:style-name="gr23" draw:text-style-name="P9" draw:layer="layout" svg:x1="4.48cm" svg:y1="11.289cm" svg:x2="5.64cm" svg:y2="11.289cm">
            <text:p/>
          </draw:line>
          <draw:line draw:style-name="gr23" draw:text-style-name="P9" draw:layer="layout" svg:x1="4.48cm" svg:y1="12.726cm" svg:x2="5.64cm" svg:y2="12.726cm">
            <text:p/>
          </draw:line>
          <draw:line draw:style-name="gr23" draw:text-style-name="P9" draw:layer="layout" svg:x1="4.48cm" svg:y1="11.289cm" svg:x2="4.48cm" svg:y2="12.726cm">
            <text:p/>
          </draw:line>
          <draw:line draw:style-name="gr23" draw:text-style-name="P9" draw:layer="layout" svg:x1="16.078cm" svg:y1="11.289cm" svg:x2="16.078cm" svg:y2="12.726cm">
            <text:p/>
          </draw:line>
          <draw:line draw:style-name="gr23" draw:text-style-name="P9" draw:layer="layout" svg:x1="5.64cm" svg:y1="11.289cm" svg:x2="6.804cm" svg:y2="11.289cm">
            <text:p/>
          </draw:line>
          <draw:line draw:style-name="gr23" draw:text-style-name="P9" draw:layer="layout" svg:x1="5.64cm" svg:y1="12.726cm" svg:x2="6.804cm" svg:y2="12.726cm">
            <text:p/>
          </draw:line>
          <draw:line draw:style-name="gr23" draw:text-style-name="P9" draw:layer="layout" svg:x1="6.804cm" svg:y1="11.289cm" svg:x2="7.964cm" svg:y2="11.289cm">
            <text:p/>
          </draw:line>
          <draw:line draw:style-name="gr23" draw:text-style-name="P9" draw:layer="layout" svg:x1="6.804cm" svg:y1="12.726cm" svg:x2="7.964cm" svg:y2="12.726cm">
            <text:p/>
          </draw:line>
          <draw:line draw:style-name="gr23" draw:text-style-name="P9" draw:layer="layout" svg:x1="7.964cm" svg:y1="11.289cm" svg:x2="9.124cm" svg:y2="11.289cm">
            <text:p/>
          </draw:line>
          <draw:line draw:style-name="gr23" draw:text-style-name="P9" draw:layer="layout" svg:x1="7.964cm" svg:y1="12.726cm" svg:x2="9.124cm" svg:y2="12.726cm">
            <text:p/>
          </draw:line>
          <draw:line draw:style-name="gr23" draw:text-style-name="P9" draw:layer="layout" svg:x1="9.124cm" svg:y1="11.289cm" svg:x2="10.279cm" svg:y2="11.289cm">
            <text:p/>
          </draw:line>
          <draw:line draw:style-name="gr23" draw:text-style-name="P9" draw:layer="layout" svg:x1="9.124cm" svg:y1="12.726cm" svg:x2="10.279cm" svg:y2="12.726cm">
            <text:p/>
          </draw:line>
          <draw:line draw:style-name="gr23" draw:text-style-name="P9" draw:layer="layout" svg:x1="10.279cm" svg:y1="11.289cm" svg:x2="11.439cm" svg:y2="11.289cm">
            <text:p/>
          </draw:line>
          <draw:line draw:style-name="gr23" draw:text-style-name="P9" draw:layer="layout" svg:x1="10.279cm" svg:y1="12.726cm" svg:x2="11.439cm" svg:y2="12.726cm">
            <text:p/>
          </draw:line>
          <draw:line draw:style-name="gr23" draw:text-style-name="P9" draw:layer="layout" svg:x1="11.439cm" svg:y1="11.289cm" svg:x2="12.594cm" svg:y2="11.289cm">
            <text:p/>
          </draw:line>
          <draw:line draw:style-name="gr23" draw:text-style-name="P9" draw:layer="layout" svg:x1="11.439cm" svg:y1="12.726cm" svg:x2="12.594cm" svg:y2="12.726cm">
            <text:p/>
          </draw:line>
          <draw:line draw:style-name="gr23" draw:text-style-name="P9" draw:layer="layout" svg:x1="12.594cm" svg:y1="11.289cm" svg:x2="13.758cm" svg:y2="11.289cm">
            <text:p/>
          </draw:line>
          <draw:line draw:style-name="gr23" draw:text-style-name="P9" draw:layer="layout" svg:x1="12.594cm" svg:y1="12.726cm" svg:x2="13.758cm" svg:y2="12.726cm">
            <text:p/>
          </draw:line>
          <draw:line draw:style-name="gr23" draw:text-style-name="P9" draw:layer="layout" svg:x1="13.758cm" svg:y1="11.289cm" svg:x2="14.918cm" svg:y2="11.289cm">
            <text:p/>
          </draw:line>
          <draw:line draw:style-name="gr23" draw:text-style-name="P9" draw:layer="layout" svg:x1="13.758cm" svg:y1="12.726cm" svg:x2="14.918cm" svg:y2="12.726cm">
            <text:p/>
          </draw:line>
          <draw:line draw:style-name="gr23" draw:text-style-name="P9" draw:layer="layout" svg:x1="14.918cm" svg:y1="11.289cm" svg:x2="16.078cm" svg:y2="11.289cm">
            <text:p/>
          </draw:line>
          <draw:line draw:style-name="gr23" draw:text-style-name="P9" draw:layer="layout" svg:x1="14.918cm" svg:y1="12.726cm" svg:x2="16.078cm" svg:y2="12.726cm">
            <text:p/>
          </draw:line>
        </draw:g>
        <draw:custom-shape draw:style-name="gr1" draw:text-style-name="P2" draw:layer="layout" svg:width="1.7cm" svg:height="1.446cm" svg:x="2.709cm" svg:y="11.284cm">
          <text:p text:style-name="P10"><text:span text:style-name="T32">f</text:span><text:span text:style-name="T33">[</text:span><text:span text:style-name="T32">j</text:span><text:span text:style-name="T33">]</text:span></text:p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2">How to compute the Faiure Funct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DP for preprocessing</text:p>
          </draw:text-box>
        </draw:frame>
        <draw:frame presentation:style-name="pr7" draw:text-style-name="P2" draw:layer="layout" svg:width="22.86cm" svg:height="3.251cm" svg:x="1.27cm" svg:y="4.445cm" presentation:class="outline" presentation:user-transformed="true">
          <draw:text-box>
            <text:list text:style-name="L3">
              <text:list-item>
                <text:p text:style-name="P4"><text:span text:style-name="T2">If </text:span><text:span text:style-name="T8">P</text:span><text:span text:style-name="T2">[</text:span><text:span text:style-name="T75">f</text:span><text:span text:style-name="T76">(</text:span><text:span text:style-name="T75">j−</text:span><text:span text:style-name="T76">1)</text:span><text:span text:style-name="T2">+1] = </text:span><text:span text:style-name="T8">P</text:span><text:span text:style-name="T2">[</text:span><text:span text:style-name="T8">j</text:span><text:span text:style-name="T2">], then </text:span><text:span text:style-name="T8">f</text:span><text:span text:style-name="T2">(</text:span><text:span text:style-name="T8">j</text:span><text:span text:style-name="T2">) = </text:span><text:span text:style-name="T75">f</text:span><text:span text:style-name="T76">(</text:span><text:span text:style-name="T75">j − </text:span><text:span text:style-name="T76">1)</text:span><text:span text:style-name="T2"> + 1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</draw:text-box>
        </draw:frame>
        <draw:custom-shape draw:style-name="gr53" draw:text-style-name="P2" draw:layer="layout" svg:width="3.201cm" svg:height="1.2cm" svg:x="3.1cm" svg:y="10.45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3.202cm" svg:height="1.2cm" svg:x="10.301cm" svg:y="10.45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0.6cm" svg:height="1.2cm" svg:x="6.301cm" svg:y="10.45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0.599cm" svg:height="1.2cm" svg:x="13.503cm" svg:y="10.4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4cm" svg:height="1.2cm" svg:x="6.901cm" svg:y="10.45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.003cm" svg:height="1.2cm" svg:x="14.102cm" svg:y="10.45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001cm" svg:height="3.201cm" draw:transform="rotate (1.5707963267946) translate (3.1cm 10.325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2" draw:layer="layout" svg:width="1.001cm" svg:height="3.201cm" draw:transform="rotate (1.5707963267946) translate (10.297cm 10.325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2" draw:layer="layout" svg:width="2.251cm" svg:height="1.277cm" svg:x="10.697cm" svg:y="7.924cm">
          <text:p text:style-name="P10"><text:span text:style-name="T77">f</text:span><text:span text:style-name="T78">(</text:span><text:span text:style-name="T77">j</text:span><text:span text:style-name="T78">-1)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251cm" svg:height="1.277cm" svg:x="3.496cm" svg:y="7.924cm">
          <text:p text:style-name="P10"><text:span text:style-name="T77">f</text:span><text:span text:style-name="T78">(</text:span><text:span text:style-name="T77">j</text:span><text:span text:style-name="T78">-1)</text:span></text:p>
          <draw:enhanced-geometry svg:viewBox="0 0 21600 21600" draw:type="mso-spt202" draw:enhanced-path="M 0 0 L 21600 0 21600 21600 0 21600 0 0 Z N"/>
        </draw:custom-shape>
        <draw:line draw:style-name="gr56" draw:text-style-name="P9" draw:layer="layout" svg:x1="6.698cm" svg:y1="13.524cm" svg:x2="6.698cm" svg:y2="11.923cm">
          <text:p/>
        </draw:line>
        <draw:custom-shape draw:style-name="gr1" draw:text-style-name="P2" draw:layer="layout" svg:width="4.418cm" svg:height="1.615cm" svg:x="4.6cm" svg:y="13.727cm">
          <text:p text:style-name="P10"><text:span text:style-name="T79">f</text:span><text:span text:style-name="T80">(</text:span><text:span text:style-name="T79">j−</text:span><text:span text:style-name="T80">1)</text:span><text:span text:style-name="T81">+1</text:span></text:p>
          <draw:enhanced-geometry svg:viewBox="0 0 21600 21600" draw:type="rectangle" draw:enhanced-path="M 0 0 L 21600 0 21600 21600 0 21600 0 0 Z N"/>
        </draw:custom-shape>
        <draw:line draw:style-name="gr56" draw:text-style-name="P9" draw:layer="layout" svg:x1="13.882cm" svg:y1="13.524cm" svg:x2="13.882cm" svg:y2="11.923cm">
          <text:p/>
        </draw:line>
        <draw:custom-shape draw:style-name="gr1" draw:text-style-name="P2" draw:layer="layout" svg:width="0.815cm" svg:height="1.615cm" svg:x="13.481cm" svg:y="13.727cm">
          <text:p text:style-name="P10"><text:span text:style-name="T82">j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DP (cont.)</text:p>
          </draw:text-box>
        </draw:frame>
        <draw:frame presentation:style-name="pr8" draw:text-style-name="P2" draw:layer="layout" svg:width="22.86cm" svg:height="4.605cm" svg:x="1.27cm" svg:y="4.444cm" presentation:class="outline" presentation:user-transformed="true">
          <draw:text-box>
            <text:list text:style-name="L3">
              <text:list-item>
                <text:p text:style-name="P4"><text:span text:style-name="T2">If </text:span><text:span text:style-name="T8">P</text:span><text:span text:style-name="T2">[</text:span><text:span text:style-name="T75">f</text:span><text:span text:style-name="T76">(</text:span><text:span text:style-name="T75">j−</text:span><text:span text:style-name="T76">1)</text:span><text:span text:style-name="T2">+1] </text:span><text:span text:style-name="T83">≠</text:span><text:span text:style-name="T2"> </text:span><text:span text:style-name="T84">P</text:span><text:span text:style-name="T85">[</text:span><text:span text:style-name="T84">j</text:span><text:span text:style-name="T85">]</text:span><text:span text:style-name="T8"> </text:span><text:span text:style-name="T2">and </text:span><text:span text:style-name="T8">P</text:span><text:span text:style-name="T2">[</text:span><text:span text:style-name="T86">f</text:span><text:span text:style-name="T87">(</text:span><text:span text:style-name="T86">f</text:span><text:span text:style-name="T87">(</text:span><text:span text:style-name="T86">j−</text:span><text:span text:style-name="T87">1))</text:span><text:span text:style-name="T2">+1] = </text:span><text:span text:style-name="T84">P</text:span><text:span text:style-name="T85">[</text:span><text:span text:style-name="T84">j</text:span><text:span text:style-name="T85">]</text:span><text:span text:style-name="T2">, then </text:span><text:span text:style-name="T8">f</text:span><text:span text:style-name="T2">(</text:span><text:span text:style-name="T8">j</text:span><text:span text:style-name="T2">) = </text:span><text:span text:style-name="T86">f</text:span><text:span text:style-name="T87">(</text:span><text:span text:style-name="T86">f</text:span><text:span text:style-name="T87">(</text:span><text:span text:style-name="T86">j − </text:span><text:span text:style-name="T87">1))</text:span><text:span text:style-name="T2"> + 1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</draw:text-box>
        </draw:frame>
        <draw:custom-shape draw:style-name="gr53" draw:text-style-name="P2" draw:layer="layout" svg:width="3.201cm" svg:height="1.199cm" svg:x="3.1cm" svg:y="9.52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" draw:layer="layout" svg:width="3.202cm" svg:height="1.199cm" svg:x="10.301cm" svg:y="9.52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6cm" svg:height="1.199cm" svg:x="6.301cm" svg:y="9.5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0.599cm" svg:height="1.199cm" svg:x="13.503cm" svg:y="9.5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4cm" svg:height="1.199cm" svg:x="6.901cm" svg:y="9.5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.003cm" svg:height="1.199cm" svg:x="14.102cm" svg:y="9.5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001cm" svg:height="3.201cm" draw:transform="rotate (-1.57079632679579) translate (6.3cm 8.32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2" draw:layer="layout" svg:width="1.001cm" svg:height="3.201cm" draw:transform="rotate (-1.57079632679579) translate (13.497cm 8.32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2" draw:layer="layout" svg:width="2.251cm" svg:height="1.277cm" svg:x="10.697cm" svg:y="7.192cm">
          <text:p text:style-name="P10"><text:span text:style-name="T77">f</text:span><text:span text:style-name="T78">(</text:span><text:span text:style-name="T77">j</text:span><text:span text:style-name="T78">-1)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.251cm" svg:height="1.277cm" svg:x="3.496cm" svg:y="7.192cm">
          <text:p text:style-name="P10"><text:span text:style-name="T77">f</text:span><text:span text:style-name="T78">(</text:span><text:span text:style-name="T77">j</text:span><text:span text:style-name="T78">-1)</text:span></text:p>
          <draw:enhanced-geometry svg:viewBox="0 0 21600 21600" draw:type="mso-spt202" draw:enhanced-path="M 0 0 L 21600 0 21600 21600 0 21600 0 0 Z N"/>
        </draw:custom-shape>
        <draw:custom-shape draw:style-name="gr58" draw:text-style-name="P2" draw:id="id61" draw:layer="layout" svg:width="1.001cm" svg:height="0.798cm" svg:x="3.1cm" svg:y="9.92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id="id62" draw:layer="layout" svg:width="1.001cm" svg:height="0.798cm" svg:x="5.3cm" svg:y="9.92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" draw:id="id65" draw:layer="layout" svg:width="0.6cm" svg:height="0.798cm" svg:x="4.101cm" svg:y="9.92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id="id63" draw:layer="layout" svg:width="1.001cm" svg:height="0.798cm" svg:x="10.297cm" svg:y="9.92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id="id64" draw:layer="layout" svg:width="1.001cm" svg:height="0.798cm" svg:x="12.497cm" svg:y="9.92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" draw:id="id66" draw:layer="layout" svg:width="1.001cm" svg:height="1.001cm" draw:transform="rotate (1.5707963267946) translate (3.1cm 11.9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2" draw:id="id67" draw:layer="layout" svg:width="1.001cm" svg:height="1.6cm" draw:transform="rotate (1.5707963267946) translate (12.502cm 11.9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2" draw:id="id68" draw:layer="layout" svg:width="1.544cm" svg:height="1.277cm" svg:x="12.559cm" svg:y="11.928cm">
          <text:p text:style-name="P10"><text:span text:style-name="T23">f</text:span><text:span text:style-name="T22">(</text:span><text:span text:style-name="T23">j</text:span><text:span text:style-name="T22">)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id="id69" draw:layer="layout" svg:width="3.051cm" svg:height="1.277cm" svg:x="2.296cm" svg:y="11.924cm">
          <text:p text:style-name="P10"><text:span text:style-name="T88">f(f</text:span><text:span text:style-name="T89">(</text:span><text:span text:style-name="T88">j</text:span><text:span text:style-name="T89">-1))</text:span></text:p>
          <draw:enhanced-geometry svg:viewBox="0 0 21600 21600" draw:type="mso-spt202" draw:enhanced-path="M 0 0 L 21600 0 21600 21600 0 21600 0 0 Z N"/>
        </draw:custom-shape>
        <draw:g draw:id="id70">
          <draw:custom-shape draw:style-name="gr6" draw:text-style-name="P2" draw:layer="layout" svg:width="1.155cm" svg:height="1.437cm" svg:x="11.545cm" svg:y="14.327cm">
            <text:p text:style-name="P8"><text:span text:style-name="T9">c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10.385cm" svg:y="14.327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9.225cm" svg:y="14.327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4cm" svg:height="1.437cm" svg:x="8.061cm" svg:y="14.327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6.901cm" svg:y="14.327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17.339cm" svg:y="14.327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16.179cm" svg:y="14.327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4cm" svg:height="1.437cm" svg:x="15.015cm" svg:y="14.327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55cm" svg:height="1.437cm" svg:x="13.86cm" svg:y="14.327cm">
            <text:p text:style-name="P8"><text:span text:style-name="T9">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.16cm" svg:height="1.437cm" svg:x="12.7cm" svg:y="14.327cm">
            <text:p text:style-name="P8"><text:span text:style-name="T9">a</text:span></text:p>
            <draw:enhanced-geometry svg:viewBox="0 0 21600 21600" draw:type="rectangle" draw:enhanced-path="M 0 0 L 21600 0 21600 21600 0 21600 0 0 Z N"/>
          </draw:custom-shape>
          <draw:line draw:style-name="gr4" draw:text-style-name="P9" draw:layer="layout" svg:x1="6.901cm" svg:y1="14.327cm" svg:x2="18.499cm" svg:y2="14.327cm">
            <text:p/>
          </draw:line>
          <draw:line draw:style-name="gr4" draw:text-style-name="P9" draw:layer="layout" svg:x1="6.901cm" svg:y1="15.764cm" svg:x2="18.499cm" svg:y2="15.764cm">
            <text:p/>
          </draw:line>
          <draw:line draw:style-name="gr4" draw:text-style-name="P9" draw:layer="layout" svg:x1="6.901cm" svg:y1="14.327cm" svg:x2="6.901cm" svg:y2="15.764cm">
            <text:p/>
          </draw:line>
          <draw:line draw:style-name="gr5" draw:text-style-name="P9" draw:layer="layout" svg:x1="13.86cm" svg:y1="14.327cm" svg:x2="13.86cm" svg:y2="15.764cm">
            <text:p/>
          </draw:line>
          <draw:line draw:style-name="gr5" draw:text-style-name="P9" draw:layer="layout" svg:x1="15.015cm" svg:y1="14.327cm" svg:x2="15.015cm" svg:y2="15.764cm">
            <text:p/>
          </draw:line>
          <draw:line draw:style-name="gr5" draw:text-style-name="P9" draw:layer="layout" svg:x1="16.179cm" svg:y1="14.327cm" svg:x2="16.179cm" svg:y2="15.764cm">
            <text:p/>
          </draw:line>
          <draw:line draw:style-name="gr5" draw:text-style-name="P9" draw:layer="layout" svg:x1="17.339cm" svg:y1="14.327cm" svg:x2="17.339cm" svg:y2="15.764cm">
            <text:p/>
          </draw:line>
          <draw:line draw:style-name="gr4" draw:text-style-name="P9" draw:layer="layout" svg:x1="18.499cm" svg:y1="14.327cm" svg:x2="18.499cm" svg:y2="15.764cm">
            <text:p/>
          </draw:line>
          <draw:line draw:style-name="gr5" draw:text-style-name="P9" draw:layer="layout" svg:x1="8.061cm" svg:y1="14.327cm" svg:x2="8.061cm" svg:y2="15.764cm">
            <text:p/>
          </draw:line>
          <draw:line draw:style-name="gr5" draw:text-style-name="P9" draw:layer="layout" svg:x1="9.225cm" svg:y1="14.327cm" svg:x2="9.225cm" svg:y2="15.764cm">
            <text:p/>
          </draw:line>
          <draw:line draw:style-name="gr5" draw:text-style-name="P9" draw:layer="layout" svg:x1="10.385cm" svg:y1="14.327cm" svg:x2="10.385cm" svg:y2="15.764cm">
            <text:p/>
          </draw:line>
          <draw:line draw:style-name="gr5" draw:text-style-name="P9" draw:layer="layout" svg:x1="11.545cm" svg:y1="14.327cm" svg:x2="11.545cm" svg:y2="15.764cm">
            <text:p/>
          </draw:line>
          <draw:line draw:style-name="gr5" draw:text-style-name="P9" draw:layer="layout" svg:x1="12.7cm" svg:y1="14.327cm" svg:x2="12.7cm" svg:y2="15.764cm">
            <text:p/>
          </draw:line>
        </draw:g>
        <draw:custom-shape draw:style-name="gr1" draw:text-style-name="P2" draw:id="id71" draw:layer="layout" svg:width="1.103cm" svg:height="1.446cm" svg:x="5.187cm" svg:y="14.288cm">
          <text:p text:style-name="P10"><text:span text:style-name="T12">P</text:span></text:p>
          <draw:enhanced-geometry svg:viewBox="0 0 21600 21600" draw:type="mso-spt202" draw:enhanced-path="M 0 0 L 21600 0 21600 21600 0 21600 0 0 Z N"/>
        </draw:custom-shape>
        <draw:g draw:id="id72">
          <draw:custom-shape draw:style-name="gr41" draw:text-style-name="P2" draw:layer="layout" svg:width="1.155cm" svg:height="1.437cm" svg:x="11.523cm" svg:y="16.29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10.363cm" svg:y="16.29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9.203cm" svg:y="16.29cm">
            <text:p text:style-name="P8"><text:span text:style-name="T27">1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4cm" svg:height="1.437cm" svg:x="8.039cm" svg:y="16.29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6.879cm" svg:y="16.29cm">
            <text:p text:style-name="P8"><text:span text:style-name="T27">0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17.317cm" svg:y="16.29cm">
            <text:p text:style-name="P8"><text:span text:style-name="T10">3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16.157cm" svg:y="16.29cm">
            <text:p text:style-name="P8"><text:span text:style-name="T27">4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4cm" svg:height="1.437cm" svg:x="14.993cm" svg:y="16.29cm">
            <text:p text:style-name="P8"><text:span text:style-name="T27">3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55cm" svg:height="1.437cm" svg:x="13.838cm" svg:y="16.29cm">
            <text:p text:style-name="P8"><text:span text:style-name="T27">2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2" draw:layer="layout" svg:width="1.16cm" svg:height="1.437cm" svg:x="12.678cm" svg:y="16.29cm">
            <text:p text:style-name="P8"><text:span text:style-name="T27">1</text:span></text:p>
            <draw:enhanced-geometry svg:viewBox="0 0 21600 21600" draw:type="rectangle" draw:enhanced-path="M 0 0 L 21600 0 21600 21600 0 21600 0 0 Z N"/>
          </draw:custom-shape>
          <draw:line draw:style-name="gr23" draw:text-style-name="P9" draw:layer="layout" svg:x1="6.879cm" svg:y1="16.29cm" svg:x2="8.039cm" svg:y2="16.29cm">
            <text:p/>
          </draw:line>
          <draw:line draw:style-name="gr23" draw:text-style-name="P9" draw:layer="layout" svg:x1="6.879cm" svg:y1="17.727cm" svg:x2="8.039cm" svg:y2="17.727cm">
            <text:p/>
          </draw:line>
          <draw:line draw:style-name="gr23" draw:text-style-name="P9" draw:layer="layout" svg:x1="6.879cm" svg:y1="16.29cm" svg:x2="6.879cm" svg:y2="17.727cm">
            <text:p/>
          </draw:line>
          <draw:line draw:style-name="gr23" draw:text-style-name="P9" draw:layer="layout" svg:x1="18.477cm" svg:y1="16.29cm" svg:x2="18.477cm" svg:y2="17.727cm">
            <text:p/>
          </draw:line>
          <draw:line draw:style-name="gr23" draw:text-style-name="P9" draw:layer="layout" svg:x1="8.039cm" svg:y1="16.29cm" svg:x2="9.203cm" svg:y2="16.29cm">
            <text:p/>
          </draw:line>
          <draw:line draw:style-name="gr23" draw:text-style-name="P9" draw:layer="layout" svg:x1="8.039cm" svg:y1="17.727cm" svg:x2="9.203cm" svg:y2="17.727cm">
            <text:p/>
          </draw:line>
          <draw:line draw:style-name="gr23" draw:text-style-name="P9" draw:layer="layout" svg:x1="9.203cm" svg:y1="16.29cm" svg:x2="10.363cm" svg:y2="16.29cm">
            <text:p/>
          </draw:line>
          <draw:line draw:style-name="gr23" draw:text-style-name="P9" draw:layer="layout" svg:x1="9.203cm" svg:y1="17.727cm" svg:x2="10.363cm" svg:y2="17.727cm">
            <text:p/>
          </draw:line>
          <draw:line draw:style-name="gr23" draw:text-style-name="P9" draw:layer="layout" svg:x1="10.363cm" svg:y1="16.29cm" svg:x2="11.523cm" svg:y2="16.29cm">
            <text:p/>
          </draw:line>
          <draw:line draw:style-name="gr23" draw:text-style-name="P9" draw:layer="layout" svg:x1="10.363cm" svg:y1="17.727cm" svg:x2="11.523cm" svg:y2="17.727cm">
            <text:p/>
          </draw:line>
          <draw:line draw:style-name="gr23" draw:text-style-name="P9" draw:layer="layout" svg:x1="11.523cm" svg:y1="16.29cm" svg:x2="12.678cm" svg:y2="16.29cm">
            <text:p/>
          </draw:line>
          <draw:line draw:style-name="gr23" draw:text-style-name="P9" draw:layer="layout" svg:x1="11.523cm" svg:y1="17.727cm" svg:x2="12.678cm" svg:y2="17.727cm">
            <text:p/>
          </draw:line>
          <draw:line draw:style-name="gr23" draw:text-style-name="P9" draw:layer="layout" svg:x1="12.678cm" svg:y1="16.29cm" svg:x2="13.838cm" svg:y2="16.29cm">
            <text:p/>
          </draw:line>
          <draw:line draw:style-name="gr23" draw:text-style-name="P9" draw:layer="layout" svg:x1="12.678cm" svg:y1="17.727cm" svg:x2="13.838cm" svg:y2="17.727cm">
            <text:p/>
          </draw:line>
          <draw:line draw:style-name="gr23" draw:text-style-name="P9" draw:layer="layout" svg:x1="13.838cm" svg:y1="16.29cm" svg:x2="14.993cm" svg:y2="16.29cm">
            <text:p/>
          </draw:line>
          <draw:line draw:style-name="gr23" draw:text-style-name="P9" draw:layer="layout" svg:x1="13.838cm" svg:y1="17.727cm" svg:x2="14.993cm" svg:y2="17.727cm">
            <text:p/>
          </draw:line>
          <draw:line draw:style-name="gr23" draw:text-style-name="P9" draw:layer="layout" svg:x1="14.993cm" svg:y1="16.29cm" svg:x2="16.157cm" svg:y2="16.29cm">
            <text:p/>
          </draw:line>
          <draw:line draw:style-name="gr23" draw:text-style-name="P9" draw:layer="layout" svg:x1="14.993cm" svg:y1="17.727cm" svg:x2="16.157cm" svg:y2="17.727cm">
            <text:p/>
          </draw:line>
          <draw:line draw:style-name="gr23" draw:text-style-name="P9" draw:layer="layout" svg:x1="16.157cm" svg:y1="16.29cm" svg:x2="17.317cm" svg:y2="16.29cm">
            <text:p/>
          </draw:line>
          <draw:line draw:style-name="gr23" draw:text-style-name="P9" draw:layer="layout" svg:x1="16.157cm" svg:y1="17.727cm" svg:x2="17.317cm" svg:y2="17.727cm">
            <text:p/>
          </draw:line>
          <draw:line draw:style-name="gr23" draw:text-style-name="P9" draw:layer="layout" svg:x1="17.317cm" svg:y1="16.29cm" svg:x2="18.477cm" svg:y2="16.29cm">
            <text:p/>
          </draw:line>
          <draw:line draw:style-name="gr23" draw:text-style-name="P9" draw:layer="layout" svg:x1="17.317cm" svg:y1="17.727cm" svg:x2="18.477cm" svg:y2="17.727cm">
            <text:p/>
          </draw:line>
        </draw:g>
        <draw:custom-shape draw:style-name="gr1" draw:text-style-name="P2" draw:id="id73" draw:layer="layout" svg:width="1.7cm" svg:height="1.446cm" svg:x="5.107cm" svg:y="16.285cm">
          <text:p text:style-name="P10"><text:span text:style-name="T43">f</text:span><text:span text:style-name="T44">[</text:span><text:span text:style-name="T43">j</text:span><text:span text:style-name="T44">]</text:span></text:p>
          <draw:enhanced-geometry svg:viewBox="0 0 21600 21600" draw:type="mso-spt202" draw:enhanced-path="M 0 0 L 21600 0 21600 21600 0 21600 0 0 Z N"/>
        </draw:custom-shape>
        <draw:custom-shape draw:style-name="gr60" draw:text-style-name="P2" draw:id="id74" draw:layer="layout" svg:width="4.6cm" svg:height="1.199cm" svg:x="6.901cm" svg:y="14.52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" draw:id="id75" draw:layer="layout" svg:width="4.599cm" svg:height="1.199cm" svg:x="12.7cm" svg:y="14.526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checkerboard" presentation:preset-sub-type="across">
                  <anim:set smil:begin="0s" smil:dur="0.001s" smil:fill="hold" smil:targetElement="id61" smil:attributeName="visibility" smil:to="visible"/>
                  <anim:transitionFilter smil:dur="0.5s" smil:targetElement="id6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2" smil:attributeName="visibility" smil:to="visible"/>
                  <anim:transitionFilter smil:dur="0.5s" smil:targetElement="id62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targetElement="id6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4" smil:attributeName="visibility" smil:to="visible"/>
                  <anim:transitionFilter smil:dur="0.5s" smil:targetElement="id6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5" smil:attributeName="visibility" smil:to="visible"/>
                  <anim:transitionFilter smil:dur="0.5s" smil:targetElement="id6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6" smil:attributeName="visibility" smil:to="visible"/>
                  <anim:transitionFilter smil:dur="0.5s" smil:targetElement="id66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67" smil:attributeName="visibility" smil:to="visible"/>
                  <anim:transitionFilter smil:dur="0.5s" smil:targetElement="id67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68" smil:attributeName="visibility" smil:to="visible"/>
                  <anim:transitionFilter smil:dur="0.5s" smil:targetElement="id68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69" smil:attributeName="visibility" smil:to="visible"/>
                  <anim:transitionFilter smil:dur="0.5s" smil:targetElement="id69" smil:type="irisWipe" smil:subtype="rectangle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Algorithm – Failure Function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7"><text:span text:style-name="T56">1. </text:span><text:span text:style-name="T59">f</text:span><text:span text:style-name="T56">(1) = 0;</text:span></text:p>
              </text:list-item>
            </text:list>
            <text:list text:style-name="L3">
              <text:list-item>
                <text:p text:style-name="P17"><text:span text:style-name="T56">2. for </text:span><text:span text:style-name="T59">j </text:span><text:span text:style-name="T56">= 2 to </text:span><text:span text:style-name="T59">n </text:span><text:span text:style-name="T56">do</text:span></text:p>
              </text:list-item>
            </text:list>
            <text:list text:style-name="L3">
              <text:list-item>
                <text:p text:style-name="P18"><text:span text:style-name="T56">3. </text:span><text:span text:style-name="T56"><text:tab/></text:span><text:span text:style-name="T59">i </text:span><text:span text:style-name="T56">= </text:span><text:span text:style-name="T59">f</text:span><text:span text:style-name="T56">(</text:span><text:span text:style-name="T59">j − </text:span><text:span text:style-name="T56">1);</text:span></text:p>
              </text:list-item>
            </text:list>
            <text:list text:style-name="L3">
              <text:list-item>
                <text:p text:style-name="P18"><text:span text:style-name="T56">4. </text:span><text:span text:style-name="T56"><text:tab/></text:span><text:span text:style-name="T90">while </text:span><text:span text:style-name="T91">P</text:span><text:span text:style-name="T90">[</text:span><text:span text:style-name="T91">j</text:span><text:span text:style-name="T90">]</text:span><text:span text:style-name="T91"> </text:span><text:span text:style-name="T92">≠</text:span><text:span text:style-name="T90"> </text:span><text:span text:style-name="T91">P</text:span><text:span text:style-name="T90">[</text:span><text:span text:style-name="T91">i</text:span><text:span text:style-name="T90">+1] and </text:span><text:span text:style-name="T91">i &gt; </text:span><text:span text:style-name="T90">0 do</text:span></text:p>
              </text:list-item>
            </text:list>
            <text:list text:style-name="L3">
              <text:list-item>
                <text:p text:style-name="P18"><text:span text:style-name="T56">5.</text:span><text:span text:style-name="T90"> </text:span><text:span text:style-name="T90"><text:tab/></text:span><text:span text:style-name="T90"><text:tab/></text:span><text:span text:style-name="T91">i </text:span><text:span text:style-name="T90">= </text:span><text:span text:style-name="T91">f</text:span><text:span text:style-name="T90">(</text:span><text:span text:style-name="T91">i</text:span><text:span text:style-name="T90">);</text:span><text:span text:style-name="T90"><text:tab/></text:span><text:span text:style-name="T90"><text:tab/></text:span><text:span text:style-name="T90"> .... (X)</text:span><text:span text:style-name="T90"><text:tab/></text:span><text:span text:style-name="T93"><text:tab/></text:span></text:p>
              </text:list-item>
            </text:list>
            <text:list text:style-name="L3">
              <text:list-item>
                <text:p text:style-name="P18"><text:span text:style-name="T56">6. </text:span><text:span text:style-name="T56"><text:tab/></text:span><text:span text:style-name="T56">if </text:span><text:span text:style-name="T59">P</text:span><text:span text:style-name="T56">[</text:span><text:span text:style-name="T59">j</text:span><text:span text:style-name="T56">]</text:span><text:span text:style-name="T59"> </text:span><text:span text:style-name="T56">= </text:span><text:span text:style-name="T59">P</text:span><text:span text:style-name="T56">[</text:span><text:span text:style-name="T59">i</text:span><text:span text:style-name="T56">+1] then</text:span></text:p>
              </text:list-item>
            </text:list>
            <text:list text:style-name="L3">
              <text:list-item>
                <text:p text:style-name="P18"><text:span text:style-name="T56">7. </text:span><text:span text:style-name="T56"><text:tab/></text:span><text:span text:style-name="T56"><text:tab/></text:span><text:span text:style-name="T59">f</text:span><text:span text:style-name="T56">(</text:span><text:span text:style-name="T59">j</text:span><text:span text:style-name="T56">) = </text:span><text:span text:style-name="T59">i </text:span><text:span text:style-name="T56">+ 1;</text:span><text:span text:style-name="T56"><text:tab/></text:span><text:span text:style-name="T56"><text:tab/></text:span><text:span text:style-name="T56"> .... (Y) </text:span><text:span text:style-name="T56"><text:tab/></text:span></text:p>
              </text:list-item>
            </text:list>
            <text:list text:style-name="L3">
              <text:list-item>
                <text:p text:style-name="P18"><text:span text:style-name="T56">8. </text:span><text:span text:style-name="T56"><text:tab/></text:span><text:span text:style-name="T56">else</text:span></text:p>
              </text:list-item>
            </text:list>
            <text:list text:style-name="L3">
              <text:list-item>
                <text:p text:style-name="P18"><text:span text:style-name="T56">9. </text:span><text:span text:style-name="T56"><text:tab/></text:span><text:span text:style-name="T56"><text:tab/></text:span><text:span text:style-name="T59">f</text:span><text:span text:style-name="T56">(</text:span><text:span text:style-name="T59">j</text:span><text:span text:style-name="T56">) = 0;</text:span></text:p>
              </text:list-item>
            </text:list>
            <text:list text:style-name="L3">
              <text:list-item>
                <text:p text:style-name="P17"><text:span text:style-name="T56">10.end for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amortized time analysis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2">(Y) </text:span><text:span text:style-name="T8">i</text:span><text:span text:style-name="T2"> increases at most </text:span><text:span text:style-name="T8">m</text:span><text:span text:style-name="T2"> times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4"><text:span text:style-name="T2">(X) </text:span><text:span text:style-name="T8">i</text:span><text:span text:style-name="T2"> decreases at most </text:span><text:span text:style-name="T8">m</text:span><text:span text:style-name="T2"> time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otherwise </text:span><text:span text:style-name="T8">i</text:span><text:span text:style-name="T2"> &lt; 0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20">
              <text:list-item>
                <text:p text:style-name="P16"><text:span text:style-name="T74"></text:span><text:span text:style-name="T2"> </text:span><text:span text:style-name="T8">O</text:span><text:span text:style-name="T2">(</text:span><text:span text:style-name="T8">m</text:span><text:span text:style-name="T2">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Conclusion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2">Failure Function (preprocessing)</text:span><text:span text:style-name="T2">： </text:span><text:span text:style-name="T8">O</text:span><text:span text:style-name="T2">(</text:span><text:span text:style-name="T8">m</text:span><text:span text:style-name="T2">)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4"><text:span text:style-name="T2">KMP (String matching)</text:span><text:span text:style-name="T2">：</text:span><text:span text:style-name="T8">O</text:span><text:span text:style-name="T2">(</text:span><text:span text:style-name="T8">n</text:span><text:span text:style-name="T2">)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20">
              <text:list-item>
                <text:p text:style-name="P16"><text:span text:style-name="T74"></text:span><text:span text:style-name="T2"> </text:span><text:span text:style-name="T2">Total: </text:span><text:span text:style-name="T8">O</text:span><text:span text:style-name="T2">(</text:span><text:span text:style-name="T8">n</text:span><text:span text:style-name="T2">)</text:span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350 350" svg:d="m175 0 175 350-175-140-175 14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210 210" svg:d="m105 0 105 210h-210z"/>
    <draw:marker draw:name="Arrowheads_20_6" draw:display-name="Arrowheads 6" svg:viewBox="0 0 210 210" svg:d="m105 0 105 210h-210z"/>
    <draw:marker draw:name="Arrowheads_20_7" draw:display-name="Arrowheads 7" svg:viewBox="0 0 210 210" svg:d="m105 0 105 210h-210z"/>
    <draw:marker draw:name="Arrowheads_20_8" draw:display-name="Arrowheads 8" svg:viewBox="0 0 210 210" svg:d="m105 0 105 210h-210z"/>
    <draw:marker draw:name="Arrowheads_20_9" draw:display-name="Arrowheads 9" svg:viewBox="0 0 350 350" svg:d="m175 0 175 350-175-140-175 140z"/>
    <draw:marker draw:name="msArrowEnd_20_5" draw:display-name="msArrowEnd 5" svg:viewBox="0 0 318 318" svg:d="m159 0 159 318h-318z"/>
    <draw:marker draw:name="msArrowStealthEnd_20_5" draw:display-name="msArrowStealthEnd 5" svg:viewBox="0 0 237 237" svg:d="m119 0 118 237-118-95-119 95z"/>
    <draw:marker draw:name="msArrowStealthEnd_20_9" draw:display-name="msArrowStealthEnd 9" svg:viewBox="0 0 530 530" svg:d="m265 0 265 530-265-212-265 212z"/>
    <draw:stroke-dash draw:name="Dash_20_2" draw:display-name="Dash 2" draw:style="rect" draw:dots1="1" draw:dots1-length="0.105cm" draw:distance="0.105cm"/>
    <draw:stroke-dash draw:name="Dash_20_3" draw:display-name="Dash 3" draw:style="rect" draw:dots2="1" draw:dots2-length="0.105cm" draw:distance="0.079cm"/>
    <draw:stroke-dash draw:name="Dash_20_4" draw:display-name="Dash 4" draw:style="round" draw:dots1="1" draw:dots1-length="0.052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MingLiU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新細明體" style:font-family-generic-asian="roman" style:font-pitch-asian="variable" style:font-size-asian="44pt" style:font-style-asian="normal" style:font-weight-asian="normal" style:font-family-complex="新細明體" style:font-family-generic-complex="roman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新細明體" style:font-family-generic-asian="roman" style:font-pitch-asian="variable" style:font-size-asian="32pt" style:font-style-asian="normal" style:font-weight-asian="normal" style:font-family-complex="新細明體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新細明體" style:font-family-generic-asian="roman" style:font-pitch-asian="variable" style:font-size-asian="32pt" style:font-style-asian="normal" style:font-weight-asian="normal" style:font-family-complex="新細明體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新細明體" style:font-family-generic-asian="roman" style:font-pitch-asian="variable" style:font-size-asian="28pt" style:font-style-asian="normal" style:font-weight-asian="normal" style:font-family-complex="新細明體" style:font-family-generic-complex="roman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margin-left="0cm" fo:margin-right="0cm" fo:line-height="100%" text:enable-numbering="false" fo:text-indent="0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/>
    </style:style>
    <style:style style:name="P6" style:family="paragraph">
      <style:paragraph-properties fo:margin-left="0cm" fo:margin-right="0cm" fo:line-height="100%" fo:text-align="center" text:enable-numbering="false" fo:text-indent="0cm" style:writing-mode="lr-tb"/>
    </style:style>
    <style:style style:name="P7" style:family="paragraph">
      <style:paragraph-properties fo:margin-left="0cm" fo:margin-right="0cm" fo:line-height="100%" fo:text-align="end" text:enable-numbering="false" fo:text-indent="0cm"/>
    </style:style>
    <style:style style:name="P8" style:family="paragraph">
      <style:paragraph-properties fo:margin-left="0cm" fo:margin-right="0cm" fo:line-height="100%" fo:text-align="end" text:enable-numbering="false" fo:text-indent="0cm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text:enable-numbering="false" fo:text-indent="0cm"/>
    </style:style>
    <style:style style:name="P11" style:family="paragraph">
      <style:paragraph-properties fo:margin-left="0cm" fo:margin-right="0cm" text:enable-numbering="false" fo:text-indent="0cm" style:writing-mode="lr-tb"/>
    </style:style>
    <style:style style:name="P12" style:family="paragraph">
      <style:paragraph-properties fo:margin-left="0cm" fo:margin-right="0cm" fo:text-align="end" text:enable-numbering="false" fo:text-indent="0cm"/>
    </style:style>
    <style:style style:name="P13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family="'Times New Roman'" style:font-family-generic="roman" style:font-pitch="variable" fo:font-size="14pt" fo:language="en" fo:country="US" style:font-size-asian="14pt" style:language-asian="zh" style:country-asian="TW" style:font-size-complex="14pt"/>
    </style:style>
    <style:style style:name="T2" style:family="text">
      <style:text-properties fo:font-size="12pt" fo:language="en" fo:country="US" style:font-size-asian="12pt" style:language-asian="zh" style:country-asian="TW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ber&gt;</text:page-number></text:span></text:p>
        </draw:text-box>
      </draw:frame>
      <presentation:notes style:page-layout-name="PM0">
        <draw:rect draw:style-name="gr3" draw:text-style-name="P9" draw:layer="backgroundobjects" svg:width="19.05cm" svg:height="25.4cm" svg:x="0cm" svg:y="0cm">
          <text:p/>
        </draw:rect>
        <draw:frame presentation:style-name="pr4" draw:text-style-name="P11" draw:layer="backgroundobjects" svg:width="8.255cm" svg:height="1.271cm" svg:x="-0.001cm" svg:y="0cm" presentation:class="header">
          <draw:text-box>
            <text:p text:style-name="P10"><text:span text:style-name="T2"><presentation:header/></text:span></text:p>
          </draw:text-box>
        </draw:frame>
        <draw:frame presentation:style-name="pr4" draw:text-style-name="P13" draw:layer="backgroundobjects" svg:width="8.255cm" svg:height="1.271cm" svg:x="10.79cm" svg:y="0cm" presentation:class="date-time">
          <draw:text-box>
            <text:p text:style-name="P12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5" draw:text-style-name="P11" draw:layer="backgroundobjects" svg:width="8.255cm" svg:height="1.271cm" svg:x="-0.001cm" svg:y="24.125cm" presentation:class="footer">
          <draw:text-box>
            <text:p text:style-name="P10"><text:span text:style-name="T2"><presentation:footer/></text:span></text:p>
          </draw:text-box>
        </draw:frame>
        <draw:frame presentation:style-name="pr5" draw:text-style-name="P13" draw:layer="backgroundobjects" svg:width="8.255cm" svg:height="1.271cm" svg:x="10.79cm" svg:y="24.125cm" presentation:class="page-number">
          <draw:text-box>
            <text:p text:style-name="P12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dc:title>Knuth-Morris-Pratt (KMP)</dc:title>
    <meta:initial-creator>Tevin</meta:initial-creator>
    <meta:creation-date>2006-06-01T14:56:04</meta:creation-date>
    <dc:creator>Tevin</dc:creator>
    <dc:date>2007-05-14T22:52:39</dc:date>
    <meta:print-date>2007-07-03T22:54:54</meta:print-date>
    <dc:language>en-US</dc:language>
    <meta:editing-cycles>39</meta:editing-cycles>
    <meta:editing-duration>PT9H32M14S</meta:editing-duration>
    <meta:user-defined meta:name="Info 1"/>
    <meta:user-defined meta:name="Info 2"/>
    <meta:user-defined meta:name="Info 3"/>
    <meta:user-defined meta:name="Info 4"/>
    <meta:document-statistic meta:object-count="1134"/>
  </office:meta>
</office:document-meta>
</file>